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7285in" fo:margin-left="0.1965in" fo:margin-right="0in" table:align="margins"/>
    </style:style>
    <style:style style:name="Table1.A" style:family="table-column">
      <style:table-column-properties style:column-width="3.2639in" style:rel-column-width="4700*"/>
    </style:style>
    <style:style style:name="Table1.B" style:family="table-column">
      <style:table-column-properties style:column-width="3.4646in" style:rel-column-width="4989*"/>
    </style:style>
    <style:style style:name="Table1.A1" style:family="table-cell">
      <style:table-cell-properties fo:padding="0in" fo:border="none" style:writing-mode="page"/>
    </style:style>
    <style:style style:name="Table1.280" style:family="table-row">
      <style:table-row-properties style:min-row-height="0.2375in"/>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f77d"/>
    </style:style>
    <style:style style:name="P3" style:family="paragraph" style:parent-style-name="Table_20_Contents">
      <style:text-properties officeooo:paragraph-rsid="000ff77d"/>
    </style:style>
    <style:style style:name="P4" style:family="paragraph" style:parent-style-name="Standard">
      <style:text-properties officeooo:paragraph-rsid="001503e1"/>
    </style:style>
    <style:style style:name="P5" style:family="paragraph" style:parent-style-name="Table_20_Contents">
      <style:text-properties officeooo:paragraph-rsid="001503e1"/>
    </style:style>
    <style:style style:name="P6" style:family="paragraph" style:parent-style-name="Standard">
      <style:text-properties officeooo:paragraph-rsid="00153887"/>
    </style:style>
    <style:style style:name="P7" style:family="paragraph" style:parent-style-name="Table_20_Contents">
      <style:text-properties officeooo:paragraph-rsid="00153887"/>
    </style:style>
    <style:style style:name="P8" style:family="paragraph" style:parent-style-name="Standard">
      <style:text-properties officeooo:paragraph-rsid="0015f45b"/>
    </style:style>
    <style:style style:name="P9" style:family="paragraph" style:parent-style-name="Table_20_Contents">
      <style:text-properties officeooo:paragraph-rsid="0015f45b"/>
    </style:style>
    <style:style style:name="P10" style:family="paragraph" style:parent-style-name="Standard">
      <style:text-properties officeooo:paragraph-rsid="00165e6c"/>
    </style:style>
    <style:style style:name="P11" style:family="paragraph" style:parent-style-name="Table_20_Contents">
      <style:text-properties officeooo:paragraph-rsid="00165e6c"/>
    </style:style>
    <style:style style:name="P12" style:family="paragraph" style:parent-style-name="Standard">
      <style:text-properties officeooo:paragraph-rsid="001db7ed"/>
    </style:style>
    <style:style style:name="P13" style:family="paragraph" style:parent-style-name="Table_20_Contents">
      <style:text-properties officeooo:paragraph-rsid="001db7ed"/>
    </style:style>
    <style:style style:name="P14" style:family="paragraph" style:parent-style-name="Standard">
      <style:text-properties officeooo:paragraph-rsid="001f5dcf"/>
    </style:style>
    <style:style style:name="P15" style:family="paragraph" style:parent-style-name="Table_20_Contents">
      <style:text-properties officeooo:paragraph-rsid="001f5dcf"/>
    </style:style>
    <style:style style:name="P16" style:family="paragraph" style:parent-style-name="Standard">
      <style:text-properties officeooo:paragraph-rsid="00204e78"/>
    </style:style>
    <style:style style:name="P17" style:family="paragraph" style:parent-style-name="Table_20_Contents">
      <style:text-properties officeooo:paragraph-rsid="00204e78"/>
    </style:style>
    <style:style style:name="P18" style:family="paragraph" style:parent-style-name="Standard">
      <style:text-properties officeooo:paragraph-rsid="002116a0"/>
    </style:style>
    <style:style style:name="P19" style:family="paragraph" style:parent-style-name="Table_20_Contents">
      <style:text-properties officeooo:paragraph-rsid="002116a0"/>
    </style:style>
    <style:style style:name="P20" style:family="paragraph" style:parent-style-name="Standard">
      <style:text-properties officeooo:paragraph-rsid="0021ac4f"/>
    </style:style>
    <style:style style:name="P21" style:family="paragraph" style:parent-style-name="Table_20_Contents">
      <style:text-properties officeooo:paragraph-rsid="0021ac4f"/>
    </style:style>
    <style:style style:name="P22" style:family="paragraph" style:parent-style-name="Standard">
      <style:text-properties officeooo:paragraph-rsid="0022ca9f"/>
    </style:style>
    <style:style style:name="P23" style:family="paragraph" style:parent-style-name="Table_20_Contents">
      <style:text-properties officeooo:paragraph-rsid="0022ca9f"/>
    </style:style>
    <style:style style:name="P24" style:family="paragraph" style:parent-style-name="Standard">
      <style:text-properties officeooo:paragraph-rsid="00246137"/>
    </style:style>
    <style:style style:name="P25" style:family="paragraph" style:parent-style-name="Table_20_Contents">
      <style:text-properties officeooo:paragraph-rsid="00246137"/>
    </style:style>
    <style:style style:name="P26" style:family="paragraph" style:parent-style-name="Standard">
      <style:text-properties officeooo:paragraph-rsid="0025a5f3"/>
    </style:style>
    <style:style style:name="P27" style:family="paragraph" style:parent-style-name="Table_20_Contents">
      <style:text-properties officeooo:paragraph-rsid="0025a5f3"/>
    </style:style>
    <style:style style:name="P28" style:family="paragraph" style:parent-style-name="Standard">
      <style:text-properties officeooo:paragraph-rsid="0026eb50"/>
    </style:style>
    <style:style style:name="P29" style:family="paragraph" style:parent-style-name="Table_20_Contents">
      <style:text-properties officeooo:paragraph-rsid="0026eb50"/>
    </style:style>
    <style:style style:name="P30" style:family="paragraph" style:parent-style-name="Table_20_Contents">
      <style:text-properties fo:color="#c9211e" loext:opacity="100%" fo:font-weight="bold" officeooo:paragraph-rsid="000e5f99" style:font-weight-asian="bold" style:font-weight-complex="bold"/>
    </style:style>
    <style:style style:name="P31" style:family="paragraph" style:parent-style-name="Table_20_Contents">
      <style:text-properties officeooo:rsid="00122116" officeooo:paragraph-rsid="00122116"/>
    </style:style>
    <style:style style:name="P32" style:family="paragraph" style:parent-style-name="Table_20_Contents">
      <style:text-properties officeooo:paragraph-rsid="00122116"/>
    </style:style>
    <style:style style:name="P33" style:family="paragraph" style:parent-style-name="Table_20_Contents">
      <style:text-properties officeooo:paragraph-rsid="0013fe37"/>
    </style:style>
    <style:style style:name="P34" style:family="paragraph" style:parent-style-name="Table_20_Contents">
      <style:text-properties officeooo:paragraph-rsid="0014b6d7"/>
    </style:style>
    <style:style style:name="P35" style:family="paragraph" style:parent-style-name="Table_20_Contents">
      <style:text-properties officeooo:paragraph-rsid="001806b5"/>
    </style:style>
    <style:style style:name="P36" style:family="paragraph" style:parent-style-name="Table_20_Contents">
      <style:text-properties officeooo:paragraph-rsid="001855f4"/>
    </style:style>
    <style:style style:name="P37" style:family="paragraph" style:parent-style-name="Table_20_Contents">
      <style:text-properties officeooo:rsid="00165e6c" officeooo:paragraph-rsid="00165e6c"/>
    </style:style>
    <style:style style:name="P38" style:family="paragraph" style:parent-style-name="Table_20_Contents">
      <style:text-properties officeooo:paragraph-rsid="001a1cd1"/>
    </style:style>
    <style:style style:name="P39" style:family="paragraph" style:parent-style-name="Table_20_Contents">
      <style:text-properties officeooo:paragraph-rsid="001b84a4"/>
    </style:style>
    <style:style style:name="P40" style:family="paragraph" style:parent-style-name="Table_20_Contents">
      <style:text-properties officeooo:paragraph-rsid="001da339"/>
    </style:style>
    <style:style style:name="P41" style:family="paragraph" style:parent-style-name="Table_20_Contents">
      <style:text-properties officeooo:rsid="001f5dcf" officeooo:paragraph-rsid="001f5dcf"/>
    </style:style>
    <style:style style:name="P42" style:family="paragraph" style:parent-style-name="Table_20_Contents">
      <style:text-properties officeooo:paragraph-rsid="0022c242"/>
    </style:style>
    <style:style style:name="P43" style:family="paragraph" style:parent-style-name="Table_20_Contents">
      <style:text-properties officeooo:paragraph-rsid="00284243"/>
    </style:style>
    <style:style style:name="P44" style:family="paragraph" style:parent-style-name="Table_20_Contents">
      <style:text-properties officeooo:paragraph-rsid="0028c72d"/>
    </style:style>
    <style:style style:name="P45" style:family="paragraph" style:parent-style-name="Table_20_Contents">
      <style:text-properties officeooo:paragraph-rsid="002a5ca8"/>
    </style:style>
    <style:style style:name="P46" style:family="paragraph" style:parent-style-name="Table_20_Contents">
      <style:text-properties officeooo:paragraph-rsid="002c5a2c"/>
    </style:style>
    <style:style style:name="P47" style:family="paragraph" style:parent-style-name="Standard">
      <style:text-properties officeooo:paragraph-rsid="00309ab3"/>
    </style:style>
    <style:style style:name="P48" style:family="paragraph" style:parent-style-name="Table_20_Contents">
      <style:text-properties officeooo:paragraph-rsid="00309ab3"/>
    </style:style>
    <style:style style:name="P49" style:family="paragraph" style:parent-style-name="Standard">
      <style:text-properties officeooo:paragraph-rsid="00313535"/>
    </style:style>
    <style:style style:name="P50" style:family="paragraph" style:parent-style-name="Table_20_Contents">
      <style:text-properties officeooo:paragraph-rsid="00313535"/>
    </style:style>
    <style:style style:name="P51" style:family="paragraph" style:parent-style-name="Standard">
      <style:text-properties officeooo:paragraph-rsid="0031c96a"/>
    </style:style>
    <style:style style:name="P52" style:family="paragraph" style:parent-style-name="Table_20_Contents">
      <style:text-properties officeooo:paragraph-rsid="0031c96a"/>
    </style:style>
    <style:style style:name="P53" style:family="paragraph" style:parent-style-name="Standard">
      <style:text-properties officeooo:paragraph-rsid="0031f033"/>
    </style:style>
    <style:style style:name="P54" style:family="paragraph" style:parent-style-name="Table_20_Contents">
      <style:text-properties officeooo:paragraph-rsid="0031f033"/>
    </style:style>
    <style:style style:name="P55" style:family="paragraph" style:parent-style-name="Standard">
      <style:text-properties officeooo:paragraph-rsid="003323e7"/>
    </style:style>
    <style:style style:name="P56" style:family="paragraph" style:parent-style-name="Table_20_Contents">
      <style:text-properties officeooo:paragraph-rsid="003323e7"/>
    </style:style>
    <style:style style:name="P57" style:family="paragraph" style:parent-style-name="Table_20_Contents">
      <style:text-properties officeooo:rsid="0021ac4f" officeooo:paragraph-rsid="0021ac4f"/>
    </style:style>
    <style:style style:name="P58" style:family="paragraph" style:parent-style-name="Table_20_Contents">
      <style:text-properties officeooo:rsid="0022c242" officeooo:paragraph-rsid="0022c242"/>
    </style:style>
    <style:style style:name="P59" style:family="paragraph" style:parent-style-name="Table_20_Contents">
      <style:text-properties officeooo:rsid="0022ca9f" officeooo:paragraph-rsid="0022ca9f"/>
    </style:style>
    <style:style style:name="P60" style:family="paragraph" style:parent-style-name="Table_20_Contents">
      <style:text-properties officeooo:paragraph-rsid="002ebc33"/>
    </style:style>
    <style:style style:name="P61" style:family="paragraph" style:parent-style-name="Table_20_Contents">
      <style:text-properties officeooo:paragraph-rsid="00302540"/>
    </style:style>
    <style:style style:name="P62" style:family="paragraph" style:parent-style-name="Table_20_Contents">
      <style:text-properties officeooo:paragraph-rsid="003372e5"/>
    </style:style>
    <style:style style:name="P63" style:family="paragraph" style:parent-style-name="Table_20_Contents">
      <style:text-properties officeooo:paragraph-rsid="0034f01f"/>
    </style:style>
    <style:style style:name="P64" style:family="paragraph" style:parent-style-name="Table_20_Contents">
      <style:text-properties officeooo:paragraph-rsid="0036eb7f"/>
    </style:style>
    <style:style style:name="P65" style:family="paragraph" style:parent-style-name="Standard">
      <style:text-properties officeooo:paragraph-rsid="00405004"/>
    </style:style>
    <style:style style:name="P66" style:family="paragraph" style:parent-style-name="Table_20_Contents">
      <style:text-properties officeooo:rsid="002ebc33" officeooo:paragraph-rsid="002ebc33"/>
    </style:style>
    <style:style style:name="P67" style:family="paragraph" style:parent-style-name="Table_20_Contents">
      <style:text-properties officeooo:rsid="003323e7" officeooo:paragraph-rsid="003323e7"/>
    </style:style>
    <style:style style:name="P68" style:family="paragraph" style:parent-style-name="Table_20_Contents">
      <style:text-properties officeooo:paragraph-rsid="0038b4a9"/>
    </style:style>
    <style:style style:name="P69" style:family="paragraph" style:parent-style-name="Table_20_Contents">
      <style:text-properties officeooo:paragraph-rsid="00397a7d"/>
    </style:style>
    <style:style style:name="P70" style:family="paragraph" style:parent-style-name="Table_20_Contents">
      <style:text-properties officeooo:paragraph-rsid="0039d149"/>
    </style:style>
    <style:style style:name="P71" style:family="paragraph" style:parent-style-name="Table_20_Contents">
      <style:text-properties officeooo:paragraph-rsid="0039d413"/>
    </style:style>
    <style:style style:name="P72" style:family="paragraph" style:parent-style-name="Table_20_Contents">
      <style:text-properties officeooo:paragraph-rsid="003ae778"/>
    </style:style>
    <style:style style:name="P73" style:family="paragraph" style:parent-style-name="Table_20_Contents">
      <style:text-properties officeooo:paragraph-rsid="003b2376"/>
    </style:style>
    <style:style style:name="P74" style:family="paragraph" style:parent-style-name="Table_20_Contents">
      <style:text-properties officeooo:paragraph-rsid="003b40e5"/>
    </style:style>
    <style:style style:name="P75" style:family="paragraph" style:parent-style-name="Table_20_Contents">
      <style:text-properties officeooo:paragraph-rsid="003cfbbf"/>
    </style:style>
    <style:style style:name="P76" style:family="paragraph" style:parent-style-name="Table_20_Contents">
      <style:text-properties officeooo:paragraph-rsid="00405004"/>
    </style:style>
    <style:style style:name="T1" style:family="text">
      <style:text-properties officeooo:rsid="000e5f99"/>
    </style:style>
    <style:style style:name="T2" style:family="text">
      <style:text-properties officeooo:rsid="000f5103"/>
    </style:style>
    <style:style style:name="T3" style:family="text">
      <style:text-properties officeooo:rsid="000ff77d"/>
    </style:style>
    <style:style style:name="T4" style:family="text">
      <style:text-properties officeooo:rsid="0011f345"/>
    </style:style>
    <style:style style:name="T5" style:family="text">
      <style:text-properties officeooo:rsid="00122116"/>
    </style:style>
    <style:style style:name="T6" style:family="text">
      <style:text-properties officeooo:rsid="0013fe37"/>
    </style:style>
    <style:style style:name="T7" style:family="text">
      <style:text-properties officeooo:rsid="0014b6d7"/>
    </style:style>
    <style:style style:name="T8" style:family="text">
      <style:text-properties officeooo:rsid="001503e1"/>
    </style:style>
    <style:style style:name="T9" style:family="text">
      <style:text-properties officeooo:rsid="00153887"/>
    </style:style>
    <style:style style:name="T10" style:family="text">
      <style:text-properties officeooo:rsid="0015f45b"/>
    </style:style>
    <style:style style:name="T11" style:family="text">
      <style:text-properties officeooo:rsid="00165e6c"/>
    </style:style>
    <style:style style:name="T12" style:family="text">
      <style:text-properties officeooo:rsid="001806b5"/>
    </style:style>
    <style:style style:name="T13" style:family="text">
      <style:text-properties officeooo:rsid="001855f4"/>
    </style:style>
    <style:style style:name="T14" style:family="text">
      <style:text-properties officeooo:rsid="001a1cd1"/>
    </style:style>
    <style:style style:name="T15" style:family="text">
      <style:text-properties officeooo:rsid="001b84a4"/>
    </style:style>
    <style:style style:name="T16" style:family="text">
      <style:text-properties officeooo:rsid="001d1b56"/>
    </style:style>
    <style:style style:name="T17" style:family="text">
      <style:text-properties officeooo:rsid="001da339"/>
    </style:style>
    <style:style style:name="T18" style:family="text">
      <style:text-properties officeooo:rsid="001db7ed"/>
    </style:style>
    <style:style style:name="T19" style:family="text">
      <style:text-properties officeooo:rsid="001f5dcf"/>
    </style:style>
    <style:style style:name="T20" style:family="text">
      <style:text-properties officeooo:rsid="00204e78"/>
    </style:style>
    <style:style style:name="T21" style:family="text">
      <style:text-properties officeooo:rsid="002116a0"/>
    </style:style>
    <style:style style:name="T22" style:family="text">
      <style:text-properties officeooo:rsid="0021ac4f"/>
    </style:style>
    <style:style style:name="T23" style:family="text">
      <style:text-properties officeooo:rsid="0022c242"/>
    </style:style>
    <style:style style:name="T24" style:family="text">
      <style:text-properties officeooo:rsid="0022ca9f"/>
    </style:style>
    <style:style style:name="T25" style:family="text">
      <style:text-properties officeooo:rsid="00246137"/>
    </style:style>
    <style:style style:name="T26" style:family="text">
      <style:text-properties officeooo:rsid="0025a5f3"/>
    </style:style>
    <style:style style:name="T27" style:family="text">
      <style:text-properties officeooo:rsid="0026eb50"/>
    </style:style>
    <style:style style:name="T28" style:family="text">
      <style:text-properties officeooo:rsid="00284243"/>
    </style:style>
    <style:style style:name="T29" style:family="text">
      <style:text-properties officeooo:rsid="0028c72d"/>
    </style:style>
    <style:style style:name="T30" style:family="text">
      <style:text-properties officeooo:rsid="002a5ca8"/>
    </style:style>
    <style:style style:name="T31" style:family="text">
      <style:text-properties officeooo:rsid="002ebc33"/>
    </style:style>
    <style:style style:name="T32" style:family="text">
      <style:text-properties officeooo:rsid="00302540"/>
    </style:style>
    <style:style style:name="T33" style:family="text">
      <style:text-properties officeooo:rsid="00309ab3"/>
    </style:style>
    <style:style style:name="T34" style:family="text">
      <style:text-properties officeooo:rsid="00313535"/>
    </style:style>
    <style:style style:name="T35" style:family="text">
      <style:text-properties officeooo:rsid="0031c96a"/>
    </style:style>
    <style:style style:name="T36" style:family="text">
      <style:text-properties officeooo:rsid="0031f033"/>
    </style:style>
    <style:style style:name="T37" style:family="text">
      <style:text-properties officeooo:rsid="003323e7"/>
    </style:style>
    <style:style style:name="T38" style:family="text">
      <style:text-properties officeooo:rsid="003372e5"/>
    </style:style>
    <style:style style:name="T39" style:family="text">
      <style:text-properties officeooo:rsid="0036eb7f"/>
    </style:style>
    <style:style style:name="T40" style:family="text">
      <style:text-properties fo:language="el" fo:country="GR"/>
    </style:style>
    <style:style style:name="T41" style:family="text">
      <style:text-properties fo:language="el" fo:country="GR" officeooo:rsid="0038b4a9"/>
    </style:style>
    <style:style style:name="T42" style:family="text">
      <style:text-properties fo:language="el" fo:country="GR" officeooo:rsid="00397a7d"/>
    </style:style>
    <style:style style:name="T43" style:family="text">
      <style:text-properties fo:language="el" fo:country="GR" officeooo:rsid="0039d149"/>
    </style:style>
    <style:style style:name="T44" style:family="text">
      <style:text-properties fo:language="el" fo:country="GR" officeooo:rsid="0039d413"/>
    </style:style>
    <style:style style:name="T45" style:family="text">
      <style:text-properties fo:language="el" fo:country="GR" officeooo:rsid="003ae778"/>
    </style:style>
    <style:style style:name="T46" style:family="text">
      <style:text-properties fo:language="el" fo:country="GR" officeooo:rsid="003b2376"/>
    </style:style>
    <style:style style:name="T47" style:family="text">
      <style:text-properties fo:language="el" fo:country="GR" officeooo:rsid="003cfbbf"/>
    </style:style>
    <style:style style:name="T48" style:family="text">
      <style:text-properties fo:language="el" fo:country="GR" officeooo:rsid="00405004"/>
    </style:style>
    <style:style style:name="T49" style:family="text">
      <style:text-properties fo:language="en" fo:country="US" officeooo:rsid="0039d4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1">ΚΕΦΑΛΑΙΟΝ ΕΚΚΑΙΔΕΚΑ</text:p>
            <text:p text:style-name="P31">ΔΙΑ ΤΗΣ ΕΠΙΡΡΑΚΤΗΣ ΘΥΡΑΣ</text:p>
          </table:table-cell>
          <table:table-cell table:style-name="Table1.A1" office:value-type="string">
            <text:p text:style-name="P30">CHAPTER SIXTEEN</text:p>
            <text:p text:style-name="P30">THROUGH THE TRAPDOOR</text:p>
          </table:table-cell>
        </table:table-row>
        <table:table-row>
          <table:table-cell table:style-name="Table1.A1" office:value-type="string">
            <text:p text:style-name="P3"><text:span text:style-name="T3">Ἅ</text:span>ρειος δὲ πολλοῖς ὕστερον <text:span text:style-name="T3">ἔ</text:span>τεσιν ἐνθυμούμενος ο<text:span text:style-name="T31">ὐ</text:span>κ εἶχε μνήμην<text:span text:style-name="T2"> </text:span>ἀκριβῶς τὴν παλαιὰν<text:span text:style-name="T2"> </text:span>ἀναμετρῆσαι ὅπως ἄρ’ ὑπέμεινε δοκιμαζόμενος, ὅς γε μικροῦ ἐδεήσεν ἀεὶ τηρεῖν τὸν Φολιδομορτὸν ε<text:span text:style-name="T3">ἰ</text:span>ς τὸ<text:span text:style-name="T2"> </text:span>δωμάτιον ε<text:span text:style-name="T3">ἰ</text:span>σπηδήσοντα.</text:p>
          </table:table-cell>
          <table:table-cell table:style-name="Table1.A1" office:value-type="string">
            <text:p text:style-name="P3">In years to come, Harry would never quite remember how he had managed to get through his exams when he half expected Voldemort to come bursting through the door at any moment.</text:p>
          </table:table-cell>
        </table:table-row>
        <table:table-row>
          <table:table-cell table:style-name="Table1.A1" office:value-type="string">
            <text:p text:style-name="P2">χρόνου τοίνυν προβαίνοντος δῆλον ἦν ὅτι</text:p>
            <text:p text:style-name="P3">ὁ Οὐλόθριξ ζῶν καί ἔμψυχος <text:span text:style-name="T3">ἔ</text:span>τι ἐφύλαττε τὰ ὄπισθεν τῆς θύρας<text:span text:style-name="T2"> </text:span>τῆς συγκεκλῃμένης.</text:p>
          </table:table-cell>
          <table:table-cell table:style-name="Table1.A1" office:value-type="string">
            <text:p text:style-name="P3">Yet the days crept by, and there could be no doubt that Fluffy was still alive and well behind the locked door.</text:p>
          </table:table-cell>
        </table:table-row>
        <table:table-row>
          <table:table-cell table:style-name="Table1.A1" office:value-type="string">
            <text:p text:style-name="P3">καὶ τῇ θέρμῃ ἄλλοθί τε ἐπνίγοντο καὶ ἐν τῷ μεγάλῳ δωματίῳ<text:span text:style-name="T2"> </text:span>παρόντες οὖ τοῖς γραπτέοις τοῖς τῆς δοκιμασίας ἐπόνουν.</text:p>
          </table:table-cell>
          <table:table-cell table:style-name="Table1.A1" office:value-type="string">
            <text:p text:style-name="P3">It was sweltering hot, especially in the large classroom where they did their written papers. </text:p>
          </table:table-cell>
        </table:table-row>
        <table:table-row>
          <table:table-cell table:style-name="Table1.A1" office:value-type="string">
            <text:p text:style-name="P3">γραφίδας δ ’<text:span text:style-name="T2"> </text:span>ἔλαβον δοκιμαζόμενοι νέας τε καὶ διαφόρους τοῖς συνήθεσιν ὡς<text:span text:style-name="T2"> </text:span>φαρμάκοις μεμαγευμένας ἐπὶ τὸ μὴ φενακίζειν.<text:span text:style-name="T2"> <text:s/></text:span></text:p>
          </table:table-cell>
          <table:table-cell table:style-name="Table1.A1" office:value-type="string">
            <text:p text:style-name="P3">They had been given special, new quills for the exams, which had been bewitched with an AntiCheating spell.</text:p>
          </table:table-cell>
        </table:table-row>
        <table:table-row>
          <table:table-cell table:style-name="Table1.A1" office:value-type="string">
            <text:p text:style-name="P32">ἐδοκιμάσθησαν δέ καί περὶ τὰ πρακτικά.</text:p>
          </table:table-cell>
          <table:table-cell table:style-name="Table1.A1" office:value-type="string">
            <text:p text:style-name="P32">They had practical exams as well.</text:p>
          </table:table-cell>
        </table:table-row>
        <table:table-row>
          <table:table-cell table:style-name="Table1.A1" office:value-type="string">
            <text:p text:style-name="P32">ὁ μὲν γὰρ Φηλητικὸς<text:span text:style-name="T2"> </text:span>καθ’ ἕκαστον παρεκάλεσεν αὐτοὺς εἷς τὸ δωμάτιον εἷ δυνηθεῖεν<text:span text:style-name="T2"> </text:span>πρᾶξαι ὥστ’ ἀνανάν ἐπὶ βάθρῳ κορδακίσαι.</text:p>
          </table:table-cell>
          <table:table-cell table:style-name="Table1.A1" office:value-type="string">
            <text:p text:style-name="P32">Professor Flitwick called them one by one into his class to see if they could make a pineapple tapdance across a desk.</text:p>
          </table:table-cell>
        </table:table-row>
        <table:table-row>
          <table:table-cell table:style-name="Table1.A1" office:value-type="string">
            <text:p text:style-name="P32">ἡ δέ Μαγονωγαλέα<text:span text:style-name="T2"> </text:span>ἐθεώρησεν αὐτοὺς μεταβάλλοντας μῦν ε<text:span text:style-name="T5">ἰ</text:span>ς ταμβακοθήκην· τίμια δ’<text:span text:style-name="T2"> </text:span>ἔδωκε μὲν τοῖς μαθηταῖς καθ’ ὅσον ὡραῖον ἔπραξαν τὸ κιβώτιον,<text:span text:style-name="T3"> </text:span>ἀφείλετο δέ εἰ ἐτριχοῦτό τι.</text:p>
          </table:table-cell>
          <table:table-cell table:style-name="Table1.A1" office:value-type="string">
            <text:p text:style-name="P32">Professor McGonagall watched them turn a mouse into a snuffbox -- points were given for how pretty the snuffbox was, but taken away if it had whiskers.</text:p>
          </table:table-cell>
        </table:table-row>
        <table:table-row>
          <table:table-cell table:style-name="Table1.A1" office:value-type="string">
            <text:p text:style-name="P32">ὁ δ’ αὖ Σίναπυς περιφόβους ἐποίησεν<text:span text:style-name="T2"> </text:span>ἅπαντας ἐπιχειροῦντας ἐπικρεμαμένου αὐτοῦ μνησθῆναι ᾧ τρόπῳ<text:span text:style-name="T3"> </text:span>φάρμακον ληθαῖον δεῖ παρέχειν.</text:p>
          </table:table-cell>
          <table:table-cell table:style-name="Table1.A1" office:value-type="string">
            <text:p text:style-name="P32">Snape made them all nervous, breathing down their necks while they tried to remember how to make a Forgetfulness potion.</text:p>
          </table:table-cell>
        </table:table-row>
        <table:table-row>
          <table:table-cell table:style-name="Table1.A1" office:value-type="string">
            <text:p text:style-name="P32">ὁ δ’ οὖν <text:span text:style-name="T5">Ἅ</text:span>ρειος ἐφ’ ὅσον ἐνεδέχετο τᾶριστα ἐποίει ὡς ἀμελῶν τῆς<text:span text:style-name="T3"> </text:span>ἐν μετώπῳ ἀλγηδόνος καίπερ πράγματα<text:span text:style-name="T2"> </text:span>παρεχούσης αὐτῷ ἐξ οῦ ἐν<text:span text:style-name="T2"> </text:span>τῇ ὕλῃ ἐφοίτα.</text:p>
          </table:table-cell>
          <table:table-cell table:style-name="Table1.A1" office:value-type="string">
            <text:p text:style-name="P32">Harry did the best he could, trying to ignore the stabbing pains in his forehead, which had been bothering him ever since his trip into the forest.</text:p>
          </table:table-cell>
        </table:table-row>
        <table:table-row>
          <table:table-cell table:style-name="Table1.A1" office:value-type="string">
            <text:p text:style-name="P33">ἀγρυπνοῦντα δέ τὰς νύκτας, ὁ<text:span text:style-name="T2"> </text:span>Νεφελώδης ἐνόμιζε<text:span text:style-name="T3"> </text:span>διὰ τὰς δοκιμασίας μελαγχολᾶν αὐτὸν ἐπὶ πλέον τοῦ συνήθους.<text:span text:style-name="T2"> </text:span><text:span text:style-name="T6">ἀλλὰ τῴ ὄντι ὁ Ἅρειος καθ’ ἡμέραν ἐγείρετο ὀνειροπολῶν ταὐτὸν</text:span><text:span text:style-name="T2"> </text:span><text:span text:style-name="T6">ὅπερ πολλάκις πρότερον ὠνειροπόλει, κάκιον δὲ γενόμενον παρόντος</text:span><text:span text:style-name="T2"> </text:span><text:span text:style-name="T6">ἤδη ἀνθρώπου</text:span><text:span text:style-name="T3"> </text:span><text:span text:style-name="T6">συγκεκαλυμμένου καὶ αἷμα τοῦ σώματος συνεχῶς</text:span><text:span text:style-name="T2"> </text:span><text:span text:style-name="T6">ἀποσταλάζον παρέχοντος.</text:span></text:p>
          </table:table-cell>
          <table:table-cell table:style-name="Table1.A1" office:value-type="string">
            <text:p text:style-name="P33">Neville thought Harry had a bad case of exam nerves because Harry couldn't sleep, but the truth was that Harry kept being woken by his old nightmare, except that it was now worse than ever because there was a hooded figure dripping blood in it.</text:p>
          </table:table-cell>
        </table:table-row>
        <table:table-row>
          <table:table-cell table:style-name="Table1.A1" office:value-type="string">
            <text:p text:style-name="P33">ὁ δὲ Ῥοῶν καὶ ἡ Ἑρμιόνη ἢ ὡς τα<text:span text:style-name="T6">ὐ</text:span>τὰ οὐκ ἰδόντες ἐν τῇ ὕλῃ, ἢ διὰ<text:span text:style-name="T2"> </text:span>τὸ οὐλὴν μὴ ἔχειν ἐπὶ μετώπῳ φλεγμαίνουσαν, ἧττον ἐφρόντιζον περὶ<text:span text:style-name="T3"> </text:span>τῆς λίθου ὡς ἐδόκει ἢ αὐτὸς ὁ ’Άρειος<text:span text:style-name="T6">.</text:span></text:p>
          </table:table-cell>
          <table:table-cell table:style-name="Table1.A1" office:value-type="string">
            <text:p text:style-name="P33">Maybe it was because they hadn't seen what Harry had seen in the forest, or because they didn't have scars burning on their foreheads, but Ron and Hermione didn't seem as worried about the Stone as Harry.</text:p>
          </table:table-cell>
        </table:table-row>
        <table:table-row>
          <table:table-cell table:style-name="Table1.A1" office:value-type="string">
            <text:p text:style-name="P33">ε<text:span text:style-name="T6">ἰ</text:span> μὲν γὰρ καὶ ἐνενόουν τι<text:span text:style-name="T2"> </text:span>περὶ τοῦ Φολιδομορτοῦ ἐφοβήθησαν δή, ἀλλ’ οὐ παρῆν αὐτοῖς<text:span text:style-name="T3"> </text:span>ὄναρ εὐθὺς ε<text:span text:style-name="T6">ἰ</text:span>ς ὕπνον ἑκάστοτε πεσοῦσι.<text:span text:style-name="T6"> </text:span><text:soft-page-break/><text:span text:style-name="T6">καὶ εἰς τοσοῦτο πρὸς τοῖς</text:span><text:span text:style-name="T2"> </text:span><text:span text:style-name="T6">μαθήμασιν εἶχον ὥστ’ ἀσχολίαν εἶναι φροντίζειν περὶ τοῦ Σινάπεως ὅ τι μέλλοι πράξειν ἢ ἄλλου τινός.</text:span></text:p>
          </table:table-cell>
          <table:table-cell table:style-name="Table1.A1" office:value-type="string">
            <text:p text:style-name="P33">The idea of Voldemort certainly scared them, but he didn't keep visiting them in dreams, and they were so busy with their studying they didn't have much <text:soft-page-break/>time to fret about what Snape or anyone else might be up to.</text:p>
          </table:table-cell>
        </table:table-row>
        <table:table-row>
          <table:table-cell table:style-name="Table1.A1" office:value-type="string">
            <text:p text:style-name="P34">ὑστάτη δέ τῶν δοκιμασιῶν ἦν ἡ περὶ τὰ ἐπὶ τῶν πάλαι γεγενημένα.</text:p>
          </table:table-cell>
          <table:table-cell table:style-name="Table1.A1" office:value-type="string">
            <text:p text:style-name="P34">Their very last exam was History of Magic.</text:p>
          </table:table-cell>
        </table:table-row>
        <table:table-row>
          <table:table-cell table:style-name="Table1.A1" office:value-type="string">
            <text:p text:style-name="P34">ὥστε ὀλίγα δι’ ὥραν μίαν ἀποκρινάμενοι περὶ<text:span text:style-name="T2"> </text:span>φαρμακέων<text:span text:style-name="T2"> </text:span>τινῶν παλαίων καὶ ἀφρόνων οἳ λέβητας<text:span text:style-name="T2"> </text:span>αὐτοτορυνητοῦς τύχοιεν<text:span text:style-name="T2"> </text:span>τεχνησάμενοι, καὶ ’Έρμην ἑλκύσαντες σχολὴν ἕξοιεν περιχαρεῖς δι’<text:span text:style-name="T2"> </text:span>ἑπτὰ ἡμέρας πρὶν τὰ ἀποτελέσματα μαθεῖν.</text:p>
          </table:table-cell>
          <table:table-cell table:style-name="Table1.A1" office:value-type="string">
            <text:p text:style-name="P34">One hour of answering questions about batty old wizards who'd invented selfstirring cauldrons and they'd be free, free for a whole wonderful week until their exam results came out.</text:p>
          </table:table-cell>
        </table:table-row>
        <table:table-row>
          <table:table-cell table:style-name="Table1.A1" office:value-type="string">
            <text:p text:style-name="P34">κα<text:span text:style-name="T7">ὶ</text:span> ἐπειδὴ τὸ τοῦ<text:span text:style-name="T2"> </text:span>σοφιστοῦ Βύνεως εἴδωλον ἐκέλευσεν αὐτοὺς τὰς γραφίδας<text:span text:style-name="T2"> </text:span>καταθέσθαι καὶ τὰς διφθέρας συμπτύξαι, ὁ <text:span text:style-name="T7">Ἅ</text:span>ρειος μετὰ τῶν<text:span text:style-name="T2"> </text:span>ἄλλων μαθητῶν ἐθορύβει.</text:p>
          </table:table-cell>
          <table:table-cell table:style-name="Table1.A1" office:value-type="string">
            <text:p text:style-name="P34">When the ghost of Professor Binns told them to put down their quills and roll up their parchment, Harry couldn't help cheering with the rest.</text:p>
          </table:table-cell>
        </table:table-row>
        <table:table-row>
          <table:table-cell table:style-name="Table1.A1" office:value-type="string">
            <text:p text:style-name="P34">πάντων δέ ὁμοῦ ὁμιλούντων ἐπὶ τοῦ κήπου - <text:span text:style-name="T7">ἔ</text:span>λαμπε γὰρ ὁ ἥλιος<text:span text:style-name="T2"> </text:span>- ἡ Ἑρμιόνη Ῥᾷον τοίνυν, ἔφη, τοῦτ’ ἀπέβη πολλ<text:span text:style-name="T7">ῷ</text:span> πρὸς ἃ προσεδόκων.</text:p>
          </table:table-cell>
          <table:table-cell table:style-name="Table1.A1" office:value-type="string">
            <text:p text:style-name="P34">"That was far easier than I thought it would be," said Hermione as they joined the crowds flocking out onto the sunny grounds.</text:p>
          </table:table-cell>
        </table:table-row>
        <table:table-row>
          <table:table-cell table:style-name="Table1.A1" office:value-type="string">
            <text:p text:style-name="P34">οὐ γὰρ ἔδει ἐκμαθεῖν οὔτε τὸν λυκανθρωπικὸν νόμον τὸν<text:span text:style-name="T2"> </text:span>τοῦ <text:span text:style-name="T7">ἔ</text:span>τους χιλιοστοῦ ἑξακοσιοστοῦ τριακοστοῦ ἑβδόμου οὔτε τὴν<text:span text:style-name="T3"> </text:span>ἀπόστασιν τὴν τοῦ Ἠλφρίκου τοῦ <text:span text:style-name="T7">ἰ</text:span>ταμοῦ.</text:p>
          </table:table-cell>
          <table:table-cell table:style-name="Table1.A1" office:value-type="string">
            <text:p text:style-name="P34">"I needn't have learned about the 1637 Werewolf Code of Conduct or the uprising of Elfric the Eager."</text:p>
          </table:table-cell>
        </table:table-row>
        <table:table-row>
          <table:table-cell table:style-name="Table1.A1" office:value-type="string">
            <text:p text:style-name="P5">αὕτη μὲν γὰρ ἐφίλει ἐπανασκοπεῖν τὰ τῆς δοκιμασίας, ὁ δέ<text:span text:style-name="T2"> </text:span>Ῥοῶν εἶπεν ὅτι τοῦτο ποιῶν ναυτιᾶν εἴωθε.<text:span text:style-name="T8"> βαδίσαντες δ’ οὖν ὁμοῦ</text:span><text:span text:style-name="T3"> </text:span><text:span text:style-name="T8">πρὸς τὴν λίμνην ὑπὸ δένδρῳ συνεκάθηντο τὴν διάνοιαν ἀνιέντες.</text:span></text:p>
          </table:table-cell>
          <table:table-cell table:style-name="Table1.A1" office:value-type="string">
            <text:p text:style-name="P5">Hermione always liked to go through their exam papers afterward, but Ron said this made him feel ill, so they wandered down to the lake and flopped under a tree.</text:p>
          </table:table-cell>
        </table:table-row>
        <table:table-row>
          <table:table-cell table:style-name="Table1.A1" office:value-type="string">
            <text:p text:style-name="P5">ο<text:span text:style-name="T8">ἱ</text:span><text:span text:style-name="T2"> </text:span>δέ δίδυμοι Εὖισήλιοι συνάμα τῷ Λείῳ Ἰορδάνῳ ἐγαργάλιζον τοῦς<text:span text:style-name="T2"> </text:span>πόδας σηπίᾳ τινὶ πελωρίᾳ ἣ ἐν τοῖς βραχέσιν ἡσύχαζεν.</text:p>
          </table:table-cell>
          <table:table-cell table:style-name="Table1.A1" office:value-type="string">
            <text:p text:style-name="P5">The Weasley twins and Lee Jordan were tickling the tentacles of a giant squid, which was basking in the warm shallows.</text:p>
          </table:table-cell>
        </table:table-row>
        <table:table-row>
          <table:table-cell table:style-name="Table1.A1" office:value-type="string">
            <text:p text:style-name="P5">καὶ ὁ Ῥοῶν χαμαὶ παρειμένος καί πάνυ εὐθυμῶν <text:span text:style-name="T8">Ἅ</text:span>δην ἄρ’<text:span text:style-name="T2"> </text:span>ἐσχήκαμεν, ἔφη, τοῦ δοκιμασθῆναι.</text:p>
          </table:table-cell>
          <table:table-cell table:style-name="Table1.A1" office:value-type="string">
            <text:p text:style-name="P5">"No more studying," Ron sighed happily, stretching out on the grass.</text:p>
          </table:table-cell>
        </table:table-row>
        <table:table-row>
          <table:table-cell table:style-name="Table1.A1" office:value-type="string">
            <text:p text:style-name="P5"><text:s/>ἀλλὰ σέ γε, ὦ <text:span text:style-name="T8">Ἅ</text:span>ρειε, θαρσύνεσθαι δεῖ · οὐδὲν γὰρ γνωσόμεθα περὶ τὰ δεδοκιμασμένα εἶ κακῶς<text:span text:style-name="T3"> </text:span>ἄρα πεπράγαμεν πρὶν ἂν δι’ ἡμέρων ἑπτὰ περιμείνωμεν.<text:span text:style-name="T8"> <text:s/>νῦν δέ</text:span><text:span text:style-name="T2"> </text:span><text:span text:style-name="T8">φροντίδος οὐδέν δέομεθα.</text:span></text:p>
          </table:table-cell>
          <table:table-cell table:style-name="Table1.A1" office:value-type="string">
            <text:p text:style-name="P5">"You could look more cheerful, Harry, we've got a week before we find out how badly we've done, there's no need to worry yet."</text:p>
          </table:table-cell>
        </table:table-row>
        <table:table-row>
          <table:table-cell table:style-name="Table1.A1" office:value-type="string">
            <text:p text:style-name="P5">ὁ δ’ <text:span text:style-name="T3">Ἅ</text:span>ρειος τὸ μέτωπον τέως τρίβων ὀργίλως ὑπολαβών Εἴθε<text:span text:style-name="T2"> </text:span>ᾔδη, ἔφη, ὅ τι σημαίνει ἡ νῦν ἀλγηδών· περιώδυνος γὰρ καί πολλάκις ὢν<text:span text:style-name="T8"> οὐδεπώποτε πρότερον πλεονάκις τὴν οὐλὴν ἤλγησα.</text:span></text:p>
          </table:table-cell>
          <table:table-cell table:style-name="Table1.A1" office:value-type="string">
            <text:p text:style-name="P5">Harry was rubbing his forehead.<text:span text:style-name="T8"> "I wish I knew what this means!" he burst out angrily. "My scar keeps hurting -- it's happened before, but never as often as this."</text:span></text:p>
          </table:table-cell>
        </table:table-row>
        <table:table-row>
          <table:table-cell table:style-name="Table1.A1" office:value-type="string">
            <text:p text:style-name="P5">τῆς δ’ Ἑρμιόνης ὡς τὴν Πομφόλυγα <text:span text:style-name="T8">ἰ</text:span>έναι συμβουλευσάσης,<text:span text:style-name="T2"> </text:span>Ἀλλ’ ο<text:span text:style-name="T8">ὐ</text:span> νοσῶ, ἔφη.</text:p>
          </table:table-cell>
          <table:table-cell table:style-name="Table1.A1" office:value-type="string">
            <text:p text:style-name="P5">"Go to Madam Pomfrey," Hermione suggested.</text:p>
            <text:p text:style-name="P5">"I'm not ill," said Harry.</text:p>
          </table:table-cell>
        </table:table-row>
        <table:table-row>
          <table:table-cell table:style-name="Table1.A1" office:value-type="string">
            <text:p text:style-name="P5">ἐγὼ γὰρ ἡγοῦμαι τοῦτο μαντικόν τι εἶναι·<text:span text:style-name="T2"> </text:span>κίνδυνον γὰρ προσδοκῶ τινὰ μέγαν.</text:p>
          </table:table-cell>
          <table:table-cell table:style-name="Table1.A1" office:value-type="string">
            <text:p text:style-name="P5">"I think it's a warning... it means danger's coming...."</text:p>
          </table:table-cell>
        </table:table-row>
        <table:table-row>
          <table:table-cell table:style-name="Table1.A1" office:value-type="string">
            <text:p text:style-name="P5">ὁ δ’ οὖν Ῥοῶν οὐχ οἶός τ’ <text:span text:style-name="T8">ἦ</text:span>ν ἀναπτεροῦσθαι· <text:span text:style-name="T8">ἔ</text:span>πνιγε γάρ.</text:p>
          </table:table-cell>
          <table:table-cell table:style-name="Table1.A1" office:value-type="string">
            <text:p text:style-name="P5">Ron couldn't get worked up, it was too hot.</text:p>
          </table:table-cell>
        </table:table-row>
        <table:table-row>
          <table:table-cell table:style-name="Table1.A1" office:value-type="string">
            <text:p text:style-name="P4">Μὴ φροντίσῃς, ἔφη, ὦ <text:span text:style-name="T8">Ἅ</text:span>ρει<text:span text:style-name="T8">ε.</text:span> ἡ γὰρ Ἑρμιόνη ὀρθῶς λέγει, τὴν<text:span text:style-name="T8"> </text:span>λίθον φάσκουσα ἐν ἀσφαλεῖ <text:soft-page-break/>εἶναι παρόντος τοῦ Διμπλοδώρου.</text:p>
          </table:table-cell>
          <table:table-cell table:style-name="Table1.A1" office:value-type="string">
            <text:p text:style-name="P5">"Harry, relax, Hermione's right, the Stone's safe as long as Dumbledore's around.</text:p>
          </table:table-cell>
        </table:table-row>
        <table:table-row>
          <table:table-cell table:style-name="Table1.A1" office:value-type="string">
            <text:p text:style-name="P5">καὶ ὁ<text:span text:style-name="T2"> </text:span>Σίναπυς οὐδέποτε ἱκανὸς ἦν τεκμηριῶσαι ἡμῖν ὅτι ἐπίσταται<text:span text:style-name="T3"> </text:span>παρελθεῖν τὸν Ο<text:span text:style-name="T8">ὐ</text:span>λότριχα.</text:p>
          </table:table-cell>
          <table:table-cell table:style-name="Table1.A1" office:value-type="string">
            <text:p text:style-name="P5">Anyway, we've never had any proof Snape found out how to get past Fluffy.</text:p>
          </table:table-cell>
        </table:table-row>
        <table:table-row>
          <table:table-cell table:style-name="Table1.A1" office:value-type="string">
            <text:p text:style-name="P4">τοῦ γὰρ σκέλους τὸ πρὶν μόνον οὐκ</text:p>
            <text:p text:style-name="P5">ἀποσπαραχθέντος, οὐ σπουδάσει πάλιν<text:span text:style-name="T3"> </text:span>διακινδυνεῦσαι.</text:p>
          </table:table-cell>
          <table:table-cell table:style-name="Table1.A1" office:value-type="string">
            <text:p text:style-name="P5">He nearly had his leg ripped off once, he's not going to try it again in a hurry.</text:p>
          </table:table-cell>
        </table:table-row>
        <table:table-row>
          <table:table-cell table:style-name="Table1.A1" office:value-type="string">
            <text:p text:style-name="P6">κα<text:span text:style-name="T9">ὶ</text:span> ὁ<text:span text:style-name="T3"> </text:span>Νεφελώδης ὑπὲρ τῆς πατρίδος ι’καροσφαιριεῖ πρὶν Ἁγριώδη προδοῦναι τὸν Διμπλόδωρον.</text:p>
          </table:table-cell>
          <table:table-cell table:style-name="Table1.A1" office:value-type="string">
            <text:p text:style-name="P7">And Neville will play Quidditch for England before Hagrid lets Dumbledore down."</text:p>
          </table:table-cell>
        </table:table-row>
        <table:table-row>
          <table:table-cell table:style-name="Table1.A1" office:value-type="string">
            <text:p text:style-name="P7">καί ὁ <text:span text:style-name="T3">Ἅ</text:span>ρειος κατένευσε μέν, ἐφόβειτο δ’ ὅμως μὴ λάθοι τι αὐτὸν<text:span text:style-name="T3"> </text:span>μέγα καὶ οἷον ο<text:span text:style-name="T9">ὐ</text:span> παραπεμπτέον.</text:p>
          </table:table-cell>
          <table:table-cell table:style-name="Table1.A1" office:value-type="string">
            <text:p text:style-name="P7">Harry nodded, but he couldn't shake off a lurking feeling that there was something he'd forgotten to do, something important.</text:p>
          </table:table-cell>
        </table:table-row>
        <table:table-row>
          <table:table-cell table:style-name="Table1.A1" office:value-type="string">
            <text:p text:style-name="P6">ἀλλ’ ἐθέλοντι αὐτῷ φράσαι τὰ<text:span text:style-name="T9"> </text:span>τοιαῦτα ἡ Ἑρμιόνη Ταῦτ’ ἔστιν, ἔφη, τῶν γε δοκιμασιῶν· ἐγὼ γὰρ<text:span text:style-name="T3"> </text:span>τῆσδε τῆς νυκτὸς ἀγρυπνοῦσα τὸ ἥμισυ τοῦ περὶ τῆς μεταμορφώσεως λόγου ἐξέμαθον πρὶν μεμνῆσθαι ὡς ταύτην γ’ ἤδη<text:span text:style-name="T2"> </text:span>ὑπεμείναμεν.</text:p>
          </table:table-cell>
          <table:table-cell table:style-name="Table1.A1" office:value-type="string">
            <text:p text:style-name="P7">When he tried to explain this, Hermione said, "That's just the exams. I woke up last night and was halfway through my Transfiguration notes before I remembered we'd done that one."</text:p>
          </table:table-cell>
        </table:table-row>
        <table:table-row>
          <table:table-cell table:style-name="Table1.A1" office:value-type="string">
            <text:p text:style-name="P7"><text:span text:style-name="T3"><text:s/></text:span>ἀλλ’ οὖν ὁ <text:span text:style-name="T9">Ἅ</text:span>ρειος συνῄδει ἑαυτῷ πεπεισμένος ἐκείνων ὧν<text:span text:style-name="T3"> </text:span>ὀρρωδεῖ οὐδέν αἴτια εἶναι τὰ μαθήματα.<text:span text:style-name="T9"> καὶ γλαῦκα ἔτυχε </text:span>θεώμενος δι’ α<text:span text:style-name="T9">ἰ</text:span>θρίαν πρὸς τὸ φρούριον πετομένην, ἐπιστολὴν τῷ<text:span text:style-name="T2"> </text:span>ῥάμφει ἔχουσαν, μόνον γὰρ τὸν Ἁγριώδη ἐπιστολὰς πρὸς αὐτὸν<text:span text:style-name="T3"> </text:span>πέμπειν.</text:p>
          </table:table-cell>
          <table:table-cell table:style-name="Table1.A1" office:value-type="string">
            <text:p text:style-name="P7">Harry was quite sure the unsettled feeling didn't have anything to do with work, though. He watched an owl flutter toward the school across the bright blue sky, a note clamped in its mouth.</text:p>
          </table:table-cell>
        </table:table-row>
        <table:table-row>
          <table:table-cell table:style-name="Table1.A1" office:value-type="string">
            <text:p text:style-name="P7">τὸν δ’ Ἁγριώδη οὐδέποτε προδοῦναι ἂν τὸν Διμπλόδωρον.</text:p>
          </table:table-cell>
          <table:table-cell table:style-name="Table1.A1" office:value-type="string">
            <text:p text:style-name="P7">Hagrid was the only one who ever sent him letters. Hagrid would never betray Dumbledore.</text:p>
          </table:table-cell>
        </table:table-row>
        <table:table-row>
          <table:table-cell table:style-name="Table1.A1" office:value-type="string">
            <text:p text:style-name="P7">τὸν δ’ Ἁγριώδη οὐδέποτε εἰπεῖν ἂν οὐδενὶ ᾧ τρόπῳ <text:span text:style-name="T9">ἔ</text:span>ξεστι<text:span text:style-name="T3"> </text:span>παρελθεῖν τὸν Ο<text:span text:style-name="T9">ὐ</text:span>λότριχα οὐδέποτε ἀλλά -<text:span text:style-name="T3"> </text:span>ἀνεπήδησεν δ ’ ἐξαπιναίως.</text:p>
          </table:table-cell>
          <table:table-cell table:style-name="Table1.A1" office:value-type="string">
            <text:p text:style-name="P7">Hagrid would never tell anyone how to get past Fluffy... never... but -- Harry suddenly jumped to his feet.</text:p>
          </table:table-cell>
        </table:table-row>
        <table:table-row>
          <table:table-cell table:style-name="Table1.A1" office:value-type="string">
            <text:p text:style-name="P7">Ποῖ σύ; ἢ δ’ ὅς ὁ Ῥοῶν ὑπονυστάζων περ.</text:p>
          </table:table-cell>
          <table:table-cell table:style-name="Table1.A1" office:value-type="string">
            <text:p text:style-name="P7">"Where're you going?" said Ron sleepily.</text:p>
          </table:table-cell>
        </table:table-row>
        <table:table-row>
          <table:table-cell table:style-name="Table1.A1" office:value-type="string">
            <text:p text:style-name="P7">Ἐνενόησά τι, <text:span text:style-name="T9">ἔ</text:span>φη ὁ Ἄρειος, πάνυ ὠχριάσας ἤδη.</text:p>
          </table:table-cell>
          <table:table-cell table:style-name="Table1.A1" office:value-type="string">
            <text:p text:style-name="P7">"I've just thought of something," said Harry. He had turned white.</text:p>
          </table:table-cell>
        </table:table-row>
        <table:table-row>
          <table:table-cell table:style-name="Table1.A1" office:value-type="string">
            <text:p text:style-name="P7">δεῖ γὰρ<text:span text:style-name="T3"> </text:span>συνεῖναι τῷ Ἁγριώδει νῦν δή.</text:p>
          </table:table-cell>
          <table:table-cell table:style-name="Table1.A1" office:value-type="string">
            <text:p text:style-name="P7">"We've got to go and see Hagrid, now."</text:p>
          </table:table-cell>
        </table:table-row>
        <table:table-row>
          <table:table-cell table:style-name="Table1.A1" office:value-type="string">
            <text:p text:style-name="P9">Τί χρῆμα<text:span text:style-name="T10">;</text:span> <text:span text:style-name="T10">ἔ</text:span>φη ἡ Ἑρμιόνη. ἐπνευστία γὰρ ὄπισθεν αὐτῶν ἐπειγομένη φθάσαι.</text:p>
          </table:table-cell>
          <table:table-cell table:style-name="Table1.A1" office:value-type="string">
            <text:p text:style-name="P9">"Why?" panted Hermione, hurrying to keep up.</text:p>
          </table:table-cell>
        </table:table-row>
        <table:table-row>
          <table:table-cell table:style-name="Table1.A1" office:value-type="string">
            <text:p text:style-name="P8">ὁ δ’<text:span text:style-name="T10"> Ἅ</text:span>ρειος λόφον ἤδη ποώδη ἀναβαίνων Οὔκουν θαυμάζετε,<text:span text:style-name="T3"> </text:span>ἔφη, εἷ ὁ μὲν Ἁγριώδης δράκοντος ἔχρῃζε πλέον ἢ ἄλλου τινός,<text:span text:style-name="T10"> </text:span>ξένος δ’ ἀνεφάνη τις ὃς ᾠὸν τυγχάνει πως ἐν κόλπῳ <text:span text:style-name="T10">ἔ</text:span>χων;</text:p>
          </table:table-cell>
          <table:table-cell table:style-name="Table1.A1" office:value-type="string">
            <text:p text:style-name="P9">"Don't you think it's a bit odd," said Harry, scrambling up the grassy slope, "that what Hagrid wants more than anything else is a dragon, and a stranger turns up who just happens to have an egg in his pocket?</text:p>
          </table:table-cell>
        </table:table-row>
        <table:table-row>
          <table:table-cell table:style-name="Table1.A1" office:value-type="string">
            <text:p text:style-name="P9">πόσοι γὰρ<text:span text:style-name="T3"> </text:span>περιπολοῦσιν ἄνθρωποι ᾠὰ δρακοντεῖα ἔχοντες, παρανομοῦντες<text:span text:style-name="T3"> </text:span>οὕτως εἷς τὰ τῶν μάγων<text:span text:style-name="T10">;</text:span></text:p>
          </table:table-cell>
          <table:table-cell table:style-name="Table1.A1" office:value-type="string">
            <text:p text:style-name="P9">How many people wander around with dragon eggs if it's against wizard law?</text:p>
          </table:table-cell>
        </table:table-row>
        <table:table-row>
          <table:table-cell table:style-name="Table1.A1" office:value-type="string">
            <text:p text:style-name="P8"><text:s/>ἄλλο τι ἢ ἕρμαιον ἂν εἴη εἰ ὁ τοιοῦτος</text:p>
            <text:p text:style-name="P9">ἐντύχοι τῷ Ἁγριώδει<text:span text:style-name="T3">;</text:span></text:p>
          </table:table-cell>
          <table:table-cell table:style-name="Table1.A1" office:value-type="string">
            <text:p text:style-name="P9">Lucky they found Hagrid, don't you think? </text:p>
          </table:table-cell>
        </table:table-row>
        <table:table-row>
          <table:table-cell table:style-name="Table1.A1" office:value-type="string">
            <text:p text:style-name="P9">ἀλλὰ διὰ τί τοῦτό γε πρότερον οὐκ <text:span text:style-name="T10">ἔ</text:span>γνωκα<text:span text:style-name="T3">; </text:span></text:p>
          </table:table-cell>
          <table:table-cell table:style-name="Table1.A1" office:value-type="string">
            <text:p text:style-name="P9">Why didn't I see it before?"</text:p>
          </table:table-cell>
        </table:table-row>
        <table:table-row>
          <table:table-cell table:style-name="Table1.A1" office:value-type="string">
            <text:p text:style-name="P9">Τί λέγεις; <text:span text:style-name="T10">ἔ</text:span>φη ὁ Ῥοών. ὁ δ’ <text:span text:style-name="T10">Ἅ</text:span>ρειος ταχύνων <text:span text:style-name="T10">ἔ</text:span>τι διὰ τὸν κῆπον<text:span text:style-name="T10"> πρὸς τὴν ὕλην οὐδὲν ἀπεκρίνατο.</text:span><text:span text:style-name="T3"> </text:span><text:span text:style-name="T10">καί τὸν Ἁγριώδη κατέλαβον ἐν δίφρῳ πρὸ τοῦ οἶκιδίου καθήμενον.</text:span></text:p>
          </table:table-cell>
          <table:table-cell table:style-name="Table1.A1" office:value-type="string">
            <text:p text:style-name="P9">"What are you talking about?" said Ron, but Harry, sprinting across the grounds toward the forest, didn't answer.</text:p>
          </table:table-cell>
        </table:table-row>
        <text:soft-page-break/>
        <table:table-row>
          <table:table-cell table:style-name="Table1.A1" office:value-type="string">
            <text:p text:style-name="P9">ὁ δέ ξυνεσταλμένος ὡς ἐπ’ <text:span text:style-name="T10">ἔ</text:span>ργῳ τούς τε βραχίονας καὶ τὰ<text:span text:style-name="T3"> </text:span>σκέλη ἀπὸ πίσων φλοιὸν <text:span text:style-name="T10">ἔ</text:span>λεπ<text:span text:style-name="T10">ε.</text:span></text:p>
          </table:table-cell>
          <table:table-cell table:style-name="Table1.A1" office:value-type="string">
            <text:p text:style-name="P9">Hagrid was sitting in an armchair outside his house; his trousers and sleeves were rolled up, and he was shelling peas into a large bowl.</text:p>
          </table:table-cell>
        </table:table-row>
        <table:table-row>
          <table:table-cell table:style-name="Table1.A1" office:value-type="string">
            <text:p text:style-name="P9">καί μειδιῶν Χαίρετε, ἔφη. ἆρα<text:span text:style-name="T3"> </text:span>δεδοκίμασθε ήδη<text:span text:style-name="T10">;</text:span></text:p>
          </table:table-cell>
          <table:table-cell table:style-name="Table1.A1" office:value-type="string">
            <text:p text:style-name="P9">"Hullo," he said, smiling. "Finished yer exams? </text:p>
          </table:table-cell>
        </table:table-row>
        <table:table-row>
          <table:table-cell table:style-name="Table1.A1" office:value-type="string">
            <text:p text:style-name="P11">ἦ καιρός ἐστι πιεῖν τι<text:span text:style-name="T3">;</text:span></text:p>
          </table:table-cell>
          <table:table-cell table:style-name="Table1.A1" office:value-type="string">
            <text:p text:style-name="P11">Got time fer a drink?"</text:p>
          </table:table-cell>
        </table:table-row>
        <table:table-row>
          <table:table-cell table:style-name="Table1.A1" office:value-type="string">
            <text:p text:style-name="P10">τὸν δέ Ῥοῶνα συμφάναι θέλοντα ὁ<text:span text:style-name="T11"> Ἅ</text:span>ρειος ἔφθασε Κάλλιστ’ ἐπαινῶ, ἔφη.</text:p>
          </table:table-cell>
          <table:table-cell table:style-name="Table1.A1" office:value-type="string">
            <text:p text:style-name="P11">"Yes, please," said Ron, but Harry cut him off.</text:p>
          </table:table-cell>
        </table:table-row>
        <table:table-row>
          <table:table-cell table:style-name="Table1.A1" office:value-type="string">
            <text:p text:style-name="P11">σπεύδομεν γάρ.</text:p>
          </table:table-cell>
          <table:table-cell table:style-name="Table1.A1" office:value-type="string">
            <text:p text:style-name="P11">"No, we're in a hurry.</text:p>
          </table:table-cell>
        </table:table-row>
        <table:table-row>
          <table:table-cell table:style-name="Table1.A1" office:value-type="string">
            <text:p text:style-name="P11"><text:s/>ἀλλὰ δεῖ με <text:span text:style-name="T11">ἔ</text:span>ρεσθαί σέ τι, ὦ Ἁγρίωδες.</text:p>
          </table:table-cell>
          <table:table-cell table:style-name="Table1.A1" office:value-type="string">
            <text:p text:style-name="P11">Hagrid, I've got to ask you something. </text:p>
          </table:table-cell>
        </table:table-row>
        <table:table-row>
          <table:table-cell table:style-name="Table1.A1" office:value-type="string">
            <text:p text:style-name="P11">ἆρα μνημονεύεις ἐκείνην τὴν νύκτα ἐπειδὴ τὸν Νορβέρτον ἐκομίσας<text:span text:style-name="T11"> νικητήρια λαβών;</text:span></text:p>
          </table:table-cell>
          <table:table-cell table:style-name="Table1.A1" office:value-type="string">
            <text:p text:style-name="P11">You know that night you won Norbert?</text:p>
          </table:table-cell>
        </table:table-row>
        <table:table-row>
          <table:table-cell table:style-name="Table1.A1" office:value-type="string">
            <text:p text:style-name="P11">ποῖος ἦν τὸ σχῆμα ὁ ἅνθρωπος ξένος μεθ’ οὗ<text:span text:style-name="T2"> </text:span>ἐκύβευες;</text:p>
          </table:table-cell>
          <table:table-cell table:style-name="Table1.A1" office:value-type="string">
            <text:p text:style-name="P11">What did the stranger you were playing cards with look like?"</text:p>
          </table:table-cell>
        </table:table-row>
        <table:table-row>
          <table:table-cell table:style-name="Table1.A1" office:value-type="string">
            <text:p text:style-name="P11">ὁ δέ πράγματ’ οὐκ ἔχων ὡς δοκεῖν Οὐκ οἶδα, ἔφη.<text:span text:style-name="T11"> τὴν γὰρ</text:span><text:span text:style-name="T3"> </text:span><text:span text:style-name="T11">χλαῖναν ἐκδύσασθαι οὐκ ἠθέλησεν.</text:span></text:p>
          </table:table-cell>
          <table:table-cell table:style-name="Table1.A1" office:value-type="string">
            <text:p text:style-name="P11">"Dunno," said Hagrid casually, "he wouldn' take his cloak off."</text:p>
          </table:table-cell>
        </table:table-row>
        <table:table-row>
          <table:table-cell table:style-name="Table1.A1" office:value-type="string">
            <text:p text:style-name="P11"><text:span text:style-name="T11">ἰ</text:span>δῶν δέ το<text:span text:style-name="T11">ὺ</text:span>ς τριττοὺς μάλ’ ἐκπεπληγμένους ἀνέτεινέ τι τὰς<text:span text:style-name="T2"> </text:span>ὀφρῦς.</text:p>
          </table:table-cell>
          <table:table-cell table:style-name="Table1.A1" office:value-type="string">
            <text:p text:style-name="P11">He saw the three of them look stunned and raised his eyebrows.</text:p>
          </table:table-cell>
        </table:table-row>
        <table:table-row>
          <table:table-cell table:style-name="Table1.A1" office:value-type="string">
            <text:p text:style-name="P11">Ἀλλ’ οὐ πάνυ ἀῆθες, ἔφη. <text:span text:style-name="T11">ἔ</text:span>κτοποι γὰρ πολλοὶ ὁμιλοῦσι μετ’<text:span text:style-name="T3"> </text:span>ἀλλήλων ἐν τῇ Ὑὸς Κεφαλῇ - πανδοκεῖον γάρ <text:span text:style-name="T11">ἐ</text:span>στιν ἐν τῷ δήμῳ.</text:p>
          </table:table-cell>
          <table:table-cell table:style-name="Table1.A1" office:value-type="string">
            <text:p text:style-name="P11">"It's not that unusual, yeh get a lot o' funny folk in the Hog's Head -- that's the pub down in the village.<text:span text:style-name="T11">"</text:span></text:p>
          </table:table-cell>
        </table:table-row>
        <table:table-row>
          <table:table-cell table:style-name="Table1.A1" office:value-type="string">
            <text:p text:style-name="P11">τάχα ἂν δρακοντόπωλος ἦν δήπου.</text:p>
          </table:table-cell>
          <table:table-cell table:style-name="Table1.A1" office:value-type="string">
            <text:p text:style-name="P11"><text:span text:style-name="T11">"</text:span>Mighta bin a dragon dealer, mightn' he?<text:span text:style-name="T11">"</text:span></text:p>
          </table:table-cell>
        </table:table-row>
        <table:table-row>
          <table:table-cell table:style-name="Table1.A1" office:value-type="string">
            <text:p text:style-name="P11">τὴν γὰρ ὄψιν οὐδέποτ’ εἶδον<text:span text:style-name="T3"> </text:span>αὐτοῦ συγκεκαλυμμένου ἀεί.</text:p>
          </table:table-cell>
          <table:table-cell table:style-name="Table1.A1" office:value-type="string">
            <text:p text:style-name="P11">I never saw his face, he kept his hood up."</text:p>
          </table:table-cell>
        </table:table-row>
        <table:table-row>
          <table:table-cell table:style-name="Table1.A1" office:value-type="string">
            <text:p text:style-name="P11">καθήμενος δέ πρὸς τὴν πίσων φιάλην, ὁ Ἄρειος Ἀλλὰ ποῖον διάλογον εῖχες, ὦ Ἁγρίωδες<text:span text:style-name="T11">; ἦ που περὶ τοῦ Ὑογοήτου</text:span><text:span text:style-name="T3">;</text:span></text:p>
          </table:table-cell>
          <table:table-cell table:style-name="Table1.A1" office:value-type="string">
            <text:p text:style-name="P11">Harry sank down next to the bowl of peas.<text:span text:style-name="T11"> "What did you talk to him about, Hagrid? Did you mention Hogwarts at all?"</text:span></text:p>
          </table:table-cell>
        </table:table-row>
        <table:table-row>
          <table:table-cell table:style-name="Table1.A1" office:value-type="string">
            <text:p text:style-name="P11">Ἴσως, ἔφη, τοξοποιῶν τέως τὰς ὀφρῦς ὡς ἐθέλων μεμνῆσθαι.</text:p>
          </table:table-cell>
          <table:table-cell table:style-name="Table1.A1" office:value-type="string">
            <text:p text:style-name="P11">"Mighta come up," said Hagrid, frowning as he tried to remember.</text:p>
          </table:table-cell>
        </table:table-row>
        <table:table-row>
          <table:table-cell table:style-name="Table1.A1" office:value-type="string">
            <text:p text:style-name="P10">Ναί. ἐκεῖνος μὲν γὰρ ἤρετο περὶ τὰ ζ<text:span text:style-name="T11">ῷ</text:span>α θέλων μαθεῖν ὁποίων<text:span text:style-name="T11"> </text:span>ἐπιμελοῦμαι, ἐγὼ δ’ ε<text:span text:style-name="T11">ἰ</text:span>π<text:span text:style-name="T11">ὼ</text:span>ν καὶ ἔφρασα ὅτι ἐπὶ μήκιστον δράκοντος<text:span text:style-name="T3"> </text:span>ἀεὶ ἔχρῃζον.</text:p>
          </table:table-cell>
          <table:table-cell table:style-name="Table1.A1" office:value-type="string">
            <text:p text:style-name="P11">"Yeah... he asked what I did, an' I told him I was gamekeeper here....<text:span text:style-name="T11"> He asked a bit about the sorta creatures I took after... so I told him... an' I said what I'd always really wanted was a dragon... an' then...</text:span></text:p>
          </table:table-cell>
        </table:table-row>
        <table:table-row>
          <table:table-cell table:style-name="Table1.A1" office:value-type="string">
            <text:p text:style-name="P35">κ<text:span text:style-name="T11">ἄ</text:span>πειτα<text:span text:style-name="T11">...</text:span> οὐ πάνυ ἱκανός εἰμι μνημονεύειν τὰ<text:span text:style-name="T3"> </text:span>ὕστερον, ἐκείνου παρέχοντός μοι ἄλλο τι πίνειν. λοιπόν.</text:p>
          </table:table-cell>
          <table:table-cell table:style-name="Table1.A1" office:value-type="string">
            <text:p text:style-name="P37">I can' remember too well, 'cause he kept buyin' me drinks....</text:p>
          </table:table-cell>
        </table:table-row>
        <table:table-row>
          <table:table-cell table:style-name="Table1.A1" office:value-type="string">
            <text:p text:style-name="P35">κᾶπειτα<text:span text:style-name="T12"> ἔ</text:span>φασκεν <text:span text:style-name="T12">ἔ</text:span>χειν τὸ δρακοντεῖον ᾠόν, καί ἐξεῖναι κυβεύειν περὶ αὐτὸ ε<text:span text:style-name="T12">ἰ</text:span><text:span text:style-name="T3"> </text:span><text:span text:style-name="T12">ἔ</text:span>μοιγε δοκεῖ. δεῖν δέ βεβαιοῦσθαι ε<text:span text:style-name="T12">ἰ</text:span> δυναίμην μεταχειρίζειν αὐτὸ<text:span text:style-name="T12"> </text:span>ἐπεὶ οὐκ ἐθέλοι εἷς τοῦ ἐπιτυχόντος οἰκίαν πέμψαι.<text:span text:style-name="T12"> ἐγὼ οὖν εἶπον</text:span><text:span text:style-name="T3"> </text:span><text:span text:style-name="T12">αὐτῷ ὅτι δράκων μοι οὐ πολλοῦ πόνου ἔσται μεταχειρίσαντι ἥδη</text:span><text:span text:style-name="T3"> </text:span><text:span text:style-name="T12">τὸν Οὐλότριχα.</text:span></text:p>
          </table:table-cell>
          <table:table-cell table:style-name="Table1.A1" office:value-type="string">
            <text:p text:style-name="P11">Let's see... yeah, then he said he had the dragon egg an' we could play cards fer it if I wanted... but he had ter be sure I could handle it, he didn' want it ter go ter any old home.... So I told him, after Fluffy, a dragon would be easy..."</text:p>
          </table:table-cell>
        </table:table-row>
        <table:table-row>
          <table:table-cell table:style-name="Table1.A1" office:value-type="string">
            <text:p text:style-name="P35"><text:span text:style-name="T12">Ἦ</text:span> που ἐδόκει σπουδάζειν περὶ τοῦ Οὐλότριχος; </text:p>
          </table:table-cell>
          <table:table-cell table:style-name="Table1.A1" office:value-type="string">
            <text:p text:style-name="P35">"And did he -- did he seem interested in Fluffy?"</text:p>
          </table:table-cell>
        </table:table-row>
        <table:table-row>
          <table:table-cell table:style-name="Table1.A1" office:value-type="string">
            <text:p text:style-name="P35">τοῦτ’ εἶπεν ὁ<text:span text:style-name="T3"> </text:span>Ἄρειος τὴν ὀργὴν μόλις παύσας.</text:p>
          </table:table-cell>
          <table:table-cell table:style-name="Table1.A1" office:value-type="string">
            <text:p text:style-name="P35">Harry asked, trying to keep his voice calm.</text:p>
          </table:table-cell>
        </table:table-row>
        <table:table-row>
          <table:table-cell table:style-name="Table1.A1" office:value-type="string">
            <text:p text:style-name="P35">Λοιπόν. πόσοις γὰρ κυσὶ τρικεφάλοις ἐντύχοι ἅν τις καὶ ἐν<text:span text:style-name="T3"> </text:span><text:span text:style-name="T12">Ὑ</text:span>ογοήτου περιπολῶν<text:span text:style-name="T12">;</text:span></text:p>
          </table:table-cell>
          <table:table-cell table:style-name="Table1.A1" office:value-type="string">
            <text:p text:style-name="P35">"Well -- yeah -- how many three-headed dogs d'yeh meet, even around Hogwarts?</text:p>
          </table:table-cell>
        </table:table-row>
        <text:soft-page-break/>
        <table:table-row>
          <table:table-cell table:style-name="Table1.A1" office:value-type="string">
            <text:p text:style-name="P35">εἶπον οὖν ὅτι ε<text:span text:style-name="T12">ὐ</text:span>μαρέστατον δή ἐστι χρῆσθαι<text:span text:style-name="T3"> </text:span>τῷ Ο<text:span text:style-name="T12">ὐ</text:span>λότριχι εἴπερ ἐπίσταταί τις μαλάττειν αὐτὸν ψάλλων τι ἦ<text:span text:style-name="T12"> κιθαρίζων ἢ αὐλῶν ὡς κατακοιμίσων.</text:span></text:p>
          </table:table-cell>
          <table:table-cell table:style-name="Table1.A1" office:value-type="string">
            <text:p text:style-name="P35">So I told him, Fluffy's a piece o' cake if yeh know how to calm him down, jus' play him a bit o' music an' he'll go straight off ter sleep --"</text:p>
          </table:table-cell>
        </table:table-row>
        <table:table-row>
          <table:table-cell table:style-name="Table1.A1" office:value-type="string">
            <text:p text:style-name="P35">καὶ ἄφνω μεταξὺ λέγων ταῦτα ἐξεπλάγη ὡς ἐφαίνετό μετεμέλησε γὰρ αὐτῷ τῶν εἰρημένων.</text:p>
          </table:table-cell>
          <table:table-cell table:style-name="Table1.A1" office:value-type="string">
            <text:p text:style-name="P35">Hagrid suddenly looked horrified.</text:p>
          </table:table-cell>
        </table:table-row>
        <table:table-row>
          <table:table-cell table:style-name="Table1.A1" office:value-type="string">
            <text:p text:style-name="P35">Μὰ Δί’ ἀλλ’ οὐκ ὤφελον, ἔφη, οὐδὲν εἰπεῖν σοι περὶ ταῦτα,<text:span text:style-name="T3"> </text:span>ἐπιλάθεσθε δῆτα τοῦ εἰρημένου.</text:p>
          </table:table-cell>
          <table:table-cell table:style-name="Table1.A1" office:value-type="string">
            <text:p text:style-name="P35">"I shouldn'ta told yeh that!" he blurted out. "Forget I said it!</text:p>
          </table:table-cell>
        </table:table-row>
        <table:table-row>
          <table:table-cell table:style-name="Table1.A1" office:value-type="string">
            <text:p text:style-name="P35">ἀλλ’ Ἡράκλεις ποῖ βαίνετε<text:span text:style-name="T3">;</text:span></text:p>
          </table:table-cell>
          <table:table-cell table:style-name="Table1.A1" office:value-type="string">
            <text:p text:style-name="P35">Hey -- where're yeh goin'?"</text:p>
          </table:table-cell>
        </table:table-row>
        <table:table-row>
          <table:table-cell table:style-name="Table1.A1" office:value-type="string">
            <text:p text:style-name="P35">οὐδέν τοίνυν διελέγοντο ἐν σφίσιν οἱ τριττοί πρὶν εἱστήκεσαν ἐν<text:span text:style-name="T3"> </text:span>τῇ αὐλῇ. σκοταῖοι δ’ ἐγένοντο ὡς ἐξ αἰθρίας καὶ ὁ <text:span text:style-name="T12">ἔ</text:span>νδον ἀὴρ ψυχρὸς</text:p>
            <text:p text:style-name="P35">ἐδόκει αὐτοῖς ε<text:span text:style-name="T12">ἰ</text:span>σελθοῦσιν.</text:p>
          </table:table-cell>
          <table:table-cell table:style-name="Table1.A1" office:value-type="string">
            <text:p text:style-name="P35">Harry, Ron, and Hermione didn't speak to each other at all until they came to a halt in the entrance hall, which seemed very cold and gloomy after the grounds.</text:p>
          </table:table-cell>
        </table:table-row>
        <table:table-row>
          <table:table-cell table:style-name="Table1.A1" office:value-type="string">
            <text:p text:style-name="P35">ὁ δ’ <text:span text:style-name="T12">Ἅ</text:span>ρειος <text:span text:style-name="T12">Ἰ</text:span>τέον ἄρα, ἔφη, πρὸς τὸν Διμπλόδωρον.</text:p>
          </table:table-cell>
          <table:table-cell table:style-name="Table1.A1" office:value-type="string">
            <text:p text:style-name="P35">"We've got to go to Dumbledore," said Harry.</text:p>
          </table:table-cell>
        </table:table-row>
        <table:table-row>
          <table:table-cell table:style-name="Table1.A1" office:value-type="string">
            <text:p text:style-name="P35">ὁ γὰρ<text:span text:style-name="T3"> </text:span>Ἁγριώδης ἐδίδαξε τὸν ξένον ἐκεῖνον Οὐλότριχα παρελθεῖν.<text:span text:style-name="T12"> <text:s/>ὁ γὰρ</text:span><text:span text:style-name="T3"> </text:span><text:span text:style-name="T12">συγκεκαλυμμένος εἴτε Σίναπυς ὢν εἴτε Φολιδομορτὸς ἀκονιτὶ ἔμαθεν</text:span><text:span text:style-name="T3"> </text:span><text:span text:style-name="T12">ἂν τί χρὴ δρᾶν μεθυσθέντος τοῦ Ἀγριώδους.</text:span></text:p>
          </table:table-cell>
          <table:table-cell table:style-name="Table1.A1" office:value-type="string">
            <text:p text:style-name="P35">"Hagrid told that stranger how to get past Fluffy, and it was either Snape or Voldemort under that cloak -- it must've been easy, once he'd got Hagrid drunk.<text:span text:style-name="T12">"</text:span></text:p>
          </table:table-cell>
        </table:table-row>
        <table:table-row>
          <table:table-cell table:style-name="Table1.A1" office:value-type="string">
            <text:p text:style-name="P35">ε<text:span text:style-name="T12">ἰ</text:span> γὰρ ὁ<text:span text:style-name="T3"> </text:span>Διμπλόδωρος<text:span text:style-name="T3"> </text:span>πιστεύσαι ἡμῖν.</text:p>
          </table:table-cell>
          <table:table-cell table:style-name="Table1.A1" office:value-type="string">
            <text:p text:style-name="P35">I just hope Dumbledore believes us.</text:p>
          </table:table-cell>
        </table:table-row>
        <table:table-row>
          <table:table-cell table:style-name="Table1.A1" office:value-type="string">
            <text:p text:style-name="P36">τάχ’ ἂν ὁ Φλωρεντείας βεβαιώσαι ἡμᾶς, μὴ ὑπὸ<text:span text:style-name="T3"> </text:span>τοῦ Ἀτηροῦ κωλυθείς.</text:p>
          </table:table-cell>
          <table:table-cell table:style-name="Table1.A1" office:value-type="string">
            <text:p text:style-name="P36">Firenze might back us up if Bane doesn't stop him.</text:p>
          </table:table-cell>
        </table:table-row>
        <table:table-row>
          <table:table-cell table:style-name="Table1.A1" office:value-type="string">
            <text:p text:style-name="P36">ἀλλὰ ποῦ ἐστὶν ἡ τοῦ Διμπλοδώρου δίαιτα;</text:p>
          </table:table-cell>
          <table:table-cell table:style-name="Table1.A1" office:value-type="string">
            <text:p text:style-name="P36">Where's Dumbledore's office?"</text:p>
          </table:table-cell>
        </table:table-row>
        <table:table-row>
          <table:table-cell table:style-name="Table1.A1" office:value-type="string">
            <text:p text:style-name="P36">καὶ πανταχῇ περιέβλεπον ὥσπερ ἐλπίζοντες σημεῖόν τι ὄψεσθαι<text:span text:style-name="T3"> </text:span>ὅπερ ὀρθὴν δείξει τὴν ὁδόν, οὐ μεμαθηκότες ὅπου ο<text:span text:style-name="T13">ἰ</text:span>κεῖ ἐκεῖνος<text:span text:style-name="T3"> </text:span>οὐδ<text:span text:style-name="T13">'</text:span> ἐγνωκότες ποτ<text:span text:style-name="T13">ὲ</text:span> περὶ οὐδενὸς ὅντινα μετεπέμψατο.</text:p>
          </table:table-cell>
          <table:table-cell table:style-name="Table1.A1" office:value-type="string">
            <text:p text:style-name="P36">They looked around, as if hoping to see a sign pointing them in the right direction.<text:span text:style-name="T13"> They had never been told where Dumbledore lived, nor did they know anyone who had been sent to see him.</text:span></text:p>
          </table:table-cell>
        </table:table-row>
        <table:table-row>
          <table:table-cell table:style-name="Table1.A1" office:value-type="string">
            <text:p text:style-name="P36">λέγοντος δὲ τοῦ Ἁρείου περὶ ἃ ἐπὶ τούτοις χρὴ ποιῆσαι, ἦχον<text:span text:style-name="T13"> ἥκουσαν τινὰ κατὰ τὴν αὐλὴν κλάζοντα.</text:span></text:p>
          </table:table-cell>
          <table:table-cell table:style-name="Table1.A1" office:value-type="string">
            <text:p text:style-name="P36">"We'll just have to --" Harry began, but a voice suddenly rang across the hall.</text:p>
          </table:table-cell>
        </table:table-row>
        <table:table-row>
          <table:table-cell table:style-name="Table1.A1" office:value-type="string">
            <text:p text:style-name="P36">Οὗτοι, τί χρῆμα <text:span text:style-name="T13">ἔ</text:span>νδον ἐστέ ἐτεόν;</text:p>
          </table:table-cell>
          <table:table-cell table:style-name="Table1.A1" office:value-type="string">
            <text:p text:style-name="P36">"What are you three doing inside?"</text:p>
          </table:table-cell>
        </table:table-row>
        <table:table-row>
          <table:table-cell table:style-name="Table1.A1" office:value-type="string">
            <text:p text:style-name="P38">τοῦτο δ’ εἶπεν ἡ σοφίστρια Μαγονωγαλέα.<text:span text:style-name="T14"> εἰσῆλθε γὰρ πολλὰ</text:span><text:span text:style-name="T3"> </text:span><text:span text:style-name="T14">φέρουσα βιβλία.</text:span></text:p>
          </table:table-cell>
          <table:table-cell table:style-name="Table1.A1" office:value-type="string">
            <text:p text:style-name="P38">It was Professor McGonagall, carrying a large pile of books.</text:p>
          </table:table-cell>
        </table:table-row>
        <table:table-row>
          <table:table-cell table:style-name="Table1.A1" office:value-type="string">
            <text:p text:style-name="P38">ἡ δέ Ἑρμιόνη ἀνδρειοτέραν ἑαυτὴν παρέχουσα ὡς τοῖς γε μειρακίοις ἐδόκει<text:span text:style-name="T3"> </text:span>Ἐπιθυμοῦμεν, ἔφη, συμβουλεύεσθαί τι μετὰ τοῦ<text:span text:style-name="T14"> </text:span>Διμπλοδώρου.</text:p>
          </table:table-cell>
          <table:table-cell table:style-name="Table1.A1" office:value-type="string">
            <text:p text:style-name="P38">"We want to see Professor Dumbledore," said Hermione, rather bravely, Harry and Ron thought.</text:p>
          </table:table-cell>
        </table:table-row>
        <table:table-row>
          <table:table-cell table:style-name="Table1.A1" office:value-type="string">
            <text:p text:style-name="P38"><text:span text:style-name="T14">ἐ</text:span>κείνη δέ ὡς νομίζουσα σφαλερὸν δήπου τοῦτο τὸ ἐρώτημα <text:span text:style-name="T14">Ἦ</text:span><text:span text:style-name="T3"> </text:span>καὶ συμβουλεύεσθαι τί, ἔφη, μετὰ τοῦ Διμπλοδώρου; διὰ τ<text:span text:style-name="T14">ί;</text:span></text:p>
          </table:table-cell>
          <table:table-cell table:style-name="Table1.A1" office:value-type="string">
            <text:p text:style-name="P38">"See Professor Dumbledore?" Professor McGonagall repeated, as though this was a very fishy thing to want to do. "Why?"</text:p>
          </table:table-cell>
        </table:table-row>
        <table:table-row>
          <table:table-cell table:style-name="Table1.A1" office:value-type="string">
            <text:p text:style-name="P38">ὁ δ’ <text:span text:style-name="T14">Ἅ</text:span>ρειος πάνυ ἀπορῶν Ἀπόρρητόν τί ἐστιν, ἔφη.<text:span text:style-name="T14"> ἐμβριμωμένης δέ τῆς Μαγονωγαλέας μετεμέλετο εὐθὺς τοῦτο φωνήσας.</text:span></text:p>
          </table:table-cell>
          <table:table-cell table:style-name="Table1.A1" office:value-type="string">
            <text:p text:style-name="P38">Harry swallowed -- now what? "It's sort of secret," he said, but he wished at once he hadn't, because Professor McGonagall's nostrils flared.</text:p>
          </table:table-cell>
        </table:table-row>
        <table:table-row>
          <table:table-cell table:style-name="Table1.A1" office:value-type="string">
            <text:p text:style-name="P38">καὶ ὑπερηφανῶς Ὁ σοφιστής, ἔφη, Διμπλόδωρος ἄρτι ἀπελήλυθε, γλαῦκα γὰρ δεξάμενος πολλοῦ ἀξίαν ἀπὸ τῶν τῆς μαγείας<text:span text:style-name="T3"> </text:span>προβούλων τὸ παραχρῆμα Λονδίνονδε ἀνέπτατο.</text:p>
          </table:table-cell>
          <table:table-cell table:style-name="Table1.A1" office:value-type="string">
            <text:p text:style-name="P38">"Professor Dumbledore left ten minutes ago," she said coldly. "He received an urgent owl from the Ministry of Magic and flew off for London at once."</text:p>
          </table:table-cell>
        </table:table-row>
        <table:table-row>
          <table:table-cell table:style-name="Table1.A1" office:value-type="string">
            <text:p text:style-name="P38">ὁ δ’<text:span text:style-name="T14"> Ἅ</text:span>ρειος μάλ’ ἐκπλαγεὶς Ἀλλ’ οἴχεται δή, <text:soft-page-break/>ἔφη.</text:p>
          </table:table-cell>
          <table:table-cell table:style-name="Table1.A1" office:value-type="string">
            <text:p text:style-name="P38">"He's gone?" said Harry frantically.</text:p>
          </table:table-cell>
        </table:table-row>
        <table:table-row>
          <table:table-cell table:style-name="Table1.A1" office:value-type="string">
            <text:p text:style-name="P38">οἴμ’ ὡς ἀπὸ<text:span text:style-name="T2"> </text:span>καιροῦ.</text:p>
          </table:table-cell>
          <table:table-cell table:style-name="Table1.A1" office:value-type="string">
            <text:p text:style-name="P38">"Now?"</text:p>
          </table:table-cell>
        </table:table-row>
        <table:table-row>
          <table:table-cell table:style-name="Table1.A1" office:value-type="string">
            <text:p text:style-name="P38">ἐκείνη δέ Ὁ σοφιστής, ἔφη, Διμπλόδωρος μάγος ὢν μέγιστος, ὦ<text:span text:style-name="T3"> </text:span>Ποτέρ, πολλὰ καὶ σπουδαῖα διὰ χειρῶν ἀεὶ ἔχει.</text:p>
          </table:table-cell>
          <table:table-cell table:style-name="Table1.A1" office:value-type="string">
            <text:p text:style-name="P38">"Professor Dumbledore is a very great wizard, Potter, he has many demands on his time --</text:p>
          </table:table-cell>
        </table:table-row>
        <table:table-row>
          <table:table-cell table:style-name="Table1.A1" office:value-type="string">
            <text:p text:style-name="P38">Προῦργου δέ τοῦτο.</text:p>
          </table:table-cell>
          <table:table-cell table:style-name="Table1.A1" office:value-type="string">
            <text:p text:style-name="P38">"But this is important."</text:p>
          </table:table-cell>
        </table:table-row>
        <table:table-row>
          <table:table-cell table:style-name="Table1.A1" office:value-type="string">
            <text:p text:style-name="P38">Προ<text:span text:style-name="T14">ὐ</text:span>ργιαίτερον ἄρα σὺ ποίῃ τὰ κατὰ σε’ δήπου, ὦ Ποτέρ, ἢ τὰ<text:span text:style-name="T3"> </text:span>τῶν τῆς μαγείας προβούλων;</text:p>
          </table:table-cell>
          <table:table-cell table:style-name="Table1.A1" office:value-type="string">
            <text:p text:style-name="P38">"Something you have to say is more important than the Ministry of Magic, Potter.</text:p>
          </table:table-cell>
        </table:table-row>
        <table:table-row>
          <table:table-cell table:style-name="Table1.A1" office:value-type="string">
            <text:p text:style-name="P39"><text:span text:style-name="T14">Ἅ</text:span>ρειος δ’ οὐδέν ὑποστειλάμενος Λοιπόν, ἐφη, <text:span text:style-name="T14">ὦ</text:span> σοφίστρια.<text:span text:style-name="T15"> τείνει γὰρ εἰς τὴν τοῦ φιλοσόφου λίθον.</text:span></text:p>
          </table:table-cell>
          <table:table-cell table:style-name="Table1.A1" office:value-type="string">
            <text:p text:style-name="P39">"Look," said Harry, throwing caution to the winds, "Professor -- it's about the Sorcerer's tone --"</text:p>
          </table:table-cell>
        </table:table-row>
        <table:table-row>
          <table:table-cell table:style-name="Table1.A1" office:value-type="string">
            <text:p text:style-name="P39">ἀλλ’ οὐκ <text:span text:style-name="T15">ἔ</text:span>στιν ὅπως ἡ Μαγονωγαλέα τοῦτό γε προσεδόκα.</text:p>
          </table:table-cell>
          <table:table-cell table:style-name="Table1.A1" office:value-type="string">
            <text:p text:style-name="P39">Whatever Professor McGonagall had expected, it wasn't that.</text:p>
          </table:table-cell>
        </table:table-row>
        <table:table-row>
          <table:table-cell table:style-name="Table1.A1" office:value-type="string">
            <text:p text:style-name="P39">τὰ<text:span text:style-name="T3"> </text:span>γὰρ βιβλία ἐκ χειρῶν πεσόντα οὐκ ἀνέλαβε.</text:p>
          </table:table-cell>
          <table:table-cell table:style-name="Table1.A1" office:value-type="string">
            <text:p text:style-name="P39">The books she was carrying tumbled out of her arms, but she didn't pick them up.</text:p>
          </table:table-cell>
        </table:table-row>
        <table:table-row>
          <table:table-cell table:style-name="Table1.A1" office:value-type="string">
            <text:p text:style-name="P39">Πόθεν γὰρ <text:span text:style-name="T15">ἔ</text:span>γνωκας<text:span text:style-name="T15">; ἔφη μάλ’ ἀποροῦσα.</text:span></text:p>
          </table:table-cell>
          <table:table-cell table:style-name="Table1.A1" office:value-type="string">
            <text:p text:style-name="P39">"How do you know --?"<text:span text:style-name="T15"> she spluttered.</text:span></text:p>
          </table:table-cell>
        </table:table-row>
        <table:table-row>
          <table:table-cell table:style-name="Table1.A1" office:value-type="string">
            <text:p text:style-name="P39">ὁ δ’ <text:span text:style-name="T15">Ἅ</text:span>ρειος <text:span text:style-name="T15">Ὦ</text:span> σοφίστρια, ἔφη, νομίζω τόν - Σίναπυν δέ μόνον<text:span text:style-name="T3"> </text:span>οὐκ ὠνόμασεν - ο<text:span text:style-name="T15">ἶ</text:span>δα μὲν ο<text:span text:style-name="T15">ὖ</text:span>ν τινὰ τὴν λίθον κλέψειν μέλλοντα.<text:span text:style-name="T15"> βουλευτέον οὖν τῷ Διμπλοδώρῳ.</text:span></text:p>
          </table:table-cell>
          <table:table-cell table:style-name="Table1.A1" office:value-type="string">
            <text:p text:style-name="P39">"Professor, I think -- I know -- that Sn- that someone's going to try and steal the Stone. I've got to talk to Professor Dumbledore."</text:p>
          </table:table-cell>
        </table:table-row>
        <table:table-row>
          <table:table-cell table:style-name="Table1.A1" office:value-type="string">
            <text:p text:style-name="P39">αὕτη δέ πρὸς αὐτὸν ἠτένιζε καὶ ἐκπλαγεῖσα τῷ πράγματι καὶ<text:span text:style-name="T3"> </text:span>ὑποπτεύουσα ἅμα.</text:p>
          </table:table-cell>
          <table:table-cell table:style-name="Table1.A1" office:value-type="string">
            <text:p text:style-name="P39">She eyed him with a mixture of shock and suspicion.</text:p>
          </table:table-cell>
        </table:table-row>
        <table:table-row>
          <table:table-cell table:style-name="Table1.A1" office:value-type="string">
            <text:p text:style-name="P39">τέλος δέ Ὁ σοφιστής, ἔφη, Διμπλόδωρος αὔριον οἴκαδε νοστήσει.</text:p>
          </table:table-cell>
          <table:table-cell table:style-name="Table1.A1" office:value-type="string">
            <text:p text:style-name="P39">"Professor Dumbledore will be back tomorrow," she said finally.</text:p>
          </table:table-cell>
        </table:table-row>
        <table:table-row>
          <table:table-cell table:style-name="Table1.A1" office:value-type="string">
            <text:p text:style-name="P39">ἀλλ’ ᾧ τρόπῳ ηὗρες τὰ τῆς λίθου οῦκ οἶδα. οῖδα δέ τάδε’ ἡ λίθος<text:span text:style-name="T3"> </text:span>βεβαιότερον φυλάττεται ἢ ὥστε συλᾶσθαι.</text:p>
          </table:table-cell>
          <table:table-cell table:style-name="Table1.A1" office:value-type="string">
            <text:p text:style-name="P39">I don't know how you found out about the Stone, but rest assured, no one can possibly steal it, it's too well protected."</text:p>
          </table:table-cell>
        </table:table-row>
        <table:table-row>
          <table:table-cell table:style-name="Table1.A1" office:value-type="string">
            <text:p text:style-name="P39">Ἀλλ’ ὦ σοφίστρια -</text:p>
          </table:table-cell>
          <table:table-cell table:style-name="Table1.A1" office:value-type="string">
            <text:p text:style-name="P39">"But Professor --"</text:p>
          </table:table-cell>
        </table:table-row>
        <table:table-row>
          <table:table-cell table:style-name="Table1.A1" office:value-type="string">
            <text:p text:style-name="P39">ἡ δ’ ὑπολαβοῦσα <text:span text:style-name="T16">Ὦ</text:span> Ποτέρ, ἔφη. ξύνοιδα γὰρ ἐμαυτῷ ὀρθῶς<text:span text:style-name="T3"> </text:span>λέγουσα.</text:p>
          </table:table-cell>
          <table:table-cell table:style-name="Table1.A1" office:value-type="string">
            <text:p text:style-name="P39">"Potter, I know what I'm talking about," she said shortly. </text:p>
          </table:table-cell>
        </table:table-row>
        <table:table-row>
          <table:table-cell table:style-name="Table1.A1" office:value-type="string">
            <text:p text:style-name="P40">καὶ προκύψασα τὰ βιβλία ἀπὸ τοῦ ἐδάφους ἀνέλαβε.</text:p>
          </table:table-cell>
          <table:table-cell table:style-name="Table1.A1" office:value-type="string">
            <text:p text:style-name="P40">She bent down and gathered up the fallen books.</text:p>
          </table:table-cell>
        </table:table-row>
        <table:table-row>
          <table:table-cell table:style-name="Table1.A1" office:value-type="string">
            <text:p text:style-name="P40">Καὶ παραινῶ ὑμῖν ἔξω ἐπανελθοῦσιν εὐφραίνεσθαι ὑφ’ ἡλίῳ<text:span text:style-name="T3"> </text:span>παριεμένοις.</text:p>
          </table:table-cell>
          <table:table-cell table:style-name="Table1.A1" office:value-type="string">
            <text:p text:style-name="P40">I suggest you all go back outside and enjoy the sunshine."</text:p>
          </table:table-cell>
        </table:table-row>
        <table:table-row>
          <table:table-cell table:style-name="Table1.A1" office:value-type="string">
            <text:p text:style-name="P40">τοῦτο δ’ οὐδαμῶς ἐποίησαν αὐτοῦ περιμένοντες.</text:p>
          </table:table-cell>
          <table:table-cell table:style-name="Table1.A1" office:value-type="string">
            <text:p text:style-name="P40">But they didn't.</text:p>
          </table:table-cell>
        </table:table-row>
        <table:table-row>
          <table:table-cell table:style-name="Table1.A1" office:value-type="string">
            <text:p text:style-name="P40">τῆς δέ Μαγονωγαλέας οὐκέτι παρακοῦσαι ἐχούσης, ὁ Ἄρειος<text:span text:style-name="T17"> Τῇδε τῇ νυκτί, ἔφη, γενήσεται.</text:span></text:p>
          </table:table-cell>
          <table:table-cell table:style-name="Table1.A1" office:value-type="string">
            <text:p text:style-name="P40">"It's tonight," said Harry, once he was sure Professor McGonagall was out of earshot.</text:p>
          </table:table-cell>
        </table:table-row>
        <table:table-row>
          <table:table-cell table:style-name="Table1.A1" office:value-type="string">
            <text:p text:style-name="P40"><text:s/>ὁ γὰρ Σίναπυς διὰ τῆς θύρας τῆς<text:span text:style-name="T3"> </text:span>ἐπιρρακτῆς τῇδε τῇ νυκτὶ καταβήσεσθαι μέλλει.<text:span text:style-name="T17"> ἐξηυρηκώς γὰρ</text:span><text:span text:style-name="T3"> </text:span><text:span text:style-name="T17">ἤδη πάνθ’ ὧν δεῖται, νῦν δὴ πέπραχεν ὅπως ὁ Διμπλόδωρος</text:span><text:span text:style-name="T3"> </text:span><text:span text:style-name="T17">ἐκποδὼν ἔσται. </text:span></text:p>
          </table:table-cell>
          <table:table-cell table:style-name="Table1.A1" office:value-type="string">
            <text:p text:style-name="P40">"Snape's going through the trapdoor tonight. He's found out everything he needs, and now he's got Dumbledore out of the way.<text:span text:style-name="T18">"</text:span></text:p>
          </table:table-cell>
        </table:table-row>
        <table:table-row>
          <table:table-cell table:style-name="Table1.A1" office:value-type="string">
            <text:p text:style-name="P12"><text:span text:style-name="T17">ἔ</text:span>πεμψε γὰρ αὐτὸς ἐκείνην τὴν ἐπιστολὴν δηλαδή·</text:p>
            <text:p text:style-name="P13">καὶ οἶ τῆς μαγείας πρόβουλοι πάνυ ταραχθήσονται τοῦ Διμπλοδώρου ἀπροσδοκήτως ἀφικομένου.</text:p>
          </table:table-cell>
          <table:table-cell table:style-name="Table1.A1" office:value-type="string">
            <text:p text:style-name="P13"><text:span text:style-name="T18">"</text:span>He sent that note, I bet the Ministry of Magic will get a real shock when Dumbledore turns up."</text:p>
          </table:table-cell>
        </table:table-row>
        <table:table-row>
          <table:table-cell table:style-name="Table1.A1" office:value-type="string">
            <text:p text:style-name="P13">τὴν δ’ Ἑρμιόνην ἥδη μέλλουσαν τί ποιῶμεν ἐρωτήσειν ἔφθασενὁ Σίναπυς λαθὼν ὄπισθεν <text:soft-page-break/>αὐτῶν ἑστηκώς.</text:p>
          </table:table-cell>
          <table:table-cell table:style-name="Table1.A1" office:value-type="string">
            <text:p text:style-name="P13">"But what can we --"<text:span text:style-name="T18"> Hermione gasped. Harry and Ron wheeled round. </text:span>Snape was standing there.</text:p>
          </table:table-cell>
        </table:table-row>
        <table:table-row>
          <table:table-cell table:style-name="Table1.A1" office:value-type="string">
            <text:p text:style-name="P13">χαίρειν δὲ προσεῖπεν ὡς<text:span text:style-name="T2"> </text:span>φιλοφρόνως δεξάμενος δῆθεν.</text:p>
          </table:table-cell>
          <table:table-cell table:style-name="Table1.A1" office:value-type="string">
            <text:p text:style-name="P13">"Good afternoon," he said smoothly.</text:p>
          </table:table-cell>
        </table:table-row>
        <table:table-row>
          <table:table-cell table:style-name="Table1.A1" office:value-type="string">
            <text:p text:style-name="P12">καὶ ἐκείνης πρὸς ταῦτα κεχηνυίας ὅ θ’</text:p>
            <text:p text:style-name="P13"><text:span text:style-name="T18">Ἅ</text:span>ρειος καὶ ὁ Ῥοῶν ἐπιστρεψαμένοι ὀξὺ ἔβλεπον.<text:span text:style-name="T18"> καὶ μάλα σαρδάνιον ὑπομειδιάσας Οὐ χρῆν ἔνδον δι’ ἡμέρας</text:span><text:span text:style-name="T3"> </text:span><text:span text:style-name="T18">κατοικιδίους περιμένειν. πνίγει γὰρ. </text:span></text:p>
          </table:table-cell>
          <table:table-cell table:style-name="Table1.A1" office:value-type="string">
            <text:p text:style-name="P13">They stared at him.<text:span text:style-name="T18"> "You shouldn't be inside on a day like this," he said, with an odd, twisted smile.</text:span></text:p>
          </table:table-cell>
        </table:table-row>
        <table:table-row>
          <table:table-cell table:style-name="Table1.A1" office:value-type="string">
            <text:p text:style-name="P13"><text:span text:style-name="T18">ὁ δ' Ἅρειος ἐμέλλησε μὲν ἐρεῖν τι ὡς πρόφασιν δώσων, φωνήσας</text:span><text:span text:style-name="T3"> </text:span><text:span text:style-name="T18">δ’ ὀλίγον τι οὐδὲν ἄρ’ εἶχεν εἰπεῖν.</text:span></text:p>
          </table:table-cell>
          <table:table-cell table:style-name="Table1.A1" office:value-type="string">
            <text:p text:style-name="P13">"We were --" Harry began, without any idea what he was going to say.</text:p>
          </table:table-cell>
        </table:table-row>
        <table:table-row>
          <table:table-cell table:style-name="Table1.A1" office:value-type="string">
            <text:p text:style-name="P13">ἐκεῖνος δ<text:span text:style-name="T18">ὲ</text:span> <text:span text:style-name="T18">Ὅ</text:span>πως εὐλαβήσεσθε, ἔφη, μή τις τηρῶν νομίζῃ ὑμᾶς<text:span text:style-name="T3"> </text:span>πράγματά που παρέχειν.<text:span text:style-name="T18"> <text:s/></text:span></text:p>
          </table:table-cell>
          <table:table-cell table:style-name="Table1.A1" office:value-type="string">
            <text:p text:style-name="P13">"You want to be more careful," said Snape.<text:span text:style-name="T18"> "Hanging around like this, people will think you're up to something.</text:span></text:p>
          </table:table-cell>
        </table:table-row>
        <table:table-row>
          <table:table-cell table:style-name="Table1.A1" office:value-type="string">
            <text:p text:style-name="P13"><text:span text:style-name="T18">οὐ γὰρ προσήκει ὑμῖν τούς Γρυφινδώρους</text:span><text:span text:style-name="T3"> </text:span><text:span text:style-name="T18">παραρρῖψαι ἔτι πλειόνων βαθμῶν ἁμαρτησομένους. ἢ ὀρθῶς λέγω</text:span><text:span text:style-name="T3">;</text:span></text:p>
          </table:table-cell>
          <table:table-cell table:style-name="Table1.A1" office:value-type="string">
            <text:p text:style-name="P13">And Gryffindor really can't afford to lose any more points, can it?"</text:p>
          </table:table-cell>
        </table:table-row>
        <table:table-row>
          <table:table-cell table:style-name="Table1.A1" office:value-type="string">
            <text:p text:style-name="P13">καὶ ἐρυθριῶντος τοῦ Ἁρείου πάντες <text:span text:style-name="T18">ἔ</text:span>μελλον <text:span text:style-name="T18">ἔ</text:span>ξω ἀπελθεῖν.</text:p>
          </table:table-cell>
          <table:table-cell table:style-name="Table1.A1" office:value-type="string">
            <text:p text:style-name="P13">Harry flushed. They turned to go outside, but Snape called them back.</text:p>
          </table:table-cell>
        </table:table-row>
        <table:table-row>
          <table:table-cell table:style-name="Table1.A1" office:value-type="string">
            <text:p text:style-name="P15">ὁ<text:span text:style-name="T3"> </text:span>μέντοι Σίναπυς ἀνακαλεσάμενος αὐτούς Εὐλαβοῦ, ἔφη, ὦ Ποτέρ,<text:span text:style-name="T18"> </text:span>ἢν γὰρ αὖθις νυκτιπεριπλάνητος ἁλῷς, πράξω αὐτὸς ὅπως ἐκπέσῃ<text:span text:style-name="T3"> </text:span>ἀπὸ τοῦ παιδευτηρίου.<text:span text:style-name="T19"> ἔρρωσο.</text:span></text:p>
          </table:table-cell>
          <table:table-cell table:style-name="Table1.A1" office:value-type="string">
            <text:p text:style-name="P13">"Be warned, Potter -- any more nighttime wanderings and I will personally make sure you are expelled. Good day to you."</text:p>
          </table:table-cell>
        </table:table-row>
        <table:table-row>
          <table:table-cell table:style-name="Table1.A1" office:value-type="string">
            <text:p text:style-name="P41">καὶ ἀπέβη πρὸς τὸ τῶν σοφιστῶν κοινεῖον.</text:p>
          </table:table-cell>
          <table:table-cell table:style-name="Table1.A1" office:value-type="string">
            <text:p text:style-name="P15">He strode off in the direction of the staffroom.</text:p>
          </table:table-cell>
        </table:table-row>
        <table:table-row>
          <table:table-cell table:style-name="Table1.A1" office:value-type="string">
            <text:p text:style-name="P15">ὁ δ’ <text:span text:style-name="T19">Ἅ</text:span>ρειος μετὰ τῶν ἄλλων ἐξελθὼν ἐπὶ τὸν λίθινον ἀναβαθμόν,<text:span text:style-name="T3"> </text:span>λιπαρῶς μὲν ἔχων ἠρέμα δέ φωνῶν Λοιπόν, ἔφη.<text:span text:style-name="T19"> δραστέα οὖν</text:span><text:span text:style-name="T3"> </text:span><text:span text:style-name="T19">τάδε.</text:span></text:p>
          </table:table-cell>
          <table:table-cell table:style-name="Table1.A1" office:value-type="string">
            <text:p text:style-name="P15">Out on the stone steps, Harry turned to the others.<text:span text:style-name="T19"> "Right, here's what we've got to do," he whispered urgently.</text:span></text:p>
          </table:table-cell>
        </table:table-row>
        <table:table-row>
          <table:table-cell table:style-name="Table1.A1" office:value-type="string">
            <text:p text:style-name="P14">δεῖ γάρ τινα τηρεῖν τὸν Σίναπυν περιμένουσαν πρὸς τῷ<text:span text:style-name="T19"> </text:span>κοινείῳ ὡς ἐψομένην αὐτῷ ἐξελθόντι.</text:p>
          </table:table-cell>
          <table:table-cell table:style-name="Table1.A1" office:value-type="string">
            <text:p text:style-name="P15">"One of us has got to keep an eye on Snape -- wait outside the staff room and follow him if he leaves it.<text:span text:style-name="T19">"</text:span></text:p>
          </table:table-cell>
        </table:table-row>
        <table:table-row>
          <table:table-cell table:style-name="Table1.A1" office:value-type="string">
            <text:p text:style-name="P15">καὶ τοῦτο σοὶ προσήκει<text:span text:style-name="T3"> </text:span>ποιεῖν, <text:span text:style-name="T19">ὦ</text:span> Ἑρμιόνη.</text:p>
          </table:table-cell>
          <table:table-cell table:style-name="Table1.A1" office:value-type="string">
            <text:p text:style-name="P15"><text:span text:style-name="T19">"</text:span>Hermione, you'd better do that."</text:p>
          </table:table-cell>
        </table:table-row>
        <table:table-row>
          <table:table-cell table:style-name="Table1.A1" office:value-type="string">
            <text:p text:style-name="P15">Τίη<text:span text:style-name="T19">;</text:span></text:p>
          </table:table-cell>
          <table:table-cell table:style-name="Table1.A1" office:value-type="string">
            <text:p text:style-name="P15">"Why me?"</text:p>
          </table:table-cell>
        </table:table-row>
        <table:table-row>
          <table:table-cell table:style-name="Table1.A1" office:value-type="string">
            <text:p text:style-name="P15">κα<text:span text:style-name="T19">ὶ</text:span> ὁ Ῥοών Σ<text:span text:style-name="T19">ὺ</text:span> μὲν γάρ, ἔφη, δύναι’ ἂν προσποιεῖσθαι δήπου<text:span text:style-name="T3"> </text:span>τὸν Φηλητικὸν προσδέξασθαι.</text:p>
          </table:table-cell>
          <table:table-cell table:style-name="Table1.A1" office:value-type="string">
            <text:p text:style-name="P15">"It's obvious," said Ron. "You can pretend to be waiting for Professor Flitwick, you know."</text:p>
          </table:table-cell>
        </table:table-row>
        <table:table-row>
          <table:table-cell table:style-name="Table1.A1" office:value-type="string">
            <text:p text:style-name="P15">κα<text:span text:style-name="T19">ὶ</text:span> λεπτόν τι καὶ γυναικεῖον<text:span text:style-name="T3"> </text:span>ἐμφθεγξάμενος ὡς ὁμοῖος τῇ Ἑρμιόνῃ τὴν φωνὴν γενησόμενος <text:span text:style-name="T19">Ὦ</text:span><text:span text:style-name="T3"> </text:span>σοφιστὰ Φηλητικέ, ἔφη, ε<text:span text:style-name="T19">ἰ</text:span>ς τοσοῦτο τῆς φροντίδος ἦλθον φοβουμένη μὴ οὐκ ὀρθῶς ἀπήντησα πρὸς τὴν ἐρώτησιν τὴν τετταρακαιδεκάτην βῆτα.<text:span text:style-name="T3"> </text:span></text:p>
          </table:table-cell>
          <table:table-cell table:style-name="Table1.A1" office:value-type="string">
            <text:p text:style-name="P15">He put on a high voice, "'Oh Professor Flitwick, I'm so worried, I think I got question fourteen b wrong....'“</text:p>
          </table:table-cell>
        </table:table-row>
        <table:table-row>
          <table:table-cell table:style-name="Table1.A1" office:value-type="string">
            <text:p text:style-name="P14">κ<text:span text:style-name="T19">ἀ</text:span>κείνη σιγᾶν μὲν ἐκέλευσεν αὐτόν, συνέφη δ’ ὅμως ἐπιτηρήσειν<text:span text:style-name="T19"> </text:span>τὸν Σίναπυν.</text:p>
          </table:table-cell>
          <table:table-cell table:style-name="Table1.A1" office:value-type="string">
            <text:p text:style-name="P15">"Oh, shut up," said Hermione, but she agreed to go and watch out for Snape.</text:p>
          </table:table-cell>
        </table:table-row>
        <table:table-row>
          <table:table-cell table:style-name="Table1.A1" office:value-type="string">
            <text:p text:style-name="P15">καὶ <text:span text:style-name="T19">Ἅ</text:span>ρειος τῷ Ῥοῶνι Περιμενετέον δ’ ἡμῖν γε, ἔφη, ἔξω τῆς τοῦ<text:span text:style-name="T3"> </text:span>τριστέγου διόδου.</text:p>
          </table:table-cell>
          <table:table-cell table:style-name="Table1.A1" office:value-type="string">
            <text:p text:style-name="P15">"And we'd better stay outside the third-floor corridor," Harry told Ron.<text:span text:style-name="T19"> "Come on."</text:span></text:p>
          </table:table-cell>
        </table:table-row>
        <table:table-row>
          <table:table-cell table:style-name="Table1.A1" office:value-type="string">
            <text:p text:style-name="P15">ἀλλ’ οὐκ ἀπέβη τοῦτο ὡς προσεδέχοντο τὸ πρᾶγμα. </text:p>
          </table:table-cell>
          <table:table-cell table:style-name="Table1.A1" office:value-type="string">
            <text:p text:style-name="P15">But that part of the plan didn't work.</text:p>
          </table:table-cell>
        </table:table-row>
        <table:table-row>
          <table:table-cell table:style-name="Table1.A1" office:value-type="string">
            <text:p text:style-name="P15">ἀφικόμενοι<text:span text:style-name="T3"> </text:span>γὰρ ἄρτι πρὸς τὴν θύραν τὴν τὸν Οὐλότριχα ἀφορίζουσαν ἀπὸ τοῦ<text:span text:style-name="T19"> ἄλλου </text:span><text:soft-page-break/><text:span text:style-name="T19">φρουρίου, ἐνέτυχον αὖ τῇ σοφιστρίᾳ Μαγονωγαλέα. ἡ δ’ ἐξειστήκει νῦν τελέως ἑαυτῆς πάνυ ἐξηγριωμένη.</text:span></text:p>
          </table:table-cell>
          <table:table-cell table:style-name="Table1.A1" office:value-type="string">
            <text:p text:style-name="P15">No sooner had they reached the door separating Fluffy from the rest of the school than Professor <text:soft-page-break/>McGonagall turned up again and this time, she lost her temper.</text:p>
          </table:table-cell>
        </table:table-row>
        <table:table-row>
          <table:table-cell table:style-name="Table1.A1" office:value-type="string">
            <text:p text:style-name="P15"><text:span text:style-name="T19">Ἦ</text:span> καὶ ᾠήθητε, ἔφη, χαλεπώτερον εἶναί τινι λαθεῖν ὑμᾶς ἢ ὅλας<text:span text:style-name="T3"> </text:span>ἁμάξας χαριτησίων;</text:p>
          </table:table-cell>
          <table:table-cell table:style-name="Table1.A1" office:value-type="string">
            <text:p text:style-name="P15">"I suppose you think you're harder to get past than a pack of enchantments!" she stormed.</text:p>
          </table:table-cell>
        </table:table-row>
        <table:table-row>
          <table:table-cell table:style-name="Table1.A1" office:value-type="string">
            <text:p text:style-name="P15">ἄφετε ἃ <text:span text:style-name="T19">ἄ</text:span>νω κάτω φλυαρεῖτε ταῦτα.</text:p>
          </table:table-cell>
          <table:table-cell table:style-name="Table1.A1" office:value-type="string">
            <text:p text:style-name="P15">"Enough of this nonsense!<text:span text:style-name="T20">"</text:span></text:p>
          </table:table-cell>
        </table:table-row>
        <table:table-row>
          <table:table-cell table:style-name="Table1.A1" office:value-type="string">
            <text:p text:style-name="P17">ἢν γὰρ<text:span text:style-name="T19"> </text:span>πύθωμαι ὑμᾶς δεῦρο αὖθις βεβηκότας, ἀφαιρήσω αὖθις πεντήκοντα<text:span text:style-name="T3"> </text:span>βαθμοὺς τούς Γρυφινδώρους ε<text:span text:style-name="T20">ἰ</text:span> καὶ τῆς ἐμῆς οἰκίας ἐστέ, ὦ<text:span text:style-name="T3"> </text:span>Εὐισήλιε.</text:p>
          </table:table-cell>
          <table:table-cell table:style-name="Table1.A1" office:value-type="string">
            <text:p text:style-name="P17"><text:span text:style-name="T20">"</text:span>If I hear you 've come anywhere near here again, I'll take another fifty points from Gryffindor!Yes, Weasley, from my own house!"</text:p>
          </table:table-cell>
        </table:table-row>
        <table:table-row>
          <table:table-cell table:style-name="Table1.A1" office:value-type="string">
            <text:p text:style-name="P17">τοιγαροῦν ε<text:span text:style-name="T20">ἰ</text:span>ς τὸ κοινεῖον ἐπανῆλθον. εἰπόντος δέ τοῦ Ἁρείου ὅτι<text:span text:style-name="T20"> </text:span>ἡ Ἑρμιόνη <text:span text:style-name="T20">ἰ</text:span>χνεύει γοῦν τὸν Σίναπυν, ἡ τῆς γυναικὸς εἰκὼν εὐθὺς<text:span text:style-name="T3"> </text:span><text:span text:style-name="T20">ἐ</text:span>στρ<text:span text:style-name="T20">έ</text:span>ψατο καὶ εἰσῆλθεν ἐκείνη.</text:p>
          </table:table-cell>
          <table:table-cell table:style-name="Table1.A1" office:value-type="string">
            <text:p text:style-name="P17">Harry and Ron went back to the common room, Harry had just said, "At least Hermione's on Snape's tail," when the portrait of the Fat Lady swung open and Hermione came in.</text:p>
          </table:table-cell>
        </table:table-row>
        <table:table-row>
          <table:table-cell table:style-name="Table1.A1" office:value-type="string">
            <text:p text:style-name="P17">ὀδυρομένη δέ Λυποῦμαι, ἔφη, ὦ <text:span text:style-name="T20">Ἅ</text:span>ρειε. ἐξελθὼν γὰρ ὁ Σίναπυς<text:span text:style-name="T3"> </text:span>ἤρετο τί ποιῶ. φασκούσης δέ μου ὡς τὸν Φηλητικόν προσδέχομαι,<text:span text:style-name="T3"> </text:span>ἐκεῖνος τοῦτον μετῆλθεν.<text:span text:style-name="T20"> ὥστε πρότερον οὐχ οἷός τ’ ἦ φυγεῖν,</text:span><text:span text:style-name="T3"> </text:span><text:span text:style-name="T20">χρονία γὰρ παρ’ αὐτῷ κατειχόμην. καὶ οὐκ οἶδα περὶ τοῦ Σινάπεως</text:span><text:span text:style-name="T3"> </text:span><text:span text:style-name="T20">ὅποι ἦλθεν.</text:span></text:p>
          </table:table-cell>
          <table:table-cell table:style-name="Table1.A1" office:value-type="string">
            <text:p text:style-name="P17">"I'm sorry, Harry!" she wailed. "Snape came out and asked me what I was doing, so I said I was waiting for Flitwick, and Snape went to get him, and I've only just got away, I don't know where Snape went."</text:p>
          </table:table-cell>
        </table:table-row>
        <table:table-row>
          <table:table-cell table:style-name="Table1.A1" office:value-type="string">
            <text:p text:style-name="P17">Τοιαῦτα μὲν δὴ ταῦτα, εἶπεν ὁ Ἄρειος, τί μήν;</text:p>
          </table:table-cell>
          <table:table-cell table:style-name="Table1.A1" office:value-type="string">
            <text:p text:style-name="P17">"Well, that's it then, isn't it?" Harry said.</text:p>
          </table:table-cell>
        </table:table-row>
        <table:table-row>
          <table:table-cell table:style-name="Table1.A1" office:value-type="string">
            <text:p text:style-name="P17">οἱ δ’ ἄλλοι ἠτένιζον πρὸς αὐτὸν ὠχριῶντα ἤδη, τῶν ὀφθαλμῶν<text:span text:style-name="T3"> </text:span>πολὺ τὸ γοργὸν καὶ ἔνθεον διεμφαινόντων.</text:p>
          </table:table-cell>
          <table:table-cell table:style-name="Table1.A1" office:value-type="string">
            <text:p text:style-name="P17">The other two stared at him. He was pale and his eyes were glittering.</text:p>
          </table:table-cell>
        </table:table-row>
        <table:table-row>
          <table:table-cell table:style-name="Table1.A1" office:value-type="string">
            <text:p text:style-name="P17">Ἀλλὰ τῇδε τῇ νυκτί, ἔφη, ἐνθένδε ἐξελθὼν ἐπιχειρήσω φθάσαι<text:span text:style-name="T20"> </text:span>τῆς λίθου ἐφικόμενος.</text:p>
          </table:table-cell>
          <table:table-cell table:style-name="Table1.A1" office:value-type="string">
            <text:p text:style-name="P17">"I'm going out of here tonight and I'm going to try and get to the Stone first."</text:p>
          </table:table-cell>
        </table:table-row>
        <table:table-row>
          <table:table-cell table:style-name="Table1.A1" office:value-type="string">
            <text:p text:style-name="P17">Μέμηνας, ἔφη ὁ Ῥοών.<text:span text:style-name="T3"> <text:s/></text:span></text:p>
          </table:table-cell>
          <table:table-cell table:style-name="Table1.A1" office:value-type="string">
            <text:p text:style-name="P17">"You're mad!" said Ron.</text:p>
          </table:table-cell>
        </table:table-row>
        <table:table-row>
          <table:table-cell table:style-name="Table1.A1" office:value-type="string">
            <text:p text:style-name="P17">Εὐφήμει, ἔφη ἡ Ἑρμιόνη.</text:p>
          </table:table-cell>
          <table:table-cell table:style-name="Table1.A1" office:value-type="string">
            <text:p text:style-name="P17">"You can't!" said Hermione.</text:p>
          </table:table-cell>
        </table:table-row>
        <table:table-row>
          <table:table-cell table:style-name="Table1.A1" office:value-type="string">
            <text:p text:style-name="P17">οὔκουν ὑπακούεις οὔτε τῆς Μαγονωγαλέας οὔτε τοῦ Σινάπεως<text:span text:style-name="T20">;</text:span></text:p>
          </table:table-cell>
          <table:table-cell table:style-name="Table1.A1" office:value-type="string">
            <text:p text:style-name="P17">"After what McGonagall and Snape have said?<text:span text:style-name="T20">"</text:span></text:p>
          </table:table-cell>
        </table:table-row>
        <table:table-row>
          <table:table-cell table:style-name="Table1.A1" office:value-type="string">
            <text:p text:style-name="P17">ἐκπέσῃ γὰρ ἀπὸ τοῦ παιδευτηρίου.</text:p>
          </table:table-cell>
          <table:table-cell table:style-name="Table1.A1" office:value-type="string">
            <text:p text:style-name="P17">You'll be expelled!"</text:p>
          </table:table-cell>
        </table:table-row>
        <table:table-row>
          <table:table-cell table:style-name="Table1.A1" office:value-type="string">
            <text:p text:style-name="P17">Τί δαί;ἔφη ὁ Ἄρειος μεγάλῃ τῇ φωνῇ.</text:p>
          </table:table-cell>
          <table:table-cell table:style-name="Table1.A1" office:value-type="string">
            <text:p text:style-name="P17">"SO WHAP" Harry shouted.</text:p>
          </table:table-cell>
        </table:table-row>
        <table:table-row>
          <table:table-cell table:style-name="Table1.A1" office:value-type="string">
            <text:p text:style-name="P17">οὔκουν ἐπίστασθε<text:span text:style-name="T20">;</text:span></text:p>
          </table:table-cell>
          <table:table-cell table:style-name="Table1.A1" office:value-type="string">
            <text:p text:style-name="P17">"Don't you understand?</text:p>
          </table:table-cell>
        </table:table-row>
        <table:table-row>
          <table:table-cell table:style-name="Table1.A1" office:value-type="string">
            <text:p text:style-name="P17">ἢν ὁ<text:span text:style-name="T3"> </text:span>Σίναπυς φέρηται τὴν λίθον, ὁ Φολιδομορτὸς κάτεισιν.</text:p>
          </table:table-cell>
          <table:table-cell table:style-name="Table1.A1" office:value-type="string">
            <text:p text:style-name="P17">If Snape gets hold of the Stone, Voldemort's coming back!</text:p>
          </table:table-cell>
        </table:table-row>
        <table:table-row>
          <table:table-cell table:style-name="Table1.A1" office:value-type="string">
            <text:p text:style-name="P17">οὔκουν<text:span text:style-name="T3"> </text:span>ἀκηκόατε ἃ τότε κακὰ πεπόνθαμεν ἐπιχειροῦντος ἐκείνου περιγενέσθαι<text:span text:style-name="T20">;</text:span></text:p>
          </table:table-cell>
          <table:table-cell table:style-name="Table1.A1" office:value-type="string">
            <text:p text:style-name="P17">Haven't you heard what it was like when he was trying to take over?</text:p>
          </table:table-cell>
        </table:table-row>
        <table:table-row>
          <table:table-cell table:style-name="Table1.A1" office:value-type="string">
            <text:p text:style-name="P17">καὶ γὰρ μὴ ὄντος τοῦ Ὑογοήτου, οὐκ ἐξέσται δήπου<text:span text:style-name="T3"> </text:span>ἐκπεσεῖν.</text:p>
          </table:table-cell>
          <table:table-cell table:style-name="Table1.A1" office:value-type="string">
            <text:p text:style-name="P17">There won't be any Hogwarts to get expelled from! </text:p>
          </table:table-cell>
        </table:table-row>
        <table:table-row>
          <table:table-cell table:style-name="Table1.A1" office:value-type="string">
            <text:p text:style-name="P16">ἐκεῖνος<text:span text:style-name="T20"> </text:span>γὰρ<text:span text:style-name="T20"> </text:span>ἦ<text:span text:style-name="T20"> </text:span>κατ’<text:span text:style-name="T20"> </text:span>ἄκρας<text:span text:style-name="T20"> </text:span>ἐξαιρήσει<text:span text:style-name="T20"> </text:span>ἢ<text:span text:style-name="T20"> </text:span>ἀλλοιώσει<text:span text:style-name="T20"> </text:span>εἰς</text:p>
            <text:p text:style-name="P17">σχολεῖον<text:span text:style-name="T20"> </text:span>τῶν<text:span text:style-name="T20"> </text:span>σκοτεινῶν<text:span text:style-name="T20"> </text:span>δογμάτων.</text:p>
          </table:table-cell>
          <table:table-cell table:style-name="Table1.A1" office:value-type="string">
            <text:p text:style-name="P17">He'll flatten it, or turn it into a school for the Dark Arts!</text:p>
          </table:table-cell>
        </table:table-row>
        <table:table-row>
          <table:table-cell table:style-name="Table1.A1" office:value-type="string">
            <text:p text:style-name="P17">οὐδέν γὰρ οὖν διαφέρει ἡμῖν νυνὶ<text:span text:style-name="T3"> </text:span>ἁμαρτεῖν τῶν βαθμῶν.</text:p>
          </table:table-cell>
          <table:table-cell table:style-name="Table1.A1" office:value-type="string">
            <text:p text:style-name="P17">Losing points doesn't matter anymore, can't you see?</text:p>
          </table:table-cell>
        </table:table-row>
        <table:table-row>
          <table:table-cell table:style-name="Table1.A1" office:value-type="string">
            <text:p text:style-name="P17">ἦ καὶ οἴεσθε τοῦτον ἐάσειν ὑμᾶς δήπου καὶ<text:span text:style-name="T3"> </text:span>τὰ ὑμέτερα ἦν οἱ Γρυφίνδωροι νικῶσι τὴν Φιάλην Ο<text:span text:style-name="T21">ἰ</text:span>κείαν φερόμενοι<text:span text:style-name="T20">;</text:span></text:p>
          </table:table-cell>
          <table:table-cell table:style-name="Table1.A1" office:value-type="string">
            <text:p text:style-name="P17">D'you think he'll leave you and your families alone if Gryffindor wins the house cup?</text:p>
          </table:table-cell>
        </table:table-row>
        <table:table-row>
          <table:table-cell table:style-name="Table1.A1" office:value-type="string">
            <text:p text:style-name="P19">ἢν γὰρ ἁλῶ πρὶν τῆς λίθου<text:span text:style-name="T21"> </text:span>λαβέσθαι, δεήσει με ἐπανελθόντα<text:span text:style-name="T3"> </text:span>πρὸς τούς Δουρσλείους αὐτοῦ <text:soft-page-break/>περιμεῖναι τὸν Φολιδομορτὸν ἕως ἂν<text:span text:style-name="T21"> </text:span>ἐξεύρῃ με.<text:span text:style-name="T21"> περὶ τοῦ ὕστερον ἀποθανεῖν ὁ ἀγών, ἐπεὶ οὐδέποτε</text:span><text:span text:style-name="T3"> </text:span><text:span text:style-name="T21">παραδώσω ἐμαυτὸν τοῖς καταχθονίοις.</text:span></text:p>
          </table:table-cell>
          <table:table-cell table:style-name="Table1.A1" office:value-type="string">
            <text:p text:style-name="P19">If I get caught before I can get to the Stone, well, I'll have to go back to the Dursleys and wait for <text:soft-page-break/>Voldemort to find me there, it's only dying a bit later than I would have, because I'm never going over to the Dark Side!</text:p>
          </table:table-cell>
        </table:table-row>
        <table:table-row>
          <table:table-cell table:style-name="Table1.A1" office:value-type="string">
            <text:p text:style-name="P18">ἐγὼ δ’ ο<text:span text:style-name="T21">ὖ</text:span>ν διὰ τ<text:span text:style-name="T21">ῆ</text:span>ς θύρας τῆς</text:p>
            <text:p text:style-name="P19">ἐπιρρακτῆς τῇδε τῇ νυκτὶ καταβήσεσθαι μέλλω, καὶ ὑμεῖς ο<text:span text:style-name="T21">ὐ</text:span> μὴ<text:span text:style-name="T3"> </text:span>κωλύσητέ με ὅ τι ἂν εἴπητε.</text:p>
          </table:table-cell>
          <table:table-cell table:style-name="Table1.A1" office:value-type="string">
            <text:p text:style-name="P19">I'm going through that trapdoor tonight and nothing you two say is going to stop me!</text:p>
          </table:table-cell>
        </table:table-row>
        <table:table-row>
          <table:table-cell table:style-name="Table1.A1" office:value-type="string">
            <text:p text:style-name="P19">ὁ γὰρ Φολιδομορτός ἀπέκτεινέ μοι<text:span text:style-name="T3"> </text:span>τοὺς γονέας, μέμνησθε.<text:span text:style-name="T3"> </text:span>καί πρὸς αὐτοὺς δριμὺ ἔβλεπεν.</text:p>
          </table:table-cell>
          <table:table-cell table:style-name="Table1.A1" office:value-type="string">
            <text:p text:style-name="P18">Voldemort killed my parents, remember?"</text:p>
            <text:p text:style-name="P19">He glared at them.</text:p>
          </table:table-cell>
        </table:table-row>
        <table:table-row>
          <table:table-cell table:style-name="Table1.A1" office:value-type="string">
            <text:p text:style-name="P19"><text:span text:style-name="T21">Ἔ</text:span>γνως, ὦ Ἄρειε, ἔφη ἡ Ἑρμιόνη ἠρέμα φωνοῦσα.</text:p>
          </table:table-cell>
          <table:table-cell table:style-name="Table1.A1" office:value-type="string">
            <text:p text:style-name="P19">"You're right Harry," said Hermione in a small voice.</text:p>
          </table:table-cell>
        </table:table-row>
        <table:table-row>
          <table:table-cell table:style-name="Table1.A1" office:value-type="string">
            <text:p text:style-name="P19"><text:span text:style-name="T21">Ἅ</text:span>ρειος δέ Χρήσομαι τῇ χλαίνῃ, ἔφη, τῇ τῆς ἀφανείας.</text:p>
          </table:table-cell>
          <table:table-cell table:style-name="Table1.A1" office:value-type="string">
            <text:p text:style-name="P19">"I'll use the invisibility cloak," said Harry. </text:p>
          </table:table-cell>
        </table:table-row>
        <table:table-row>
          <table:table-cell table:style-name="Table1.A1" office:value-type="string">
            <text:p text:style-name="P19">ἕρμαιον γὰρ<text:span text:style-name="T21"> </text:span>ἦν τὸ ἀνακτήσασθαι αὐτήν.</text:p>
          </table:table-cell>
          <table:table-cell table:style-name="Table1.A1" office:value-type="string">
            <text:p text:style-name="P19">"It's just lucky I got it back."</text:p>
          </table:table-cell>
        </table:table-row>
        <table:table-row>
          <table:table-cell table:style-name="Table1.A1" office:value-type="string">
            <text:p text:style-name="P19">Ἀλλ’ ἱκανὴ ἔσται, ἦ δ’ ὃς ὁ Ῥοών, τρεῖς καλύψαι, τοὺς πάντας<text:span text:style-name="T3"> </text:span>λέγω<text:span text:style-name="T21">;</text:span></text:p>
          </table:table-cell>
          <table:table-cell table:style-name="Table1.A1" office:value-type="string">
            <text:p text:style-name="P19">"But will it cover all three of us?" said Ron.</text:p>
          </table:table-cell>
        </table:table-row>
        <table:table-row>
          <table:table-cell table:style-name="Table1.A1" office:value-type="string">
            <text:p text:style-name="P19"><text:span text:style-name="T21">Ἦ</text:span> πάντας;<text:span text:style-name="T3"> </text:span></text:p>
          </table:table-cell>
          <table:table-cell table:style-name="Table1.A1" office:value-type="string">
            <text:p text:style-name="P19">"All -- all three of us?"</text:p>
          </table:table-cell>
        </table:table-row>
        <table:table-row>
          <table:table-cell table:style-name="Table1.A1" office:value-type="string">
            <text:p text:style-name="P19">Οὐ γὰρ δήπου ᾠήθης ἡμᾶς ἐάσειν σε μόνον ἐξιέναι;</text:p>
          </table:table-cell>
          <table:table-cell table:style-name="Table1.A1" office:value-type="string">
            <text:p text:style-name="P19">"Oh, come off it, you don't think we'd let you go alone?"</text:p>
          </table:table-cell>
        </table:table-row>
        <table:table-row>
          <table:table-cell table:style-name="Table1.A1" office:value-type="string">
            <text:p text:style-name="P19">ἡ δ’ Ἑρμιόνη ἀτεχνῶς <text:span text:style-name="T21">Ἥ</text:span>κιστά γε, ἔφη.</text:p>
          </table:table-cell>
          <table:table-cell table:style-name="Table1.A1" office:value-type="string">
            <text:p text:style-name="P19">"Of course not," said Hermione briskly.</text:p>
          </table:table-cell>
        </table:table-row>
        <table:table-row>
          <table:table-cell table:style-name="Table1.A1" office:value-type="string">
            <text:p text:style-name="P18">πῶς γὰρ εἰς τὴν λίθον<text:span text:style-name="T3"> </text:span>ἀφίκοιο ἂν ε<text:span text:style-name="T21">ἰ</text:span> μὴ συνείημέν σοι, οἴομαι δεῖν ὡς τάχιστα ἐξετάσαι τὰ</text:p>
            <text:p text:style-name="P19">βιβλία ἐάν που χρήσιμόν τι ἐνῇ.</text:p>
          </table:table-cell>
          <table:table-cell table:style-name="Table1.A1" office:value-type="string">
            <text:p text:style-name="P19">"How do you think you'd get to the Stone without us?<text:span text:style-name="T21"> I'd better go and took through my books, there might be something useful..."</text:span></text:p>
          </table:table-cell>
        </table:table-row>
        <table:table-row>
          <table:table-cell table:style-name="Table1.A1" office:value-type="string">
            <text:p text:style-name="P19">Ἀλλ’ ἁλόντες καὶ ὑμεῖς ἐκπεσεῖσθε.</text:p>
          </table:table-cell>
          <table:table-cell table:style-name="Table1.A1" office:value-type="string">
            <text:p text:style-name="P19">"But if we get caught, you two will be expelled, too."</text:p>
          </table:table-cell>
        </table:table-row>
        <table:table-row>
          <table:table-cell table:style-name="Table1.A1" office:value-type="string">
            <text:p text:style-name="P19">ἡ δ’ Ἑρμιόνη Μὴ ὥρασιν ἄρα ἱκοίμην, ἔφη, εἴ τι τοιοῦτον ἀνασχοίμην ποτέ.</text:p>
          </table:table-cell>
          <table:table-cell table:style-name="Table1.A1" office:value-type="string">
            <text:p text:style-name="P19">"Not if I can help it," said Hermione grimly.</text:p>
          </table:table-cell>
        </table:table-row>
        <table:table-row>
          <table:table-cell table:style-name="Table1.A1" office:value-type="string">
            <text:p text:style-name="P19">ὁ γὰρ Φηλητικὸς εἶπέ μοι λάθρᾳ ὅτι ἕκατον δώδεκα<text:span text:style-name="T21"> </text:span>περιπεποίημαι τίμιαν ἐξ ἑκατὸν δοκιμαζομένη πρὸς αὐτοῦ.<text:span text:style-name="T21"> <text:s/>οὐ</text:span><text:span text:style-name="T3"> </text:span><text:span text:style-name="T21">δήπου ἐκβαλοῦσιν ἐμέ.</text:span></text:p>
          </table:table-cell>
          <table:table-cell table:style-name="Table1.A1" office:value-type="string">
            <text:p text:style-name="P19">"Flitwick told me in secret that I got a hundred and twelve percent on his exam. They're not throwing me out after that."</text:p>
          </table:table-cell>
        </table:table-row>
        <table:table-row>
          <table:table-cell table:style-name="Table1.A1" office:value-type="string">
            <text:p text:style-name="P19">μετὰ δέ τὸ δεῖπνον οἱ τριττοὶ χωρὶς τῶν ἄλλων ἐκάθιζον ἐν τῷ<text:span text:style-name="T21"> </text:span>κοινείῳ φροντίδας παρέχοντες φοβεράς.</text:p>
          </table:table-cell>
          <table:table-cell table:style-name="Table1.A1" office:value-type="string">
            <text:p text:style-name="P19">After dinner the three of them sat nervously apart in the common room.</text:p>
          </table:table-cell>
        </table:table-row>
        <table:table-row>
          <table:table-cell table:style-name="Table1.A1" office:value-type="string">
            <text:p text:style-name="P19">οὐδεὶς δ’ ἠνώχλει αὐτοῖς,<text:span text:style-name="T3"> </text:span>τῶν Γρυφινδώρων οὐδὲν ἔχοντων τῷ γ’ Ἁρείῳ εἰπεῖν δήπου.</text:p>
          </table:table-cell>
          <table:table-cell table:style-name="Table1.A1" office:value-type="string">
            <text:p text:style-name="P19">Nobody bothered them; none of the Gryffindors had anything to say to Harry any more, after all.</text:p>
          </table:table-cell>
        </table:table-row>
        <table:table-row>
          <table:table-cell table:style-name="Table1.A1" office:value-type="string">
            <text:p text:style-name="P19">ὁ δέ τὸ<text:span text:style-name="T3"> </text:span>πρῶτον τῇδε τῇ νυκτὶ οὐ χαλεπῶς εἶχεν ἀπομονούμενος.</text:p>
          </table:table-cell>
          <table:table-cell table:style-name="Table1.A1" office:value-type="string">
            <text:p text:style-name="P19">This was the first night he hadn't been upset by it.</text:p>
          </table:table-cell>
        </table:table-row>
        <table:table-row>
          <table:table-cell table:style-name="Table1.A1" office:value-type="string">
            <text:p text:style-name="P19">ἡ δ’<text:span text:style-name="T3"> </text:span>Ἑρμιόνη ἐξέταζε τὰ γράμματα εἴ πως τύχοι τινὸς τῶν κηλημάτων<text:span text:style-name="T3"> </text:span>ὧν μέλλουσι πειράσεσθαι.</text:p>
          </table:table-cell>
          <table:table-cell table:style-name="Table1.A1" office:value-type="string">
            <text:p text:style-name="P19">Hermione was skimming through all her notes, hoping to come across one of the enchantments they were about to try to break.</text:p>
          </table:table-cell>
        </table:table-row>
        <table:table-row>
          <table:table-cell table:style-name="Table1.A1" office:value-type="string">
            <text:p text:style-name="P21">ὁ δ<text:span text:style-name="T21">' Ἅ</text:span>ρειος καί ὁ Ῥοῶν ὀλίγον διελέγοντο<text:span text:style-name="T3"> </text:span>ἅτε περὶ ἃ χρὴ ποιῆσαι πόλλ’ ἥδη φροντίζοντες.<text:span text:style-name="T3"> </text:span>καὶ κατὰ μικρὸν τῶν Γρυφινδώρων ε<text:span text:style-name="T22">ἰ</text:span>ς κοῖτον ἀπελθόντων τὸ<text:span text:style-name="T3"> </text:span>κοινεῖον ἐκενοῦτο.</text:p>
          </table:table-cell>
          <table:table-cell table:style-name="Table1.A1" office:value-type="string">
            <text:p text:style-name="P20">Harry and Ron didn't talk much. Both of them were thinking about what they were about to do.</text:p>
            <text:p text:style-name="P21">Slowly, the room emptied as people drifted off to bed.</text:p>
          </table:table-cell>
        </table:table-row>
        <table:table-row>
          <table:table-cell table:style-name="Table1.A1" office:value-type="string">
            <text:p text:style-name="P21">κα<text:span text:style-name="T22">ὶ</text:span> τοῦ Ἰορδάνου ἀπελθόντος - <text:span text:style-name="T22">ἔ</text:span>χασκε γὰρ τέλος - ὁ Ῥοών Δεῖ<text:span text:style-name="T22"> </text:span>σε, ἔφη, τὴν χλαῖναν μετελθεῖν.</text:p>
          </table:table-cell>
          <table:table-cell table:style-name="Table1.A1" office:value-type="string">
            <text:p text:style-name="P21">"Better get the cloak," Ron muttered, as Lee Jordan finally left, stretching and yawning.</text:p>
          </table:table-cell>
        </table:table-row>
        <table:table-row>
          <table:table-cell table:style-name="Table1.A1" office:value-type="string">
            <text:p text:style-name="P21">ὁ δ’<text:span text:style-name="T22"> Ἅ</text:span>ρειος σκοταῖος εἰς τὸ κοιμητήριον ἀναβὰς <text:soft-page-break/>τὴν χλαῖναν ἔλαβε.<text:span text:style-name="T22"> κατιδὼν δὲ καὶ τὸν αὐλὸν τὸν ὑφ’ Ἁγριώδους πρὸς τὰ Χριστούγεννα δεδομένον εἰς κόλπον ἔθηκεν ὡς</text:span><text:span text:style-name="T3"> </text:span><text:span text:style-name="T22">κηλήσων τὸν Οὐλότριχα, οὐκ ἐθέλων ᾄδειν.</text:span></text:p>
          </table:table-cell>
          <table:table-cell table:style-name="Table1.A1" office:value-type="string">
            <text:p text:style-name="P21">Harry ran upstairs to their dark dormitory.<text:span text:style-name="T22"> He </text:span><text:soft-page-break/><text:span text:style-name="T22">putted out the cloak and then his eyes fell on the flute Hagrid had given him for Christmas. He pocketed it to use on Fluffy -- he didn't feel much like singing.</text:span></text:p>
          </table:table-cell>
        </table:table-row>
        <table:table-row>
          <table:table-cell table:style-name="Table1.A1" office:value-type="string">
            <text:p text:style-name="P21">καὶ ε<text:span text:style-name="T22">ἰ</text:span>ς τὸ κοινεῖον πάλιν δραμὼν Δεῖ ἐνδῦναι ἐνθάδε τὴν χλαῖναν<text:span text:style-name="T3"> </text:span>ὡς μαθησομένους εἴ γ’ ἄρα τοὺς πάντας καλύψει.<text:span text:style-name="T22"> ἣν γὰρ ὁ Φήληξ κατίδῃ πόδα τινα ἀσώματον περιπολοῦντα - Τί ποιεῖτε; φωνὴν γὰρ ἄφνω ἥκουσάν τινος ἐν μυχῷ τοῦτο λέγοντος. καὶ ὁ Νεφελώδης ἐφάνη ὄπισθεν δίφρου, ἔχων τὴν φρύνην</text:span><text:span text:style-name="T3"> </text:span><text:span text:style-name="T22">αὐτοῦ Τρίφορον. αὑτὴ γὰρ ὡς δοκεῖν πάλιν αὖ τῆς ἐλευθερίας ἥπτετο.</text:span></text:p>
          </table:table-cell>
          <table:table-cell table:style-name="Table1.A1" office:value-type="string">
            <text:p text:style-name="P21">He ran back down to the common room.<text:span text:style-name="T22"> "We'd better put the cloak on here, and make sure it covers all three of us -- if Filch spots one of our feet wandering along on its own --" "What are you doing?" said a voice from the corner of the room. Neville appeared from behind an armchair, clutching Trevor the toad, who looked as though he'd been making another bid for freedom.</text:span></text:p>
          </table:table-cell>
        </table:table-row>
        <table:table-row>
          <table:table-cell table:style-name="Table1.A1" office:value-type="string">
            <text:p text:style-name="P21">Οὐδέν, ὧ Νεφέλωδες, οὐδέν, ἦ δ’ ὃς ὁ <text:span text:style-name="T22">Ἅ</text:span>ρειος τὴν χλαῖναν ἅμα<text:span text:style-name="T3"> </text:span>ὀπίσω κρύπτων.</text:p>
          </table:table-cell>
          <table:table-cell table:style-name="Table1.A1" office:value-type="string">
            <text:p text:style-name="P21">"Nothing, Neville, nothing," said Harry, hurriedly putting the cloak behind his back.</text:p>
          </table:table-cell>
        </table:table-row>
        <table:table-row>
          <table:table-cell table:style-name="Table1.A1" office:value-type="string">
            <text:p text:style-name="P21">ὁ δέ Νεφελώδης ὀξύ ἐδέρκετο πρὸς ἐκείνους κακὰ. μηχανωμένους<text:span text:style-name="T3"> </text:span>δηλαδή.<text:span text:style-name="T22"> Ἐξιέναι γάρ, ἔφη, μάλ’ αὖθις μέλλετε.</text:span></text:p>
          </table:table-cell>
          <table:table-cell table:style-name="Table1.A1" office:value-type="string">
            <text:p text:style-name="P21">Neville stared at their guilty faces.<text:span text:style-name="T22"> </text:span>"You're going out again," he said.</text:p>
          </table:table-cell>
        </table:table-row>
        <table:table-row>
          <table:table-cell table:style-name="Table1.A1" office:value-type="string">
            <text:p text:style-name="P21">Ἀλλ’ ο<text:span text:style-name="T22">ὐ</text:span> μέλλομεν οὐδὲν οὐδαμῶς, ἔφη ἡ <text:span text:style-name="T22">Ἑ</text:span>ρμιόνη.<text:span text:style-name="T22"> </text:span></text:p>
          </table:table-cell>
          <table:table-cell table:style-name="Table1.A1" office:value-type="string">
            <text:p text:style-name="P21">"No, no, no," said Hermione.<text:span text:style-name="T22"> </text:span></text:p>
          </table:table-cell>
        </table:table-row>
        <table:table-row>
          <table:table-cell table:style-name="Table1.A1" office:value-type="string">
            <text:p text:style-name="P21"><text:span text:style-name="T22">οὔκουν</text:span><text:span text:style-name="T3"> </text:span><text:span text:style-name="T22">ἐξερχόμεθα.</text:span></text:p>
          </table:table-cell>
          <table:table-cell table:style-name="Table1.A1" office:value-type="string">
            <text:p text:style-name="P57">"No, we're not."</text:p>
          </table:table-cell>
        </table:table-row>
        <table:table-row>
          <table:table-cell table:style-name="Table1.A1" office:value-type="string">
            <text:p text:style-name="P21">ἀλλὰ τί ἐμποδών σοι, ὦ Νεφέλωδες, μὴ εἷς κοῖτον<text:span text:style-name="T3"> </text:span>ἀπελθεῖν<text:span text:style-name="T22">; </text:span></text:p>
          </table:table-cell>
          <table:table-cell table:style-name="Table1.A1" office:value-type="string">
            <text:p text:style-name="P21">Why don't you go to bed, Neville?"</text:p>
          </table:table-cell>
        </table:table-row>
        <table:table-row>
          <table:table-cell table:style-name="Table1.A1" office:value-type="string">
            <text:p text:style-name="P21"><text:span text:style-name="T22">Ἅ</text:span>ρειος δέ πρὸς τὸ μέγα ὡρολόγιον βλέψας τὸ πλησίον τῆς<text:span text:style-name="T3"> </text:span>θύρας ἐνενόησεν ὅτι ο<text:span text:style-name="T22">ὐ</text:span> δεῖ πλέον χρονίζειν, τοῦ Σινάπεως ὡς εἰκὸς<text:span text:style-name="T3"> </text:span>ἤδη αὐλοῦντος ἐπὶ τῷ κατακοιμίσαι τὸν Ο<text:span text:style-name="T22">ὐ</text:span>λότριχα.</text:p>
          </table:table-cell>
          <table:table-cell table:style-name="Table1.A1" office:value-type="string">
            <text:p text:style-name="P21">Harry looked at the grandfather clock by the door. They couldn't afford to waste any more time, Snape might even now be playing Fluffy to sleep.</text:p>
          </table:table-cell>
        </table:table-row>
        <table:table-row>
          <table:table-cell table:style-name="Table1.A1" office:value-type="string">
            <text:p text:style-name="P42">ὁ δὲ Νεφελώδης Ἀλλ’ οὐκ ε”στιν ὑμῖν ἐξιέναι, ἔφη. ἁλώσεσθε<text:span text:style-name="T3"> </text:span>γάρ. ὥσθ’ οἶ Γρυφίνδωροι καὶ πλείω πράγματα ἕξουσιν.</text:p>
          </table:table-cell>
          <table:table-cell table:style-name="Table1.A1" office:value-type="string">
            <text:p text:style-name="P42">"You can't go out," said Neville, "you'll be caught again. Gryffindor will be in even more trouble."</text:p>
          </table:table-cell>
        </table:table-row>
        <table:table-row>
          <table:table-cell table:style-name="Table1.A1" office:value-type="string">
            <text:p text:style-name="P42"><text:span text:style-name="T23">Ἅ</text:span>ρειος δέ Ἀλλ’ ὅμως σύ γε, ἔφη, ο<text:span text:style-name="T23">ὐ</text:span>κ ἐπίστασαι.<text:span text:style-name="T23"> τοῦτο γάρ τοι</text:span><text:span text:style-name="T3"> </text:span><text:span text:style-name="T23">εὖ ἴσθ’ ὅτι ἔστι τι ἡμῖν.</text:span></text:p>
          </table:table-cell>
          <table:table-cell table:style-name="Table1.A1" office:value-type="string">
            <text:p text:style-name="P42">"You don't understand," said Harry, "this is important."</text:p>
          </table:table-cell>
        </table:table-row>
        <table:table-row>
          <table:table-cell table:style-name="Table1.A1" office:value-type="string">
            <text:p text:style-name="P42">ὁ δ’ οὖν Νεφελώδης δῆλον ὅτι<text:span text:style-name="T3"> </text:span>συνέστελλεν ἑαυτὸν ὡς ἀνήκεστόν<text:span text:style-name="T3"> </text:span>τι ποιήσων.</text:p>
          </table:table-cell>
          <table:table-cell table:style-name="Table1.A1" office:value-type="string">
            <text:p text:style-name="P42">But Neville was clearly steeling himself to do something desperate.</text:p>
          </table:table-cell>
        </table:table-row>
        <table:table-row>
          <table:table-cell table:style-name="Table1.A1" office:value-type="string">
            <text:p text:style-name="P42">καὶ ἐπειγόμενος ἔφθασεν α<text:span text:style-name="T23">ὐ</text:span>τοὺς φυλάττων τὴν τῆς εἰκόνος<text:span text:style-name="T3"> </text:span>ὀπήν.<text:span text:style-name="T23"> Ἔγωγε οὐκ ἐῶ ὑμᾶς τοῦτο ποιῆσαι. μάχην γὰρ μαχοῦμαι</text:span><text:span text:style-name="T3"> </text:span><text:span text:style-name="T23">ὑμῖν.</text:span></text:p>
          </table:table-cell>
          <table:table-cell table:style-name="Table1.A1" office:value-type="string">
            <text:p text:style-name="P42">I won't let you do it," he said, hurrying to stand in front of the portrait hole. "I'll -- I'll fight you!"</text:p>
          </table:table-cell>
        </table:table-row>
        <table:table-row>
          <table:table-cell table:style-name="Table1.A1" office:value-type="string">
            <text:p text:style-name="P42">ὁ δέ Ῥοῶν δι’ ὀργῆς ἔχων Οὗτος, ἔφη. ἄναγε σεαυτὸν ἐκ τοῦ<text:span text:style-name="T3"> </text:span>μέσου.<text:span text:style-name="T23"> μὴ κέπφος γένοιο -</text:span></text:p>
          </table:table-cell>
          <table:table-cell table:style-name="Table1.A1" office:value-type="string">
            <text:p text:style-name="P42">"Neville, "Ron exploded, "get away from that hole and don't be an idiot --"</text:p>
          </table:table-cell>
        </table:table-row>
        <table:table-row>
          <table:table-cell table:style-name="Table1.A1" office:value-type="string">
            <text:p text:style-name="P42"><text:span text:style-name="T3"><text:s/></text:span>ἐκεῖνος δέ ὑποκρούσας Μὴ σύ μοι κέπφον, ἔφη.</text:p>
          </table:table-cell>
          <table:table-cell table:style-name="Table1.A1" office:value-type="string">
            <text:p text:style-name="P42">"Don't you call me an idiot!" said Neville.</text:p>
          </table:table-cell>
        </table:table-row>
        <table:table-row>
          <table:table-cell table:style-name="Table1.A1" office:value-type="string">
            <text:p text:style-name="P42">ο<text:span text:style-name="T23">ὐ</text:span> δεῖ σε<text:span text:style-name="T3"> </text:span>πλέον παρανομῆσαι. σὺ γὰρ ἐδίδαξάς με ὑπομένειν τοὺς<text:span text:style-name="T3"> </text:span>ἐναντίους.</text:p>
          </table:table-cell>
          <table:table-cell table:style-name="Table1.A1" office:value-type="string">
            <text:p text:style-name="P42">I don't think you should be breaking any more rules! And you were the one who told me to stand up to people!"</text:p>
          </table:table-cell>
        </table:table-row>
        <table:table-row>
          <table:table-cell table:style-name="Table1.A1" office:value-type="string">
            <text:p text:style-name="P42">Οὐ <text:span text:style-name="T23">γ</text:span>ὰ<text:span text:style-name="T23">ρ</text:span> <text:span text:style-name="T23">οὖ</text:span>ν <text:span text:style-name="T23">ἡμᾶς, ἦ δ' ὃς ὁ Ῥοὼν παρωξυμμένος. </text:span></text:p>
          </table:table-cell>
          <table:table-cell table:style-name="Table1.A1" office:value-type="string">
            <text:p text:style-name="P42">"Yes, but not to us," said Ron in exasperation.</text:p>
          </table:table-cell>
        </table:table-row>
        <table:table-row>
          <table:table-cell table:style-name="Table1.A1" office:value-type="string">
            <text:p text:style-name="P58">ὦ μακάριε, οὐκ οἶσθα τί χρῆμα ποιεῖς. </text:p>
          </table:table-cell>
          <table:table-cell table:style-name="Table1.A1" office:value-type="string">
            <text:p text:style-name="P42">"Neville, you don't know what you're doing."</text:p>
          </table:table-cell>
        </table:table-row>
        <table:table-row>
          <table:table-cell table:style-name="Table1.A1" office:value-type="string">
            <text:p text:style-name="P42">μικρὸν δέ προχωρήσαντος αὐτοῦ, ὁ Νεφελώδης μεθῆκε<text:span text:style-name="T3"> </text:span>Τρίφορον τὴν φρύνην.<text:span text:style-name="T23"> ἡ δέ ἁλλομένη ἀπέβη.</text:span></text:p>
          </table:table-cell>
          <table:table-cell table:style-name="Table1.A1" office:value-type="string">
            <text:p text:style-name="P42">He took a step forward and Neville dropped Trevor the toad, who leapt out of sight.</text:p>
          </table:table-cell>
        </table:table-row>
        <table:table-row>
          <table:table-cell table:style-name="Table1.A1" office:value-type="string">
            <text:p text:style-name="P23">κ<text:span text:style-name="T23">ἀ</text:span>κεῖνος μέλλων πὺξ παίσειν Εἶα, ἔφη, ἀλλ’ ἄγε <text:soft-page-break/>γευσώμεθα<text:span text:style-name="T3"> </text:span>ἀλλήλων πυγμαῖς.<text:span text:style-name="T24"> πυκτεύειν γὰρ πρόχειρός εἶμι.</text:span></text:p>
          </table:table-cell>
          <table:table-cell table:style-name="Table1.A1" office:value-type="string">
            <text:p text:style-name="P42">"Go on then, try and hit me!" said Neville, raising <text:soft-page-break/>his fists. "I'm ready!"</text:p>
          </table:table-cell>
        </table:table-row>
        <table:table-row>
          <table:table-cell table:style-name="Table1.A1" office:value-type="string">
            <text:p text:style-name="P23">ὁ δ’<text:span text:style-name="T24"> Ἅ</text:span>ρειος πρὸς τὴν Ἑρμιόνην στρεψάμενος ὡς πάνυ ἀπορῶν<text:span text:style-name="T3"> </text:span>Οὔκουν, ἔφη, ἔχεις τι ποιῆσαι;</text:p>
          </table:table-cell>
          <table:table-cell table:style-name="Table1.A1" office:value-type="string">
            <text:p text:style-name="P23">Harry turned to Hermione.<text:span text:style-name="T24"> "Do something," he said desperately.</text:span></text:p>
          </table:table-cell>
        </table:table-row>
        <table:table-row>
          <table:table-cell table:style-name="Table1.A1" office:value-type="string">
            <text:p text:style-name="P23">καὶ μὴν αὕτη προχωρήσασα Ὦ Νεφέλωδες, ἔφη, ξύγγνωθί μοι.</text:p>
          </table:table-cell>
          <table:table-cell table:style-name="Table1.A1" office:value-type="string">
            <text:p text:style-name="P23">Hermione stepped forward.</text:p>
          </table:table-cell>
        </table:table-row>
        <table:table-row>
          <table:table-cell table:style-name="Table1.A1" office:value-type="string">
            <text:p text:style-name="P23">μάλιστα γὰρ λυποῦμαι τοῦτο ποιοῦσα,<text:span text:style-name="T3"> </text:span>καὶ τὴν ῥάβδον λαβοῦσα ῥωμαϊκῶς Πεπέτρωσο παντελῶς, ἔφη<text:span text:style-name="T3"> </text:span>καταδεσμεύουσα αὐτόν.</text:p>
          </table:table-cell>
          <table:table-cell table:style-name="Table1.A1" office:value-type="string">
            <text:p text:style-name="P23">"Neville," she said, "I'm really, really sorry about this."<text:span text:style-name="T24"> She raised her wand. "Petrificus Totalus!" she cried, pointing it at Neville.</text:span></text:p>
          </table:table-cell>
        </table:table-row>
        <table:table-row>
          <table:table-cell table:style-name="Table1.A1" office:value-type="string">
            <text:p text:style-name="P23">τοῦ δέ εἶδες ἂν τοὺς μὲν βραχίονας ἐπὶ πλευρὰς πεπηγότας, τὰ δὲ<text:span text:style-name="T24"> </text:span>σκέλη συγκεκολλημένα, τὸ δέ σῶμα πᾶν νεναρκηκὸς ὥστε χρόνον<text:span text:style-name="T3"> </text:span>τινὰ σεσαλευμένος ταχὺ πρανὴς ἐπὶ στόμα <text:span text:style-name="T24">ἔ</text:span>πεσε σκληρόσαρκος<text:span text:style-name="T3"> </text:span>γενόμενος ἤδη καθάπερ ξύλον.</text:p>
          </table:table-cell>
          <table:table-cell table:style-name="Table1.A1" office:value-type="string">
            <text:p text:style-name="P23">Neville's arms snapped to his sides.<text:span text:style-name="T24"> His legs sprang together. His whole body rigid, he swayed where he stood and then fell flat on his face, stiff as a board. </text:span></text:p>
          </table:table-cell>
        </table:table-row>
        <table:table-row>
          <table:table-cell table:style-name="Table1.A1" office:value-type="string">
            <text:p text:style-name="P23">ἐκείνη δέ προσδραμοῦσα ἐκύλισεν αὐτὸν ὥστε ὕπτιον κεῖσθαι.</text:p>
          </table:table-cell>
          <table:table-cell table:style-name="Table1.A1" office:value-type="string">
            <text:p text:style-name="P59">Hermione ran to turn him over. </text:p>
          </table:table-cell>
        </table:table-row>
        <table:table-row>
          <table:table-cell table:style-name="Table1.A1" office:value-type="string">
            <text:p text:style-name="P23">ἀλλὰ τῶν γνάθων ἀλλήλαις προσκεκολλημένων ο<text:span text:style-name="T24">ὐ</text:span>κ ἐδύνατο φωνῆσαι, οὐδ’ εἶχε κινεῖν οὐδέν εἰ μὴ το<text:span text:style-name="T24">ὺ</text:span>ς ὀφθαλμούς φόβον βλέπων<text:span text:style-name="T3"> </text:span>τέως πρὸς ἐκείνους.</text:p>
          </table:table-cell>
          <table:table-cell table:style-name="Table1.A1" office:value-type="string">
            <text:p text:style-name="P59">Neville's jaws were jammed together so he couldn't speak. Only his eyes were moving, looking at them in horror.</text:p>
          </table:table-cell>
        </table:table-row>
        <table:table-row>
          <table:table-cell table:style-name="Table1.A1" office:value-type="string">
            <text:p text:style-name="P23"><text:span text:style-name="T24">Ἅ</text:span>ρειος δέ πρὸς ο<text:span text:style-name="T24">ὖ</text:span>ς λέγων αὐτῇ Τί σύ πεποίηκας ἐτεόν;<text:span text:style-name="T24"> ἔφη.</text:span></text:p>
          </table:table-cell>
          <table:table-cell table:style-name="Table1.A1" office:value-type="string">
            <text:p text:style-name="P23">"What've you done to him?" Harry whispered.</text:p>
          </table:table-cell>
        </table:table-row>
        <table:table-row>
          <table:table-cell table:style-name="Table1.A1" office:value-type="string">
            <text:p text:style-name="P23">ἡ δέ ταλαιπωροῦσά τι Καταδεσμὸς γάρ ἐστι σωματικὸς παντελής.</text:p>
          </table:table-cell>
          <table:table-cell table:style-name="Table1.A1" office:value-type="string">
            <text:p text:style-name="P23">"It's the full Body-Bind," said Hermione miserably.</text:p>
          </table:table-cell>
        </table:table-row>
        <table:table-row>
          <table:table-cell table:style-name="Table1.A1" office:value-type="string">
            <text:p text:style-name="P23">σφόδρα λυποῦμαι, ὦ Νεφέλωδες<text:span text:style-name="T24">.</text:span></text:p>
          </table:table-cell>
          <table:table-cell table:style-name="Table1.A1" office:value-type="string">
            <text:p text:style-name="P23">"Oh, Neville, I'm so sorry."</text:p>
          </table:table-cell>
        </table:table-row>
        <table:table-row>
          <table:table-cell table:style-name="Table1.A1" office:value-type="string">
            <text:p text:style-name="P23">καὶ ὁ <text:span text:style-name="T24">Ἅ</text:span>ρειος Ἀλλ’ ε<text:span text:style-name="T24">ἰ</text:span>ς τὸ δέον, ἔφη, ἐποιήσαμεν, ὦ Νεφέλωδες,<text:span text:style-name="T3"> </text:span>ἀσχολία δέ τις προσέπεσεν ἡμῖν ὥστε τὸ παραχρῆμα μὴ λόγον<text:span text:style-name="T3"> </text:span>δοῦναι.</text:p>
          </table:table-cell>
          <table:table-cell table:style-name="Table1.A1" office:value-type="string">
            <text:p text:style-name="P23">"We had to, Neville, no time to explain," said Harry.</text:p>
          </table:table-cell>
        </table:table-row>
        <table:table-row>
          <table:table-cell table:style-name="Table1.A1" office:value-type="string">
            <text:p text:style-name="P23"><text:span text:style-name="T24">Ὕ</text:span>στερον γὰρ μαθήσῃ ἐκ τίνος λόγου, εἶπεν ὁ Ῥοών, ἐν ᾧ ὑπερβαίνοντες<text:span text:style-name="T24"> αὐτὸν ἀμφιέννυντο τὴν χλαῖναν ἅμα τὴν τῆς ἀφανείας.</text:span></text:p>
          </table:table-cell>
          <table:table-cell table:style-name="Table1.A1" office:value-type="string">
            <text:p text:style-name="P23">"You'll understand later, Neville," said Ron as they stepped over him and pulled on the invisibility cloak.</text:p>
          </table:table-cell>
        </table:table-row>
        <table:table-row>
          <table:table-cell table:style-name="Table1.A1" office:value-type="string">
            <text:p text:style-name="P23">ἡ τοίνυν τοῦ Νεφελώδους χαμαὶ ἀπόλειψις τῆς ἐξόδου οἰωνὸς<text:span text:style-name="T3"> </text:span>ἐδόκει οῦκ αἴσιος.</text:p>
          </table:table-cell>
          <table:table-cell table:style-name="Table1.A1" office:value-type="string">
            <text:p text:style-name="P23">But leaving Neville lying motionless on the floor didn't feel like a very good omen.</text:p>
          </table:table-cell>
        </table:table-row>
        <table:table-row>
          <table:table-cell table:style-name="Table1.A1" office:value-type="string">
            <text:p text:style-name="P22">καὶ ὡς ὑπερδεδοικότες τε καὶ ἐκπλαγέντες</text:p>
            <text:p text:style-name="P23">ἑκασταχοῦ ἐδόξαζον ἄλλοτε μὲν σκιὰν ἀγάλματος τῷ Φήληκι<text:span text:style-name="T3"> </text:span>ὁμοιοῦσθαι ἄλλοτε δ’ ἀνέμων πνεύματα προσεικέναι τῷ Ποιφύκτῃ<text:span text:style-name="T4"> </text:span>κατασκήπτοντι ἐπ’ αὐτούς.</text:p>
          </table:table-cell>
          <table:table-cell table:style-name="Table1.A1" office:value-type="string">
            <text:p text:style-name="P23">In their nervous state, every statue's shadow looked like Filch, every distant breath of wind sounded like Peeves swooping down on them.</text:p>
          </table:table-cell>
        </table:table-row>
        <table:table-row>
          <table:table-cell table:style-name="Table1.A1" office:value-type="string">
            <text:p text:style-name="P23">προσελθόντες δ’ ἐπὶ τὸ κάτω τῆς πρώτης κλίμακος κατεῖδον τὴν<text:span text:style-name="T4"> </text:span>Νώροπα ἄνω ἐνεδρεύουσαν.</text:p>
          </table:table-cell>
          <table:table-cell table:style-name="Table1.A1" office:value-type="string">
            <text:p text:style-name="P23">At the foot of the first set of stairs, they spotted Mrs. Norris skulking near the top.</text:p>
          </table:table-cell>
        </table:table-row>
        <table:table-row>
          <table:table-cell table:style-name="Table1.A1" office:value-type="string">
            <text:p text:style-name="P23">καὶ ὁ Ῥοών πρὸς τὸ ο<text:span text:style-name="T25">ὖ</text:span>ς <text:span text:style-name="T25">Ἁ</text:span>ρείῳ λέγων Λακτίζωμεν ἄρ’ αὐτήν,<text:span text:style-name="T4"> </text:span>ἔφη, ἅπαξ ἔτι.</text:p>
          </table:table-cell>
          <table:table-cell table:style-name="Table1.A1" office:value-type="string">
            <text:p text:style-name="P25">"Oh, let's kick her, just this once," Ron whispered in Harry's ear, but Harry shook his head.</text:p>
          </table:table-cell>
        </table:table-row>
        <table:table-row>
          <table:table-cell table:style-name="Table1.A1" office:value-type="string">
            <text:p text:style-name="P25">ὁ δ’ ἀνένευσεν. ἡ δέ Νῶροψ <text:span text:style-name="T25">ἠ</text:span>τένισε μὲν πρὸς αὐτοὺς<text:span text:style-name="T25"> </text:span>εὐλαβῶς δὴ περιιόντας τοῖς ὄμμασι λυχνοειδέσιν, ἀλλ’ οὐδὲν<text:span text:style-name="T4"> </text:span>ἐποίησεν.</text:p>
          </table:table-cell>
          <table:table-cell table:style-name="Table1.A1" office:value-type="string">
            <text:p text:style-name="P25">As they climbed carefully around her, Mrs. Norris turned her lamplike eyes on them, but didn't do anything.</text:p>
          </table:table-cell>
        </table:table-row>
        <table:table-row>
          <table:table-cell table:style-name="Table1.A1" office:value-type="string">
            <text:p text:style-name="P25">οὐδενὶ δ’ ἄλλῳ ἐνέτυχον πρὶν ἀφίκοντο πρὸς τὴν κλίμακα τὴν<text:span text:style-name="T4"> </text:span>πρὸς τὸ τρίστεγον ἀναφέρουσαν.</text:p>
          </table:table-cell>
          <table:table-cell table:style-name="Table1.A1" office:value-type="string">
            <text:p text:style-name="P25">They didn't meet anyone else until they reached the staircase up to the third floor.</text:p>
          </table:table-cell>
        </table:table-row>
        <table:table-row>
          <table:table-cell table:style-name="Table1.A1" office:value-type="string">
            <text:p text:style-name="P24">ὁ γὰρ Ποιφύκτης ἀνὰ μέσην τὴν</text:p>
            <text:p text:style-name="P25"><text:soft-page-break/>κλίμακα ἐκαλινδεῖτο ἐν τῷ τάπητα χαλάσαι ὅπως οἱ ἀναβαίνοντες<text:span text:style-name="T4"> </text:span>ὑποσκελίζωνται.</text:p>
          </table:table-cell>
          <table:table-cell table:style-name="Table1.A1" office:value-type="string">
            <text:p text:style-name="P25">Peeves was bobbing halfway up, loosening the <text:soft-page-break/>carpet so that people would trip.</text:p>
          </table:table-cell>
        </table:table-row>
        <table:table-row>
          <table:table-cell table:style-name="Table1.A1" office:value-type="string">
            <text:p text:style-name="P25">προσιόντων δ’ ἐκείνων ἄφνω Τίς πάρεστιν, ἔφη. καὶ ὀξὺ δεδορκῶς εἰς αὐτούς - μέλανας δ’ εἶχεν ὀφθαλμούς καὶ πανουργίαν<text:span text:style-name="T4"> </text:span>ἔβλεπε - ξύνοιδα γάρ, ἔφη, ὑμῖν παροῦσιν καὶ μὴ ὁρῶν.</text:p>
          </table:table-cell>
          <table:table-cell table:style-name="Table1.A1" office:value-type="string">
            <text:p text:style-name="P25">"Who's there?" he said suddenly as they climbed toward him. He narrowed his wicked black eyes. "Know you're there, even if I can't see you.</text:p>
          </table:table-cell>
        </table:table-row>
        <table:table-row>
          <table:table-cell table:style-name="Table1.A1" office:value-type="string">
            <text:p text:style-name="P25">οὐκ ἔλαθές<text:span text:style-name="T4"> </text:span>με <text:span text:style-name="T25">Ἔ</text:span>μπουσ’ ἢ φάσμ’ <text:span text:style-name="T25">ὢ</text:span>ν ἢ μικρὸν χρῆμα μαθητοῦ.</text:p>
          </table:table-cell>
          <table:table-cell table:style-name="Table1.A1" office:value-type="string">
            <text:p text:style-name="P25">Are you ghoulie or ghostie or wee student beastie?"</text:p>
          </table:table-cell>
        </table:table-row>
        <table:table-row>
          <table:table-cell table:style-name="Table1.A1" office:value-type="string">
            <text:p text:style-name="P25">καί μετέωρος αἰωρούμενος ἠτένιζεν ε<text:span text:style-name="T25">ἰ</text:span>ς αὐτούς.</text:p>
          </table:table-cell>
          <table:table-cell table:style-name="Table1.A1" office:value-type="string">
            <text:p text:style-name="P25">He rose up in the air and floated there, squinting at them.</text:p>
          </table:table-cell>
        </table:table-row>
        <table:table-row>
          <table:table-cell table:style-name="Table1.A1" office:value-type="string">
            <text:p text:style-name="P25">Ἀλλ’ ἐχρῆν με μεταπέμψασθαι τὸν Φήληκα, εἴ τι ἄϊστον<text:span text:style-name="T4"> </text:span>περιπολεῖ τὸ φρούριον.<text:span text:style-name="T4"> </text:span></text:p>
          </table:table-cell>
          <table:table-cell table:style-name="Table1.A1" office:value-type="string">
            <text:p text:style-name="P25">"Should call Filch, I should, if something's a-creeping around unseen."</text:p>
          </table:table-cell>
        </table:table-row>
        <table:table-row>
          <table:table-cell table:style-name="Table1.A1" office:value-type="string">
            <text:p text:style-name="P25">τῷ δ’ Ἀρείῳ ἐξαίφνης ἐπῆλθέ τι.<text:span text:style-name="T25"> </text:span>καὶ τραχείᾳ τῇ φωνῇ ψιθυρίζων <text:span text:style-name="T25">Ὦ</text:span> Ποίφυκτα, ἔφη.<text:span text:style-name="T25"> ὁ Βαρόνος</text:span><text:span text:style-name="T4"> </text:span><text:span text:style-name="T25">Αἱματοσταγὴς τὰ ἴδια πράττων ἄίστος γεγένηται.</text:span></text:p>
          </table:table-cell>
          <table:table-cell table:style-name="Table1.A1" office:value-type="string">
            <text:p text:style-name="P25">Harry had a sudden idea.<text:span text:style-name="T25"> "Peeves," he said, in a hoarse whisper, "the Bloody Baron has his own reasons for being invisible."</text:span></text:p>
          </table:table-cell>
        </table:table-row>
        <table:table-row>
          <table:table-cell table:style-name="Table1.A1" office:value-type="string">
            <text:p text:style-name="P24">ἐκεῖνος δ’ ἐδέησε μὲν καταπεσεῖν ἐκ τοῦ ἀέρος, μόλις δέ<text:span text:style-name="T4"> </text:span>κατασχὼν ἑαυτὸν ἕνα πόδα μόνον ᾐωρεῖτο νυνὶ ὑπὲρ τῆς κλίμακος.<text:span text:style-name="T4"> </text:span></text:p>
          </table:table-cell>
          <table:table-cell table:style-name="Table1.A1" office:value-type="string">
            <text:p text:style-name="P25">Peeves almost fell out of the air in shock. He caught himself in time and hovered about a foot off the stairs.</text:p>
          </table:table-cell>
        </table:table-row>
        <table:table-row>
          <table:table-cell table:style-name="Table1.A1" office:value-type="string">
            <text:p text:style-name="P26">καὶ συκοφαντῶν <text:span text:style-name="T25">Ἦ</text:span> μὴν λυποῦμαι σφόδρα, ἔφη, <text:span text:style-name="T25">ὦ</text:span> αἱματηρ<text:span text:style-name="T25">ὲ</text:span><text:span text:style-name="T26"> </text:span>κύριε, ὦ δαιμόνιε Βαρόνε.</text:p>
          </table:table-cell>
          <table:table-cell table:style-name="Table1.A1" office:value-type="string">
            <text:p text:style-name="P27">"So sorry, your bloodiness, Mr. Baron, Sir," he said greasily.</text:p>
          </table:table-cell>
        </table:table-row>
        <table:table-row>
          <table:table-cell table:style-name="Table1.A1" office:value-type="string">
            <text:p text:style-name="P27">ξύγγνωθί μοι* οῦ γὰρ εἶδόν σε ἄιστον<text:span text:style-name="T4"> </text:span>ὅντα δήπου. ὑπέριδε δῆτα τὴν ὕβριν τὴν τοῦ<text:span text:style-name="T26"> Ποιφυκτιδίου’ ἔπαιζε</text:span><text:span text:style-name="T4"> </text:span><text:span text:style-name="T26">γὰρ πολλοστήν τινα παιδιάν.</text:span></text:p>
          </table:table-cell>
          <table:table-cell table:style-name="Table1.A1" office:value-type="string">
            <text:p text:style-name="P27">"My mistake, my mistake -- I didn't see you -- of course I didn't, you're invisible -- forgive old Peevsie his little joke, sir."</text:p>
          </table:table-cell>
        </table:table-row>
        <table:table-row>
          <table:table-cell table:style-name="Table1.A1" office:value-type="string">
            <text:p text:style-name="P27">καὶ ὁ <text:span text:style-name="T26">Ἅ</text:span>ρειος κρώζων Τῇδε γὰρ τῇ νυκτί, ἔφη, πολύς εἰμι περί<text:span text:style-name="T4"> </text:span>τι. ἄπιθι ἐκποδὼν δῆτα ἐκ τοῦδε τοῦ χωρίου.</text:p>
          </table:table-cell>
          <table:table-cell table:style-name="Table1.A1" office:value-type="string">
            <text:p text:style-name="P27">"I have business here, Peeves," croaked Harry. "Stay away from this place tonight."</text:p>
          </table:table-cell>
        </table:table-row>
        <table:table-row>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7">ὁ δ<text:span text:style-name="T26">ὲ</text:span> Ποιφύκτης αἰωρούμενος πάλιν αὖ Καλῶς, ἔφη, κάλλιστα<text:span text:style-name="T4"> </text:span>λέγεις.</text:p>
          </table:table-cell>
          <table:table-cell table:style-name="Table1.A1" office:value-type="string">
            <text:p text:style-name="P27">"I will, sir, I most certainly will," said Peeves, rising up in the air again.</text:p>
          </table:table-cell>
        </table:table-row>
        <table:table-row>
          <table:table-cell table:style-name="Table1.A1" office:value-type="string">
            <text:p text:style-name="P27">εἰ γὰρ προχωρείη σοι τὰ πράγματα. ἐγὼ γὰρ οὐκ ἐνοχλήσω<text:span text:style-name="T26"> </text:span>οὐδέν.</text:p>
          </table:table-cell>
          <table:table-cell table:style-name="Table1.A1" office:value-type="string">
            <text:p text:style-name="P27">"Hope your business goes well, Baron, I'll not bother you."</text:p>
          </table:table-cell>
        </table:table-row>
        <table:table-row>
          <table:table-cell table:style-name="Table1.A1" office:value-type="string">
            <text:p text:style-name="P27">καί ᾄττων ἀπέβη.<text:span text:style-name="T4"> <text:s/></text:span>ὁ δὲ Ῥοών ψιθυρίζων Βαβαί, ἔφη, τῆς ἀγχινοίας,<text:span text:style-name="T5"> </text:span>καὶ ἐν ἀκαρεῖ ἔξω τῆς τοῦ τριστέγου διόδου παρόντες ἀνεῳγμένην κατέλαβον τὴν θύραν.</text:p>
          </table:table-cell>
          <table:table-cell table:style-name="Table1.A1" office:value-type="string">
            <text:p text:style-name="P27">And he scooted off "Brilliant, Harry!" whispered Ron.<text:span text:style-name="T26"> </text:span>A few seconds later, they were there, outside the third-floor corridor -- and the door was already ajar.</text:p>
          </table:table-cell>
        </table:table-row>
        <table:table-row>
          <table:table-cell table:style-name="Table1.A1" office:value-type="string">
            <text:p text:style-name="P27">Ἰδού, <text:span text:style-name="T26">ἔ</text:span>φη ὁ <text:span text:style-name="T26">Ἅ</text:span>ρειος ἠρέμα φωνήσας.<text:span text:style-name="T26"> ἦ που ὁ Σίναπυς ἤδη</text:span><text:span text:style-name="T5"> </text:span><text:span text:style-name="T26">παρελήλυθε τὸν Οὐλότριχα;</text:span></text:p>
          </table:table-cell>
          <table:table-cell table:style-name="Table1.A1" office:value-type="string">
            <text:p text:style-name="P27">"Well, there you are," Harry said quietly, "Snape's already got past Fluffy."</text:p>
          </table:table-cell>
        </table:table-row>
        <table:table-row>
          <table:table-cell table:style-name="Table1.A1" office:value-type="string">
            <text:p text:style-name="P27">κα<text:span text:style-name="T26">ὶ</text:span> ἀνεῳγμένην ἰδόντες τὴν θύραν πάντες ἐδόκουν λογίζεσθαι ὅτι<text:span text:style-name="T5"> </text:span>πολλὰ καὶ δεινὰ ὑπομένουσιν.</text:p>
          </table:table-cell>
          <table:table-cell table:style-name="Table1.A1" office:value-type="string">
            <text:p text:style-name="P27">Seeing the open door somehow seemed to impress upon all three of them what was facing them. </text:p>
          </table:table-cell>
        </table:table-row>
        <table:table-row>
          <table:table-cell table:style-name="Table1.A1" office:value-type="string">
            <text:p text:style-name="P26">ὑπὸ δέ τῇ χλαίνῃ ἐπιστρεφόμενος<text:span text:style-name="T26"> </text:span>πρὸς τούς ἄλλους ὁ <text:span text:style-name="T26">Ἅ</text:span>ρειος<text:span text:style-name="T5"> </text:span>Ἦν βούλησθε, ἔφη, ἐπανιέναι, ἐγὼ οὐ μέμψομαι ὑμᾶς.</text:p>
          </table:table-cell>
          <table:table-cell table:style-name="Table1.A1" office:value-type="string">
            <text:p text:style-name="P29">Underneath the cloak, Harry turned to the other two.<text:span text:style-name="T27"> "If you want to go back, I won't blame you," he said.</text:span></text:p>
          </table:table-cell>
        </table:table-row>
        <table:table-row>
          <table:table-cell table:style-name="Table1.A1" office:value-type="string">
            <text:p text:style-name="P29">καὶ μὴν<text:span text:style-name="T5"> </text:span><text:span text:style-name="T27">ἔ</text:span>ξεστι τὴν χλαῖναν λαβεῖν· ἐγὼ γὰρ οὐκέτι χρείαν ἔξω αὐτῆς.<text:span text:style-name="T5"> </text:span></text:p>
          </table:table-cell>
          <table:table-cell table:style-name="Table1.A1" office:value-type="string">
            <text:p text:style-name="P28">"You can take the cloak, I won't need it now."</text:p>
            <text:p text:style-name="P29"/>
          </table:table-cell>
        </table:table-row>
        <table:table-row>
          <table:table-cell table:style-name="Table1.A1" office:value-type="string">
            <text:p text:style-name="P29">ἀλλ’ ὁ μέν Ῥοών Κορύζης εἶ μεστός, ἔφη.</text:p>
          </table:table-cell>
          <table:table-cell table:style-name="Table1.A1" office:value-type="string">
            <text:p text:style-name="P29">"Don't be stupid," said Ron.<text:span text:style-name="T27"> "We're coming," said Hermione.</text:span></text:p>
          </table:table-cell>
        </table:table-row>
        <text:soft-page-break/>
        <table:table-row>
          <table:table-cell table:style-name="Table1.A1" office:value-type="string">
            <text:p text:style-name="P29">ἡ δ’ Ἑρμιόνη Ἐρχόμεθα δή.</text:p>
          </table:table-cell>
          <table:table-cell table:style-name="Table1.A1" office:value-type="string">
            <text:p text:style-name="P29">Harry pushed the door open.</text:p>
          </table:table-cell>
        </table:table-row>
        <table:table-row>
          <table:table-cell table:style-name="Table1.A1" office:value-type="string">
            <text:p text:style-name="P29">καὶ ὁ <text:span text:style-name="T27">Ἅ</text:span>ρειος ὤσας τὴν θύραν ἀνέῳξεν.<text:span text:style-name="T27"> ψοφούντων δέ τῶν στροφίγγων, ἤκουον εὐθὺς θωΰττοντός τινος </text:span>καὶ βαρὺ γογγύζοντος.</text:p>
          </table:table-cell>
          <table:table-cell table:style-name="Table1.A1" office:value-type="string">
            <text:p text:style-name="P29">As the door creaked, low, rumbling growls met their ears.</text:p>
          </table:table-cell>
        </table:table-row>
        <table:table-row>
          <table:table-cell table:style-name="Table1.A1" office:value-type="string">
            <text:p text:style-name="P29">κα<text:span text:style-name="T27">ὶ</text:span> γὰρ ὁ κύων πᾶσι τοῖς μυκτῆρσι<text:span text:style-name="T5"> </text:span>χρώμενος ἓξ οὖσι μανικῶς ἐφυσία πρὸς αὐτούς καίπερ οὐ δυνάμενος<text:span text:style-name="T5"> </text:span>ἰδεῖν.</text:p>
          </table:table-cell>
          <table:table-cell table:style-name="Table1.A1" office:value-type="string">
            <text:p text:style-name="P29">All three of the dog's noses sniffed madly in their direction, even though it couldn't see them.</text:p>
          </table:table-cell>
        </table:table-row>
        <table:table-row>
          <table:table-cell table:style-name="Table1.A1" office:value-type="string">
            <text:p text:style-name="P29">ἡ δ’ Ἑρμιόνη ἠρέμα Τί τοῦτο, ἔφη, τὸ ἐν ποσίν<text:span text:style-name="T4">;</text:span></text:p>
          </table:table-cell>
          <table:table-cell table:style-name="Table1.A1" office:value-type="string">
            <text:p text:style-name="P29">"What's that at its feet?" Hermione whispered.</text:p>
          </table:table-cell>
        </table:table-row>
        <table:table-row>
          <table:table-cell table:style-name="Table1.A1" office:value-type="string">
            <text:p text:style-name="P29">καὶ ὁ Ῥοών Κίθαρα, ἔφη, ὡς δόκει.<text:span text:style-name="T27"> ὁ Σίναπυς δῆλον ὅτι μεθῆκεν</text:span><text:span text:style-name="T4"> </text:span><text:span text:style-name="T27">αὐτήν.</text:span></text:p>
          </table:table-cell>
          <table:table-cell table:style-name="Table1.A1" office:value-type="string">
            <text:p text:style-name="P29">"Looks like a harp," said Ron. "Snape must have left it there."</text:p>
          </table:table-cell>
        </table:table-row>
        <table:table-row>
          <table:table-cell table:style-name="Table1.A1" office:value-type="string">
            <text:p text:style-name="P29">Ἁλλὰ γὰρ ὁ κύων, ἔφη ὁ <text:span text:style-name="T27">Ἅ</text:span>ρειος, τότε ἐγείρεται δηλαδὴ ὅταν τις<text:span text:style-name="T4"> </text:span>αὐλῶν λήγῃ.</text:p>
          </table:table-cell>
          <table:table-cell table:style-name="Table1.A1" office:value-type="string">
            <text:p text:style-name="P29">"It must wake up the moment you stop playing," said Harry.<text:span text:style-name="T27">"</text:span></text:p>
          </table:table-cell>
        </table:table-row>
        <table:table-row>
          <table:table-cell table:style-name="Table1.A1" office:value-type="string">
            <text:p text:style-name="P29">εἶὲν. ταῦτά νυν.<text:span text:style-name="T27"> </text:span></text:p>
          </table:table-cell>
          <table:table-cell table:style-name="Table1.A1" office:value-type="string">
            <text:p text:style-name="P29">"Well, here goes..."</text:p>
          </table:table-cell>
        </table:table-row>
        <table:table-row>
          <table:table-cell table:style-name="Table1.A1" office:value-type="string">
            <text:p text:style-name="P29">καὶ τὸν Ἁγριώδους αὐλὸν ἐπὶ τοῖς χειλέσιν ἔχων ηὔλει τῷ κυνί.</text:p>
          </table:table-cell>
          <table:table-cell table:style-name="Table1.A1" office:value-type="string">
            <text:p text:style-name="P29">He put Hagrid's flute to his lips and blew.</text:p>
          </table:table-cell>
        </table:table-row>
        <table:table-row>
          <table:table-cell table:style-name="Table1.A1" office:value-type="string">
            <text:p text:style-name="P29">κα<text:span text:style-name="T27">ὶ</text:span> ἀκούσας οὐκ ἂν εἶπας ἐκεῖνον μέλος αὐλεῖν ἐμμελές, ὁ δ’ οὖν<text:span text:style-name="T4"> </text:span>κύων μυσάντων εὐθὺς τῶν ὀμμάτων - <text:span text:style-name="T27">Ἅ</text:span>ρειος γὰρ αὐλῶν διετέλει -<text:span text:style-name="T4"> </text:span>κατὰ μικρὸν τονθορύζων ἔληξε, καὶ ἐσαλεύθη τι καὶ ἐπὶ τούς<text:span text:style-name="T4"> </text:span>πόδας κατερρύη καὶ χαμᾶζε κατέπεσεν ὕπνῳ νικώμενος.</text:p>
          </table:table-cell>
          <table:table-cell table:style-name="Table1.A1" office:value-type="string">
            <text:p text:style-name="P29">It wasn't really a tune, but from the first note the beast's eyes began to droop.<text:span text:style-name="T27"> Harry hardly drew breath. Slowly, the dog's growls ceased -- it tottered on its paws and fell to its knees, then it slumped to the ground, fast asleep.</text:span></text:p>
          </table:table-cell>
        </table:table-row>
        <table:table-row>
          <table:table-cell table:style-name="Table1.A1" office:value-type="string">
            <text:p text:style-name="P29">τοῦ δέ Ῥοῶνος συμβουλεύοντος τῷ Ἁρείῳ αὐλεῖν ἔτι, τὴν<text:span text:style-name="T4"> </text:span>χλαῖναν ἐκδυσάμενοι πρὸς τὴν ἐπιρρακτὴν θύραν εἷρπον.</text:p>
          </table:table-cell>
          <table:table-cell table:style-name="Table1.A1" office:value-type="string">
            <text:p text:style-name="P29">"Keep playing," Ron warned Harry as they slipped out of the cloak and crept toward the trapdoor.</text:p>
          </table:table-cell>
        </table:table-row>
        <table:table-row>
          <table:table-cell table:style-name="Table1.A1" office:value-type="string">
            <text:p text:style-name="P29">προσιόντες δὲ ταῖς τοῦ κυνὸς κεφαλαῖς μεγάλαις ᾔσθοντο τοῦ πνεύματος θερμοῦ τ’ ὄντος καὶ δυσώδους.</text:p>
          </table:table-cell>
          <table:table-cell table:style-name="Table1.A1" office:value-type="string">
            <text:p text:style-name="P29">They could feel the dog's hot, smelly breath as they approached the giant heads.</text:p>
          </table:table-cell>
        </table:table-row>
        <table:table-row>
          <table:table-cell table:style-name="Table1.A1" office:value-type="string">
            <text:p text:style-name="P43">κα<text:span text:style-name="T27">ὶ</text:span> ὁ Ῥοών ὑπὲρ τοῦ ἐκείνου νώτου ἀθρήσας Δυνησόμεθα γὰρ<text:span text:style-name="T5"> </text:span>οὖν οἶμαι, ἔφη, τὴν θύραν ἀνελκύσαι, ἦ σὺ βούλῃ προτέρα <text:span text:style-name="T28">ἰ</text:span>έναι<text:span text:style-name="T28">;</text:span></text:p>
          </table:table-cell>
          <table:table-cell table:style-name="Table1.A1" office:value-type="string">
            <text:p text:style-name="P43">"I think we'll be able to pull the door open," said Ron, peering over the dog's back.<text:span text:style-name="T28"> "Want to go first, Hermione?"</text:span></text:p>
          </table:table-cell>
        </table:table-row>
        <table:table-row>
          <table:table-cell table:style-name="Table1.A1" office:value-type="string">
            <text:p text:style-name="P43">Οὐ μέντοι μὰ τὸν Δία.</text:p>
          </table:table-cell>
          <table:table-cell table:style-name="Table1.A1" office:value-type="string">
            <text:p text:style-name="P43">"No, I don't!"</text:p>
          </table:table-cell>
        </table:table-row>
        <table:table-row>
          <table:table-cell table:style-name="Table1.A1" office:value-type="string">
            <text:p text:style-name="P43">Καλῶς ἔχει. καὶ ὁ Ῥοών συστείλας ἑαυτὸν εὐλαβῶς ὑπερέβη τὰ<text:span text:style-name="T4"> </text:span>τοῦ κυνὸς σκέλη.</text:p>
          </table:table-cell>
          <table:table-cell table:style-name="Table1.A1" office:value-type="string">
            <text:p text:style-name="P43">"All right." Ron gritted his teeth and stepped carefully over the dog's legs.</text:p>
          </table:table-cell>
        </table:table-row>
        <table:table-row>
          <table:table-cell table:style-name="Table1.A1" office:value-type="string">
            <text:p text:style-name="P43">προσκύψας δὲ καὶ τοῦ πόρπακος λαβόμενος<text:span text:style-name="T5"> </text:span>ἀνείλκυσε τὴν θύραν γιγγλυμωτόν οὖσαν.</text:p>
          </table:table-cell>
          <table:table-cell table:style-name="Table1.A1" office:value-type="string">
            <text:p text:style-name="P43">He bent and pulled the ring of the trapdoor, which swung up and open.</text:p>
          </table:table-cell>
        </table:table-row>
        <table:table-row>
          <table:table-cell table:style-name="Table1.A1" office:value-type="string">
            <text:p text:style-name="P43">Τί ἐστι τ<text:span text:style-name="T28">ἀ</text:span>νταυθοῖ, εἶπεν ἡ Ἑρμιόνη ἐν φροντίδι μεγάλῃ οὖσα.</text:p>
          </table:table-cell>
          <table:table-cell table:style-name="Table1.A1" office:value-type="string">
            <text:p text:style-name="P43">"What can you see?" Hermione said anxiously.</text:p>
          </table:table-cell>
        </table:table-row>
        <table:table-row>
          <table:table-cell table:style-name="Table1.A1" office:value-type="string">
            <text:p text:style-name="P43">Σκότος καὶ μελανότης. ἀλλ’ οὐκ <text:span text:style-name="T28">ἔ</text:span>στι κλῖμάξ οὐδεμία κάτω<text:span text:style-name="T4"> </text:span>φέρουσα· ὥστε δέησει καταπηδῆσαι.</text:p>
          </table:table-cell>
          <table:table-cell table:style-name="Table1.A1" office:value-type="string">
            <text:p text:style-name="P43">"Nothing -- just black -- there's no way of climbing down, we'll just have to drop."</text:p>
          </table:table-cell>
        </table:table-row>
        <table:table-row>
          <table:table-cell table:style-name="Table1.A1" office:value-type="string">
            <text:p text:style-name="P43">ὁ δ’ Ἅρειος αὐλῶν <text:span text:style-name="T28">ἔ</text:span>τι ἀνασείσας τὴν χεῖρα ὡς σημανῶν τῷ<text:span text:style-name="T4"> </text:span>Ῥοῶνι ἑαυτὸν ἐδείκνυ.</text:p>
          </table:table-cell>
          <table:table-cell table:style-name="Table1.A1" office:value-type="string">
            <text:p text:style-name="P43">Harry, who was still playing the flute, waved at Ron to get his attention and pointed at himself.</text:p>
          </table:table-cell>
        </table:table-row>
        <table:table-row>
          <table:table-cell table:style-name="Table1.A1" office:value-type="string">
            <text:p text:style-name="P43"><text:span text:style-name="T28">Ἦ</text:span> κα<text:span text:style-name="T28">ὶ</text:span> σὺ πρότερος <text:span text:style-name="T28">ἰ</text:span>έναι ἐθέλεις<text:span text:style-name="T28">;</text:span></text:p>
          </table:table-cell>
          <table:table-cell table:style-name="Table1.A1" office:value-type="string">
            <text:p text:style-name="P43">"You want to go first?<text:span text:style-name="T28">"</text:span></text:p>
          </table:table-cell>
        </table:table-row>
        <table:table-row>
          <table:table-cell table:style-name="Table1.A1" office:value-type="string">
            <text:p text:style-name="P43">ἐπεῖ θαρρεῖς;</text:p>
          </table:table-cell>
          <table:table-cell table:style-name="Table1.A1" office:value-type="string">
            <text:p text:style-name="P43"><text:span text:style-name="T28">"</text:span>Are you sure?"<text:span text:style-name="T28"> said Ron.</text:span></text:p>
          </table:table-cell>
        </table:table-row>
        <table:table-row>
          <table:table-cell table:style-name="Table1.A1" office:value-type="string">
            <text:p text:style-name="P43">οὐδέν γὰρ οἶδα περὶ<text:span text:style-name="T4"> </text:span>τοῦ βάθους ὁπόσον ἄρ’ ἐστίν.</text:p>
          </table:table-cell>
          <table:table-cell table:style-name="Table1.A1" office:value-type="string">
            <text:p text:style-name="P43">"I don't know how deep this thing goes.</text:p>
          </table:table-cell>
        </table:table-row>
        <table:table-row>
          <table:table-cell table:style-name="Table1.A1" office:value-type="string">
            <text:p text:style-name="P43">ἀλλὰ τῇ Ἑρμιόνῃ δὸς τὸν αὐλὸν<text:span text:style-name="T4"> </text:span>πραξούσῃ ὅπως <text:span text:style-name="T28">ἔ</text:span>τι καθεύδων διατελεῖ ὁ κύων.</text:p>
          </table:table-cell>
          <table:table-cell table:style-name="Table1.A1" office:value-type="string">
            <text:p text:style-name="P43">Give the flute to Hermione so she can keep him asleep."</text:p>
          </table:table-cell>
        </table:table-row>
        <table:table-row>
          <table:table-cell table:style-name="Table1.A1" office:value-type="string">
            <text:p text:style-name="P43"><text:span text:style-name="T4"><text:s/></text:span>ἀλλ’ ἐν μὲν ᾧ καὶ παρεδίδου ἐκεῖνος τὸν αὐλὸν <text:soft-page-break/>σιωπῆς ἐπ’ <text:span text:style-name="T28">ἀ</text:span>καρὲς<text:span text:style-name="T5"> </text:span>γενομένης, οὗτος ἐγόγγυζέ τε καί ἐσφάδᾳζέ τι, ἐπειδὴ δέ τάχιστα ἡ<text:span text:style-name="T4"> </text:span>Ἑρμιόνη ἤρξατο αὐλοῦσα, πάλιν εἰς ὕπνον βαθὺν ἔπεσεν.</text:p>
          </table:table-cell>
          <table:table-cell table:style-name="Table1.A1" office:value-type="string">
            <text:p text:style-name="P43">Harry handed the flute over. In the few seconds' <text:soft-page-break/>silence, the dog growled and twitched, but the moment Hermione began to play, it fell back into its deep sleep.</text:p>
          </table:table-cell>
        </table:table-row>
        <table:table-row>
          <table:table-cell table:style-name="Table1.A1" office:value-type="string">
            <text:p text:style-name="P43"><text:span text:style-name="T28">Ἅ</text:span>ρειος δέ ὑπερβὰς αὐτὸν καὶ διὰ τῆς θύρας κάτω βλέπων τὸν<text:span text:style-name="T5"> </text:span>πυθμένα οὐχ εἶδε.</text:p>
          </table:table-cell>
          <table:table-cell table:style-name="Table1.A1" office:value-type="string">
            <text:p text:style-name="P43">Harry climbed over it and looked down through the trapdoor. There was no sign of the bottom.</text:p>
          </table:table-cell>
        </table:table-row>
        <table:table-row>
          <table:table-cell table:style-name="Table1.A1" office:value-type="string">
            <text:p text:style-name="P43">καθίει δ’ ἑαυτὸν διὰ τὸ χάσμα μέχρι οὔ ἀπρὶξ εἴχετο μόνον<text:span text:style-name="T4"> </text:span>ἄκροις τοῖς δακτύλοις.</text:p>
          </table:table-cell>
          <table:table-cell table:style-name="Table1.A1" office:value-type="string">
            <text:p text:style-name="P43">He lowered himself through the hole until he was hanging on by his fingertips.</text:p>
          </table:table-cell>
        </table:table-row>
        <table:table-row>
          <table:table-cell table:style-name="Table1.A1" office:value-type="string">
            <text:p text:style-name="P44">καὶ ἔπειτα ἄνω βλέψας πρὸς τὸν Ῥοῶνα <text:span text:style-name="T28">Ἢ</text:span>ν<text:span text:style-name="T5"> </text:span>ὁτιοῦν πάθω, μὴ μετέλθῃς.</text:p>
          </table:table-cell>
          <table:table-cell table:style-name="Table1.A1" office:value-type="string">
            <text:p text:style-name="P44">Then he looked up at Ron and said, "If anything happens to me, don't follow.</text:p>
          </table:table-cell>
        </table:table-row>
        <table:table-row>
          <table:table-cell table:style-name="Table1.A1" office:value-type="string">
            <text:p text:style-name="P44">ἀλλ’ <text:span text:style-name="T28">ἰ</text:span>ὼν εὐθὺ εἰς τὸ γλαυκοκομεῖον<text:span text:style-name="T4"> </text:span>πέμψον τὴν <text:span text:style-name="T28">Ἡ</text:span>δυϊκτῖνα πρὸς τὸν Διμπλόδωρον.<text:span text:style-name="T29"> </text:span><text:span text:style-name="T28">ἔ</text:span><text:span text:style-name="T29">γνωκας</text:span><text:span text:style-name="T28">;</text:span></text:p>
          </table:table-cell>
          <table:table-cell table:style-name="Table1.A1" office:value-type="string">
            <text:p text:style-name="P44">Go straight to the owlery and send Hedwig to Dumbledore, right?"</text:p>
          </table:table-cell>
        </table:table-row>
        <table:table-row>
          <table:table-cell table:style-name="Table1.A1" office:value-type="string">
            <text:p text:style-name="P44"><text:span text:style-name="T28">Ἔ</text:span>γνων, ἦ δ’ ὃς ὁ Ῥοών.</text:p>
          </table:table-cell>
          <table:table-cell table:style-name="Table1.A1" office:value-type="string">
            <text:p text:style-name="P44">"Right," said Ron.</text:p>
          </table:table-cell>
        </table:table-row>
        <table:table-row>
          <table:table-cell table:style-name="Table1.A1" office:value-type="string">
            <text:p text:style-name="P44">Ἐν καλῷ.</text:p>
          </table:table-cell>
          <table:table-cell table:style-name="Table1.A1" office:value-type="string">
            <text:p text:style-name="P44">"See you in a minute, I hope...</text:p>
          </table:table-cell>
        </table:table-row>
        <table:table-row>
          <table:table-cell table:style-name="Table1.A1" office:value-type="string">
            <text:p text:style-name="P44">καὶ τοῦτ’ εἰπὼν ὁ Ἄρειος μεθείς κατεπήδησεν εἰς τὸ<text:span text:style-name="T4"> </text:span>ἄβυσσον.<text:span text:style-name="T29"> καὶ μεταξὺ πίπτων αἴσθησιν εἶχεν ἀέρος ψυχροῦ καὶ διαβρόχου παραπνέοντος αὐτῷ κάτω ἀεὶ ἱεμένῳ καὶ ἔτι κατωτέρω -</text:span><text:span text:style-name="T4"> </text:span><text:span text:style-name="T29">κἀνταῦθα δοῦπον ἄψοφόν τινα ἤκουσας ἂν τοῦ Ἀρείου πίπτοντος</text:span><text:span text:style-name="T4"> </text:span><text:span text:style-name="T29">μὲν οὐκέτι, προσκρούσαντος δέ μαλακόν τι.</text:span></text:p>
          </table:table-cell>
          <table:table-cell table:style-name="Table1.A1" office:value-type="string">
            <text:p text:style-name="P44">And Harry let go. Cold, damp air rushed past him as he fell down, down, down and -- FLUMP.<text:span text:style-name="T29"> With a funny, muffled sort of thump he landed on something soft.</text:span></text:p>
          </table:table-cell>
        </table:table-row>
        <table:table-row>
          <table:table-cell table:style-name="Table1.A1" office:value-type="string">
            <text:p text:style-name="P44">ἀνακαθισάμενος δέ καὶ<text:span text:style-name="T4"> </text:span>ψηλαφήσας τὰ ἐκεῖ καί οὐ δυνάμενος ὁρᾶν ἅτε οὔπω<text:span text:style-name="T29"> </text:span>συνειθισμένος τῷ<text:span text:style-name="T4"> </text:span>σκότῳ, ἐδόκει καθῆσθαι ἐπὶ φυτῷ τινι<text:span text:style-name="T29">.</text:span></text:p>
          </table:table-cell>
          <table:table-cell table:style-name="Table1.A1" office:value-type="string">
            <text:p text:style-name="P44">He sat up and felt around, his eyes not used to the gloom. It felt as though he was sitting on some sort of plant.</text:p>
          </table:table-cell>
        </table:table-row>
        <table:table-row>
          <table:table-cell table:style-name="Table1.A1" office:value-type="string">
            <text:p text:style-name="P44">Καλῶς ἔχει· καταπηδᾶν δὴ πάρα, ἔφη βοῶν πρὸς τὸ ἄνω<text:span text:style-name="T4"> </text:span>φῶς μικρὸν φαινόμενον.<text:span text:style-name="T29"> ἡ γὰρ θύρα τοσοῦτ’ ἤδη ἀπεῖχεν ὥστε</text:span></text:p>
            <text:p text:style-name="P44">γραμματοσήμῳ προσεικέναι τὸ μέγεθος.</text:p>
          </table:table-cell>
          <table:table-cell table:style-name="Table1.A1" office:value-type="string">
            <text:p text:style-name="P44">"It's okay!" he called up to the light the size of a postage stamp, which was the open trapdoor, "it's a soft landing, you can jump!"</text:p>
          </table:table-cell>
        </table:table-row>
        <table:table-row>
          <table:table-cell table:style-name="Table1.A1" office:value-type="string">
            <text:p text:style-name="P45">καί ὁ Ῥοὼν εὐθὺς ἀκολουθήσας ἐν ἀκαρεῖ παρὰ τὸν <text:span text:style-name="T30">Ἅ</text:span>ρειον<text:span text:style-name="T4"> </text:span>ὕπτιος ἔκειτο τανυσθείς.</text:p>
          </table:table-cell>
          <table:table-cell table:style-name="Table1.A1" office:value-type="string">
            <text:p text:style-name="P44">Ron followed right away. He landed, sprawled next to Harry.</text:p>
          </table:table-cell>
        </table:table-row>
        <table:table-row>
          <table:table-cell table:style-name="Table1.A1" office:value-type="string">
            <text:p text:style-name="P45">καὶ εὐθύς Τί <text:span text:style-name="T30">ἔ</text:span>στι τοῦτο, ἔφη.</text:p>
          </table:table-cell>
          <table:table-cell table:style-name="Table1.A1" office:value-type="string">
            <text:p text:style-name="P45">"What's this stuff?"<text:span text:style-name="T30"> were his first words.</text:span></text:p>
          </table:table-cell>
        </table:table-row>
        <table:table-row>
          <table:table-cell table:style-name="Table1.A1" office:value-type="string">
            <text:p text:style-name="P45">Οὐκ οἶδα. ἀλλὰ φυτοῦ χρῆμα, ὡς δοκεῖν· κεῖται γὰρ ἐνθάδε οἶμαι<text:span text:style-name="T4"> </text:span>ὡς προσδεξόμενον τοὺς πίπτοντας ἐν ἀσφαλεῖ.</text:p>
          </table:table-cell>
          <table:table-cell table:style-name="Table1.A1" office:value-type="string">
            <text:p text:style-name="P45">"Dunno, some sort of plant thing. I suppose it's here to break the fall.</text:p>
          </table:table-cell>
        </table:table-row>
        <table:table-row>
          <table:table-cell table:style-name="Table1.A1" office:value-type="string">
            <text:p text:style-name="P45">οὐκ εἶα πηδήσεις,<text:span text:style-name="T30"> </text:span>ὦ Ἑρμιόνη<text:span text:style-name="T30">;</text:span></text:p>
          </table:table-cell>
          <table:table-cell table:style-name="Table1.A1" office:value-type="string">
            <text:p text:style-name="P45">Come on, Hermione!"</text:p>
          </table:table-cell>
        </table:table-row>
        <table:table-row>
          <table:table-cell table:style-name="Table1.A1" office:value-type="string">
            <text:p text:style-name="P46">καὶ οὐκέτ’ ἐπὶ μακρὸν ἤκουον τοῦ κυνὸς αὐλουμένου, μᾶλλον δέ<text:span text:style-name="T4"> </text:span>βαΰζοντος τὴν Ἑρμιόνην.</text:p>
          </table:table-cell>
          <table:table-cell table:style-name="Table1.A1" office:value-type="string">
            <text:p text:style-name="P60">The distant music stopped.<text:span text:style-name="T31"> There was a loud bark from the dog, but Hermione had already jumped. </text:span></text:p>
          </table:table-cell>
        </table:table-row>
        <table:table-row>
          <table:table-cell table:style-name="Table1.A1" office:value-type="string">
            <text:p text:style-name="P60">ἡ δὲ καταπηδήσασα ἤδη παρὰ τῷ Ἁρείῳ<text:span text:style-name="T31"> ἑτέρωθεν κατηνέχθη.</text:span></text:p>
          </table:table-cell>
          <table:table-cell table:style-name="Table1.A1" office:value-type="string">
            <text:p text:style-name="P66">She landed on Harry's other side.</text:p>
          </table:table-cell>
        </table:table-row>
        <table:table-row>
          <table:table-cell table:style-name="Table1.A1" office:value-type="string">
            <text:p text:style-name="P60">Ο<text:span text:style-name="T31">ὐ</text:span>κ ἔστιν, ἔφη, ὅπως οὐ κείμεθα ὑπένερθε τοῦ φρουρίου πολλὰ<text:span text:style-name="T4"> </text:span>στάδια πεσόντες.</text:p>
          </table:table-cell>
          <table:table-cell table:style-name="Table1.A1" office:value-type="string">
            <text:p text:style-name="P60">"We must be miles under the school , she said.</text:p>
          </table:table-cell>
        </table:table-row>
        <table:table-row>
          <table:table-cell table:style-name="Table1.A1" office:value-type="string">
            <text:p text:style-name="P60">Κατὰ δ’ οὖν τύχην τὸ φυτοῦ χρῆμα τοῦτο πάρεστιν, εἶπεν ὁ<text:span text:style-name="T4"> </text:span>Ῥοών<text:span text:style-name="T31">.</text:span></text:p>
          </table:table-cell>
          <table:table-cell table:style-name="Table1.A1" office:value-type="string">
            <text:p text:style-name="P60">"Lucky this plant thing's here, really," said Ron.</text:p>
          </table:table-cell>
        </table:table-row>
        <table:table-row>
          <table:table-cell table:style-name="Table1.A1" office:value-type="string">
            <text:p text:style-name="P60">ἡ δ’ Ἑρμιόνη Πῶς κατὰ τύχην, ἔφη βοῶσα. </text:p>
          </table:table-cell>
          <table:table-cell table:style-name="Table1.A1" office:value-type="string">
            <text:p text:style-name="P60">"Lucky!" shrieked Hermione. </text:p>
          </table:table-cell>
        </table:table-row>
        <table:table-row>
          <table:table-cell table:style-name="Table1.A1" office:value-type="string">
            <text:p text:style-name="P60">ἀλλὰ θεώρησον<text:span text:style-name="T4"> </text:span>ἑκάτερος πρὸς ἑαυτόν.</text:p>
          </table:table-cell>
          <table:table-cell table:style-name="Table1.A1" office:value-type="string">
            <text:p text:style-name="P60">"Look at you both!"</text:p>
          </table:table-cell>
        </table:table-row>
        <table:table-row>
          <table:table-cell table:style-name="Table1.A1" office:value-type="string">
            <text:p text:style-name="P60">καὶ ἀναπηδήσασα ἐπὶ τοῖχον διάβροχον ὡρμᾶτο· χαλεπὸν δ’ ἦν<text:span text:style-name="T4"> </text:span>τοῦτο ποιῆσαι.</text:p>
          </table:table-cell>
          <table:table-cell table:style-name="Table1.A1" office:value-type="string">
            <text:p text:style-name="P60">She leapt up and struggled toward a damp wall.</text:p>
          </table:table-cell>
        </table:table-row>
        <table:table-row>
          <table:table-cell table:style-name="Table1.A1" office:value-type="string">
            <text:p text:style-name="P60">τὸ γὰρ φυτὸν ἐπειδὴ τάχιστα αὕτη ἀφίκετο περιέπλεκε τὰ σφυρὰ ἕλιξιν ὀφιώδεσι.</text:p>
          </table:table-cell>
          <table:table-cell table:style-name="Table1.A1" office:value-type="string">
            <text:p text:style-name="P60">She had to struggle because the moment she had landed, the plant had started to twist snakelike <text:soft-page-break/>tendrils around her ankles.</text:p>
          </table:table-cell>
        </table:table-row>
        <table:table-row>
          <table:table-cell table:style-name="Table1.A1" office:value-type="string">
            <text:p text:style-name="P60">κα<text:span text:style-name="T31">ὶ</text:span> γὰρ τόν θ’ <text:span text:style-name="T31">Ἅ</text:span>ρειον καί τὸν<text:span text:style-name="T4"> </text:span>Ῥοῶνα ἤδη λαθὸν ἐδέδεκεν ἀμπέλοις μακραῖς.</text:p>
          </table:table-cell>
          <table:table-cell table:style-name="Table1.A1" office:value-type="string">
            <text:p text:style-name="P60">As for Harry and Ron, their legs had already been bound tightly in long creepers without their noticing.</text:p>
          </table:table-cell>
        </table:table-row>
        <table:table-row>
          <table:table-cell table:style-name="Table1.A1" office:value-type="string">
            <text:p text:style-name="P60">ἀλλὰ τῇ Ἑρμιόνῃ συνέβη λῦσαι ἑαυτὴν πρὶν τὸ φυτὸν ἀνέκδυτον<text:span text:style-name="T4"> </text:span>περιελιχθῆναι.</text:p>
          </table:table-cell>
          <table:table-cell table:style-name="Table1.A1" office:value-type="string">
            <text:p text:style-name="P60">Hermione had managed to free herself before the plant got a firm grip on her.</text:p>
          </table:table-cell>
        </table:table-row>
        <table:table-row>
          <table:table-cell table:style-name="Table1.A1" office:value-type="string">
            <text:p text:style-name="P60">καὶ νυνὶ ὀρρωδοῦσα ἐθεώρει τοὺς παῖδας δυσμαχοῦντας τῷ φυτῷ εἴ πως ἀπολύσονται, ἀλλ’ ὅσῳ μᾶλλον ο<text:span text:style-name="T31">ὗ</text:span>τοι διετείνοντο ἐπ’ αὐτό, τόσῳ βεβαιότερόν τε καὶ θᾶττον συνέπλεκεν.</text:p>
          </table:table-cell>
          <table:table-cell table:style-name="Table1.A1" office:value-type="string">
            <text:p text:style-name="P60">Now she watched in horror as the two boys fought to pull the plant off them, but the more they strained against it, the tighter and faster the plant wound around them.</text:p>
          </table:table-cell>
        </table:table-row>
        <table:table-row>
          <table:table-cell table:style-name="Table1.A1" office:value-type="string">
            <text:p text:style-name="P60">ἡ δ’ Ἑρμιόνη κελεύουσα Οὐ μὴ κινήσητε, ἔφη. </text:p>
          </table:table-cell>
          <table:table-cell table:style-name="Table1.A1" office:value-type="string">
            <text:p text:style-name="P60">"Stop moving!" </text:p>
          </table:table-cell>
        </table:table-row>
        <table:table-row>
          <table:table-cell table:style-name="Table1.A1" office:value-type="string">
            <text:p text:style-name="P60">οἶδα γὰρ ἐκεῖνο ὅ<text:span text:style-name="T4"> </text:span>τι ἔστι, Πλουτῶνος Θήρατρον ὠνομασμένον.</text:p>
          </table:table-cell>
          <table:table-cell table:style-name="Table1.A1" office:value-type="string">
            <text:p text:style-name="P60">Hermione ordered them.</text:p>
          </table:table-cell>
        </table:table-row>
        <table:table-row>
          <table:table-cell table:style-name="Table1.A1" office:value-type="string">
            <text:p text:style-name="P60">Τὸ δεῖνα, <text:span text:style-name="T31">ἔ</text:span>φη ὁ Ῥοὼν ῥάζων τι.</text:p>
          </table:table-cell>
          <table:table-cell table:style-name="Table1.A1" office:value-type="string">
            <text:p text:style-name="P60">"I know what this is -- it's Devil's Snare!"</text:p>
          </table:table-cell>
        </table:table-row>
        <table:table-row>
          <table:table-cell table:style-name="Table1.A1" office:value-type="string">
            <text:p text:style-name="P61">ἥσθην γὰρ τὸ ὄνομα γοῦν εὑρών,<text:span text:style-name="T4"> </text:span>ὄνησιν δὴ σφοδρὰν ὀνηθείς.<text:span text:style-name="T32"> καὶ στροφὴν ἅμα ἐστρέφετο κωλύσων</text:span><text:span text:style-name="T4"> </text:span><text:span text:style-name="T32">τὸ φυτὸν περιπλέξαι τὸν τράχηλον.</text:span></text:p>
          </table:table-cell>
          <table:table-cell table:style-name="Table1.A1" office:value-type="string">
            <text:p text:style-name="P61">"Oh, I'm so glad we know what it's called, that's a great help," snarled Ron, leaning back, trying to stop the plant from curling around his neck.</text:p>
          </table:table-cell>
        </table:table-row>
        <table:table-row>
          <table:table-cell table:style-name="Table1.A1" office:value-type="string">
            <text:p text:style-name="P61">ἡ δ’ Ἑρμιόνη Σίγα, ἔφη. ὤφελον μεμνῆσθαι τί ποιησάσῃ <text:span text:style-name="T32">ἔ</text:span>στι μοι<text:span text:style-name="T5"> </text:span>ἀποκτεῖναι αὐτό.</text:p>
          </table:table-cell>
          <table:table-cell table:style-name="Table1.A1" office:value-type="string">
            <text:p text:style-name="P61">"Shut up, I'm trying to remember how to kill it!" said Hermione.</text:p>
          </table:table-cell>
        </table:table-row>
        <table:table-row>
          <table:table-cell table:style-name="Table1.A1" office:value-type="string">
            <text:p text:style-name="P61">Σπεῦσον δῆτα, ἔφη ὁ Ἄρειος.<text:span text:style-name="T32"> ἀποπνίγομαι γάρ.</text:span></text:p>
          </table:table-cell>
          <table:table-cell table:style-name="Table1.A1" office:value-type="string">
            <text:p text:style-name="P61">"Well, hurry up, I can't breathe!"</text:p>
          </table:table-cell>
        </table:table-row>
        <table:table-row>
          <table:table-cell table:style-name="Table1.A1" office:value-type="string">
            <text:p text:style-name="P61">καὶ ἄσθματος<text:span text:style-name="T5"> </text:span>μεστὸς ἐπάλαιεν αὐτῷ ἑλιγμοῖς ἤδη τὸ στῆθος περιβάλλοντι.</text:p>
          </table:table-cell>
          <table:table-cell table:style-name="Table1.A1" office:value-type="string">
            <text:p text:style-name="P61">Harry gasped, wrestling with it as it curled around his chest.</text:p>
          </table:table-cell>
        </table:table-row>
        <table:table-row>
          <table:table-cell table:style-name="Table1.A1" office:value-type="string">
            <text:p text:style-name="P61">Πλουτὼνος Θήρατρον τοῦτο.</text:p>
          </table:table-cell>
          <table:table-cell table:style-name="Table1.A1" office:value-type="string">
            <text:p text:style-name="P61">"Devil's Snare, Devil's Snare... </text:p>
          </table:table-cell>
        </table:table-row>
        <table:table-row>
          <table:table-cell table:style-name="Table1.A1" office:value-type="string">
            <text:p text:style-name="P61">τί εἶπεν ἡ σοφίστρια Βλάστη<text:span text:style-name="T4"> </text:span>περὶ τοῦ Πλουτῶνος Θηράτρου<text:span text:style-name="T32">;</text:span></text:p>
          </table:table-cell>
          <table:table-cell table:style-name="Table1.A1" office:value-type="string">
            <text:p text:style-name="P48">what did Professor Sprout say?<text:span text:style-name="T33"> --</text:span></text:p>
          </table:table-cell>
        </table:table-row>
        <table:table-row>
          <table:table-cell table:style-name="Table1.A1" office:value-type="string">
            <text:p text:style-name="P47">φιλεῖ τοι τὸ σκοτεινὸν καί τὸ</text:p>
            <text:p text:style-name="P48">διάβροχον<text:span text:style-name="T33"> -</text:span></text:p>
          </table:table-cell>
          <table:table-cell table:style-name="Table1.A1" office:value-type="string">
            <text:p text:style-name="P48">it likes the dark and the damp</text:p>
          </table:table-cell>
        </table:table-row>
        <table:table-row>
          <table:table-cell table:style-name="Table1.A1" office:value-type="string">
            <text:p text:style-name="P48">Πῦρ ἄναψον δῆτα, εἶπεν ὁ <text:span text:style-name="T33">Ἅ</text:span>ρειος ἀγχόμενος.</text:p>
          </table:table-cell>
          <table:table-cell table:style-name="Table1.A1" office:value-type="string">
            <text:p text:style-name="P48">"So light a fire!" Harry choked.</text:p>
          </table:table-cell>
        </table:table-row>
        <table:table-row>
          <table:table-cell table:style-name="Table1.A1" office:value-type="string">
            <text:p text:style-name="P48">Εὖ λέγεις. ἀλλὰ φρύγανα ο<text:span text:style-name="T33">ὐ</text:span>κ ἔχομεν.</text:p>
          </table:table-cell>
          <table:table-cell table:style-name="Table1.A1" office:value-type="string">
            <text:p text:style-name="P48">"Yes -- of course -- but there's no wood!"</text:p>
          </table:table-cell>
        </table:table-row>
        <table:table-row>
          <table:table-cell table:style-name="Table1.A1" office:value-type="string">
            <text:p text:style-name="P48">τοῦτ’ εἰποῦσα ἐκείνη<text:span text:style-name="T4"> </text:span>ἐδάκρυε καὶ ἐκόπτετο.</text:p>
          </table:table-cell>
          <table:table-cell table:style-name="Table1.A1" office:value-type="string">
            <text:p text:style-name="P48">Hermione cried, wringing her hands.</text:p>
          </table:table-cell>
        </table:table-row>
        <table:table-row>
          <table:table-cell table:style-name="Table1.A1" office:value-type="string">
            <text:p text:style-name="P48">ὁ δέ Ῥοὼν μεῖζον ἐμβοῶν τοῦ Στέντορος <text:span text:style-name="T33">Ἦ</text:span> καὶ μέμηνας, ἔφη.<text:span text:style-name="T33"> πότερον σὺ φαρμακὶς εῖῆ καὶ οὐχί;</text:span></text:p>
          </table:table-cell>
          <table:table-cell table:style-name="Table1.A1" office:value-type="string">
            <text:p text:style-name="P48">"HAVE YOU GONE MAD?" Ron bellowed. "ARE YOU A WITCH OR NOT?"</text:p>
          </table:table-cell>
        </table:table-row>
        <table:table-row table:style-name="Table1.280">
          <table:table-cell table:style-name="Table1.A1" office:value-type="string">
            <text:p text:style-name="P48"><text:span text:style-name="T33">Ἔ</text:span>γνων, ἔφη ἡ Ἑρμιόνη<text:span text:style-name="T33">. καὶ τὴν ῥάβδον λαβοῦσα καὶ σείσασα,</text:span><text:span text:style-name="T4"> </text:span><text:span text:style-name="T33">ἐπᾴσασα δέ τι ῥοὴν ἐφῆκε πυρὸς ὑακινθίνου τῷ φυτῷ καθάπερ τῷ</text:span><text:span text:style-name="T4"> </text:span><text:span text:style-name="T33">Σινάπει ποτέ.</text:span></text:p>
          </table:table-cell>
          <table:table-cell table:style-name="Table1.A1" office:value-type="string">
            <text:p text:style-name="P48">"Oh, right!" said Hermione, and she whipped out her wand, waved it, muttered something, and sent a jet of the same bluebell flames she had used on Snape at the plant.</text:p>
          </table:table-cell>
        </table:table-row>
        <table:table-row>
          <table:table-cell table:style-name="Table1.A1" office:value-type="string">
            <text:p text:style-name="P48">κα<text:span text:style-name="T33">ὶ</text:span> δὴ ἐν ἀκαρεῖ οἱ παῖδες ξυνῄδεσαν ἐκείνῳ το<text:span text:style-name="T33">ὺ</text:span>ς<text:span text:style-name="T33"> </text:span>περιβόλους χαλῶντι ὡς τό τε φῶς καὶ τὸ θάλπος ἀποκνοῦντι.</text:p>
          </table:table-cell>
          <table:table-cell table:style-name="Table1.A1" office:value-type="string">
            <text:p text:style-name="P48">In a matter of seconds, the two boys felt it loosening its grip as it cringed away from the light and warmth.</text:p>
          </table:table-cell>
        </table:table-row>
        <table:table-row>
          <table:table-cell table:style-name="Table1.A1" office:value-type="string">
            <text:p text:style-name="P48">ἰλυσπώμενον δέ καὶ σαλευόμενον ἀπὸ τῶν σωμάτων ἀπελύετο ὥστε<text:span text:style-name="T4"> </text:span>ἦν αὐτοῖς ὑπεκφυγεῖν.</text:p>
          </table:table-cell>
          <table:table-cell table:style-name="Table1.A1" office:value-type="string">
            <text:p text:style-name="P48">Wriggling and flailing, it unraveled itself from their bodies, and they were able to pull free.</text:p>
          </table:table-cell>
        </table:table-row>
        <table:table-row>
          <table:table-cell table:style-name="Table1.A1" office:value-type="string">
            <text:p text:style-name="P48">Τύχῃ γ’ ἀγαθῇ σύ περὶ τὰ βοτανικὰ σπουδάζεις, ὦ Ἑρμιόνη.<text:span text:style-name="T33"> τοῦτο γὰρ εἶπεν ὁ Ἄρειος συγγενόμενος αὐτῇ πρὸς τῴ τοίχῳ, καὶ</text:span><text:span text:style-name="T4"> </text:span><text:span text:style-name="T33">ἱδρῶτ’ ἔτι ἀπομοργνύμενος τῆς ὅψεως.</text:span></text:p>
          </table:table-cell>
          <table:table-cell table:style-name="Table1.A1" office:value-type="string">
            <text:p text:style-name="P48">"Lucky you pay attention in Herbology, Hermione," said Harry as he joined her by the wall, wiping sweat off his face.</text:p>
          </table:table-cell>
        </table:table-row>
        <table:table-row>
          <table:table-cell table:style-name="Table1.A1" office:value-type="string">
            <text:p text:style-name="P48">Λοιπόν, <text:span text:style-name="T33">ἔ</text:span>φη ὁ Ῥοών. καὶ τύχῃ τῇ ἀγαθῇ ὁ Ἄρειος οὐ φιλεῖ<text:span text:style-name="T4"> </text:span>ἐκπλαγῆναι <text:span text:style-name="T33">ἐ</text:span>ν δεινῷ ἁλούς.<text:span text:style-name="T33"> φῦ τοῦ Ἀλλὰ φρύγανα οὐκ ἔχομεν.</text:span></text:p>
          </table:table-cell>
          <table:table-cell table:style-name="Table1.A1" office:value-type="string">
            <text:p text:style-name="P50">"Yeah," said Ron, "and lucky Harry doesn't lose his head in a crisis -- 'there's no wood,' honestly."</text:p>
          </table:table-cell>
        </table:table-row>
        <text:soft-page-break/>
        <table:table-row>
          <table:table-cell table:style-name="Table1.A1" office:value-type="string">
            <text:p text:style-name="P50">Ταύτῃ τοίνυν <text:span text:style-name="T34">ἰ</text:span>ῶμεν, <text:span text:style-name="T34">ἔ</text:span>φη ὁ Ἄρειος δείξας δίοδον τινὰ λιθόστρω·<text:span text:style-name="T4"> </text:span>τον ὅπῃ μόνον ἦν προχωρεῖν.</text:p>
          </table:table-cell>
          <table:table-cell table:style-name="Table1.A1" office:value-type="string">
            <text:p text:style-name="P50">"This way," said Harry, pointing down a stone passageway, which was the only way forward.</text:p>
          </table:table-cell>
        </table:table-row>
        <table:table-row>
          <table:table-cell table:style-name="Table1.A1" office:value-type="string">
            <text:p text:style-name="P50"><text:span text:style-name="T4"><text:s/></text:span>οὐδὲν δ’ ἤκουον χωρὶς ψόφου τῶν ἑαυτῶν ποδῶν εἰ μὴ τοῦ<text:span text:style-name="T4"> </text:span>ὕδατος στάζοντος ἀεὶ κατὰ τοὺς τοίχους.</text:p>
          </table:table-cell>
          <table:table-cell table:style-name="Table1.A1" office:value-type="string">
            <text:p text:style-name="P50">All they could hear apart from their footsteps was the gentle drip of water trickling down the walls.</text:p>
          </table:table-cell>
        </table:table-row>
        <table:table-row>
          <table:table-cell table:style-name="Table1.A1" office:value-type="string">
            <text:p text:style-name="P50">ἡ δέ δίοδος ἐπικλινὴς<text:span text:style-name="T4"> </text:span>ε<text:span text:style-name="T34">ἶ</text:span>ναι ἐδόκει τῷ Ἁρείῳ πάνυ ὁμοιουμένη τῇ τοῦ<text:span text:style-name="T4"> </text:span>Γριγγώτου.</text:p>
          </table:table-cell>
          <table:table-cell table:style-name="Table1.A1" office:value-type="string">
            <text:p text:style-name="P50">The passageway sloped downward, and Harry was reminded of Gringotts.</text:p>
          </table:table-cell>
        </table:table-row>
        <table:table-row>
          <table:table-cell table:style-name="Table1.A1" office:value-type="string">
            <text:p text:style-name="P49">καὶ<text:span text:style-name="T4"> </text:span>ἄφνω εἰσῆλθεν αὐτὸν ταραχῶδές τι νόημα περὶ τῶν δρακόντων<text:span text:style-name="T4"> </text:span>οἵτινες λέγονται τὴν κατώρυχα φυλάττειν τὴν ἐν τῇ τῶν μάγων</text:p>
            <text:p text:style-name="P50">τραπέζῃ.</text:p>
          </table:table-cell>
          <table:table-cell table:style-name="Table1.A1" office:value-type="string">
            <text:p text:style-name="P50">With an unpleasant jolt of the heart, he remembered the dragons said to be guarding vaults in the wizards' bank.</text:p>
          </table:table-cell>
        </table:table-row>
        <table:table-row>
          <table:table-cell table:style-name="Table1.A1" office:value-type="string">
            <text:p text:style-name="P50"><text:s/>ἀλλ’ ε<text:span text:style-name="T34">ἰ</text:span> ἐντύχοιεν δράκοντι ἐκτελε<text:span text:style-name="T34">ῖ</text:span> - ὁ γοῦν Νορβέρτος<text:span text:style-name="T4"> </text:span>καίπερ παῖς ὢν ἅλις πραγμάτων παρέσχεν.</text:p>
          </table:table-cell>
          <table:table-cell table:style-name="Table1.A1" office:value-type="string">
            <text:p text:style-name="P50">If they met a dragon, a fully-grown dragon -- Norbert had been bad enough...</text:p>
          </table:table-cell>
        </table:table-row>
        <table:table-row>
          <table:table-cell table:style-name="Table1.A1" office:value-type="string">
            <text:p text:style-name="P50">ὁ δέ Ῥοών ψιθυρίζων <text:span text:style-name="T34">Ἆ</text:span>ρ’ ἀκούετέ τι, ἔφη.</text:p>
          </table:table-cell>
          <table:table-cell table:style-name="Table1.A1" office:value-type="string">
            <text:p text:style-name="P50">"Can you hear something?" Ron whispered.</text:p>
          </table:table-cell>
        </table:table-row>
        <table:table-row>
          <table:table-cell table:style-name="Table1.A1" office:value-type="string">
            <text:p text:style-name="P50"><text:span text:style-name="T34">Ἅ</text:span>ρειος δ’ ἐδόκει αἰσθέσθαι βόμβου τινὸς καί κρότου οὐ μεγάλου προπάροιθε γιγνομένου.</text:p>
          </table:table-cell>
          <table:table-cell table:style-name="Table1.A1" office:value-type="string">
            <text:p text:style-name="P50">Harry listened. A soft rustling and clinking seemed to be coming from up ahead.</text:p>
          </table:table-cell>
        </table:table-row>
        <table:table-row>
          <table:table-cell table:style-name="Table1.A1" office:value-type="string">
            <text:p text:style-name="P50"><text:span text:style-name="T34">Ἦ</text:span> που εἴδωλόν ἐστιν<text:span text:style-name="T34">;</text:span></text:p>
          </table:table-cell>
          <table:table-cell table:style-name="Table1.A1" office:value-type="string">
            <text:p text:style-name="P50">"Do you think it's a ghost?"</text:p>
          </table:table-cell>
        </table:table-row>
        <table:table-row>
          <table:table-cell table:style-name="Table1.A1" office:value-type="string">
            <text:p text:style-name="P50">Οὐκ οἶδα. <text:span text:style-name="T34">ἔ</text:span>μοιγε δοκεῖ ψόφος εἶναι ἴσος ταῖς πτέρυξιν.</text:p>
          </table:table-cell>
          <table:table-cell table:style-name="Table1.A1" office:value-type="string">
            <text:p text:style-name="P50">"I don't know... sounds like wings to me."</text:p>
          </table:table-cell>
        </table:table-row>
        <table:table-row>
          <table:table-cell table:style-name="Table1.A1" office:value-type="string">
            <text:p text:style-name="P50">Ἀλλὰ φῶς <text:span text:style-name="T34">ἔ</text:span>στιν εἷς το<text:span text:style-name="T34">ὐ</text:span>μπροσθεν. ὁρῶ γὰρ κινούμενόν τι.</text:p>
          </table:table-cell>
          <table:table-cell table:style-name="Table1.A1" office:value-type="string">
            <text:p text:style-name="P50">"There's light ahead -- I can see something moving."</text:p>
          </table:table-cell>
        </table:table-row>
        <table:table-row>
          <table:table-cell table:style-name="Table1.A1" office:value-type="string">
            <text:p text:style-name="P50">ἀφικόμενοι δ ’ ἐπὶ τὰ ἔσχατα τῆς διόδου κατ’ ὄμμ’ ἑώρων θάλαμον<text:span text:style-name="T4"> </text:span>λαμπρῶς πεφωτισμένον, ὀροφὴν <text:span text:style-name="T34">ἔ</text:span>χοντα ὑψηλοτάτην.</text:p>
          </table:table-cell>
          <table:table-cell table:style-name="Table1.A1" office:value-type="string">
            <text:p text:style-name="P50">They reached the end of the passageway and saw before them a brilliantly lit chamber, its ceiling arching high above them.</text:p>
          </table:table-cell>
        </table:table-row>
        <table:table-row>
          <table:table-cell table:style-name="Table1.A1" office:value-type="string">
            <text:p text:style-name="P50">ἐπινόησον ο<text:span text:style-name="T34">ὖ</text:span>ν μοι αὐλὴν μὲν ὀρνέων φαιδρῶν καὶ ποικίλων<text:span text:style-name="T4"> </text:span>πλήρη περιπετομένων καὶ<text:span text:style-name="T34"> </text:span>κυλινδομένων, θύραν δέ βαρεῖαν καί<text:span text:style-name="T4"> </text:span>ξυλίνην κατὰ τὸ ἀντίθυρον κειμένην.</text:p>
          </table:table-cell>
          <table:table-cell table:style-name="Table1.A1" office:value-type="string">
            <text:p text:style-name="P50">It was full of small, jewel-bright birds, fluttering and tumbling all around the room.<text:span text:style-name="T34"> On the opposite side of the chamber was a heavy wooden door.</text:span></text:p>
          </table:table-cell>
        </table:table-row>
        <table:table-row>
          <table:table-cell table:style-name="Table1.A1" office:value-type="string">
            <text:p text:style-name="P50"><text:span text:style-name="T34">Ἦ</text:span> που οἴει, <text:span text:style-name="T34">ἔ</text:span>φη ὁ Ῥοών, ὡς προσβαλοῦσιν ἡμῖν ἢν τὴν αὐλὴν<text:span text:style-name="T4"> </text:span>διαβαίνωμεν<text:span text:style-name="T34">;</text:span></text:p>
          </table:table-cell>
          <table:table-cell table:style-name="Table1.A1" office:value-type="string">
            <text:p text:style-name="P50">"Do you think they'll attack us if we cross the room?" said Ron.</text:p>
          </table:table-cell>
        </table:table-row>
        <table:table-row>
          <table:table-cell table:style-name="Table1.A1" office:value-type="string">
            <text:p text:style-name="P50">Ο<text:span text:style-name="T34">ἴε</text:span>σθαι γε χρή, ἐφη ὁ <text:span text:style-name="T34">Ἅ</text:span>ρειος<text:span text:style-name="T34">.</text:span></text:p>
          </table:table-cell>
          <table:table-cell table:style-name="Table1.A1" office:value-type="string">
            <text:p text:style-name="P50">"Probably," said Harry.</text:p>
          </table:table-cell>
        </table:table-row>
        <table:table-row>
          <table:table-cell table:style-name="Table1.A1" office:value-type="string">
            <text:p text:style-name="P51">οὐ μὴν οὐδὲ φαίνονται πάνυ<text:span text:style-name="T4"> </text:span>χαλεποὶ εἶναι, ε<text:span text:style-name="T35">ἰ</text:span>δέ πάντες ὁμοῦ κατασκήπτοιεν λοιπόν· ἐπὶ</text:p>
            <text:p text:style-name="P52">ξυροῦ γὰρ ἱστάμεθα δραμοῦμαι δῆτα.</text:p>
          </table:table-cell>
          <table:table-cell table:style-name="Table1.A1" office:value-type="string">
            <text:p text:style-name="P50">"They don't look very vicious, but I suppose if they all swooped down at once... well, there's no other choice... I'll run."</text:p>
          </table:table-cell>
        </table:table-row>
        <table:table-row>
          <table:table-cell table:style-name="Table1.A1" office:value-type="string">
            <text:p text:style-name="P52">καὶ τὴν <text:span text:style-name="T35">ὄ</text:span>ψιν χερσὶ φυλάττων ἀπνευστὶ τὴν αὐλὴν θέων διέβη.</text:p>
          </table:table-cell>
          <table:table-cell table:style-name="Table1.A1" office:value-type="string">
            <text:p text:style-name="P52">He took a deep breath, covered his face with his arms, and sprinted across the room.</text:p>
          </table:table-cell>
        </table:table-row>
        <table:table-row>
          <table:table-cell table:style-name="Table1.A1" office:value-type="string">
            <text:p text:style-name="P52">ἀλλὰ προσεδόκα μὲν κακῶς πείσεσθαι ὑπ’ ἐκείνων ῥάμφεσι καὶ<text:span text:style-name="T4"> </text:span>ὄνυξι σπαραττόντων αὐτόν, ἀλλ’ οὐδὲν ἐγένετο.</text:p>
          </table:table-cell>
          <table:table-cell table:style-name="Table1.A1" office:value-type="string">
            <text:p text:style-name="P52">He expected to feel sharp beaks and claws tearing at him any second, but nothing happened.</text:p>
          </table:table-cell>
        </table:table-row>
        <table:table-row>
          <table:table-cell table:style-name="Table1.A1" office:value-type="string">
            <text:p text:style-name="P52">καὶ γὰρ πρὸς τὴν<text:span text:style-name="T4"> </text:span>θύραν ἀβλαβὴς ἀφίκετο. ταύτην δὲ τῆς λαβῆς πειραθεὶς συγκεκλῃμένην ηὗρεν.</text:p>
          </table:table-cell>
          <table:table-cell table:style-name="Table1.A1" office:value-type="string">
            <text:p text:style-name="P52">He reached the door untouched. He pulled the handle, but it was locked.</text:p>
          </table:table-cell>
        </table:table-row>
        <table:table-row>
          <table:table-cell table:style-name="Table1.A1" office:value-type="string">
            <text:p text:style-name="P52">καὶ οἱ ἄλλοι - ἠκολούθησαν γάρ - τείνοντες καὶ ἕλκοντες οὐκ<text:span text:style-name="T4"> </text:span>ἐδυνήθησαν κινεῖν τὴν θύραν, οὐδ’ ἐπεὶ ἡ Ἑρμιόνη ἐπειράθη τοῦ<text:span text:style-name="T4"> </text:span>φίλτρου τοῦ Ἀλωὼμωρά.</text:p>
          </table:table-cell>
          <table:table-cell table:style-name="Table1.A1" office:value-type="string">
            <text:p text:style-name="P52">The other two followed him. They tugged and heaved at the door, but it wouldn't budge, not even when Hermione tried her Alohomora charm.</text:p>
          </table:table-cell>
        </table:table-row>
        <table:table-row>
          <table:table-cell table:style-name="Table1.A1" office:value-type="string">
            <text:p text:style-name="P52">Τί δαί, ἦ δ’ ὃς ὁ Ῥοών.</text:p>
          </table:table-cell>
          <table:table-cell table:style-name="Table1.A1" office:value-type="string">
            <text:p text:style-name="P52">"Now what?" said Ron.</text:p>
          </table:table-cell>
        </table:table-row>
        <table:table-row>
          <table:table-cell table:style-name="Table1.A1" office:value-type="string">
            <text:p text:style-name="P52">ἡ δ’ Ἑρμιόνη Οὐκ <text:span text:style-name="T35">ἔ</text:span>στιν ὅπως, ἔφη, ο<text:span text:style-name="T35">ὗ</text:span>τοι οἱ <text:soft-page-break/>ὄρνεις ἀγάλματα<text:span text:style-name="T4"> </text:span>πάρεισι.</text:p>
          </table:table-cell>
          <table:table-cell table:style-name="Table1.A1" office:value-type="string">
            <text:p text:style-name="P52">"These birds... they can't be here just for <text:soft-page-break/>decoration," said Hermione.</text:p>
          </table:table-cell>
        </table:table-row>
        <table:table-row>
          <table:table-cell table:style-name="Table1.A1" office:value-type="string">
            <text:p text:style-name="P52">καὶ το<text:span text:style-name="T35">ὺ</text:span>ς ὄρνεις μετεώρους ἐθεώρουν αἰωρουμένους τε καὶ στίλβοντας.<text:span text:style-name="T35"> ἦ καί στίλβοντας;</text:span></text:p>
          </table:table-cell>
          <table:table-cell table:style-name="Table1.A1" office:value-type="string">
            <text:p text:style-name="P52">They watched the birds soaring overhead, glittering -- glittering?</text:p>
          </table:table-cell>
        </table:table-row>
        <table:table-row>
          <table:table-cell table:style-name="Table1.A1" office:value-type="string">
            <text:p text:style-name="P52">ὁ δ’ <text:span text:style-name="T35">Ἅ</text:span>ρειος ἄφνω Ἀλλ’ ὄρνεις μέν, ἔφη, οὐκ ἄρ’ εἶσί, κλεῖδες δέ.</text:p>
          </table:table-cell>
          <table:table-cell table:style-name="Table1.A1" office:value-type="string">
            <text:p text:style-name="P52">"They're not birds!" Harry said suddenly.</text:p>
          </table:table-cell>
        </table:table-row>
        <table:table-row>
          <table:table-cell table:style-name="Table1.A1" office:value-type="string">
            <text:p text:style-name="P54">κλεῖδες μέν οὖν πτερωταὶ ἀποβαίνουσιν εἴ τις νοῦν προσέχει, καὶ<text:span text:style-name="T35"> </text:span>τῶν ἄλλων ἀτενές ἀποβλεπόντων ε<text:span text:style-name="T35">ἰ</text:span>ς το<text:span text:style-name="T35">ὺ</text:span>ς ὄρνεις περιχορεύοντας,<text:span text:style-name="T4"> </text:span><text:span text:style-name="T35">Ὧ</text:span>στε χρὴ οἴεσθαι<text:span text:style-name="T35">...</text:span> εἶὲν. <text:span text:style-name="T35">ἰ</text:span>δού σάρα. δεῖ γὰρ τὴν κλεῖν θηρεῦσαι τὴν<text:span text:style-name="T4"> </text:span>τῆς θύρας.</text:p>
          </table:table-cell>
          <table:table-cell table:style-name="Table1.A1" office:value-type="string">
            <text:p text:style-name="P54">"They're keys! Winged keys -- look carefully. So that must mean..." he looked around the chamber while the other two squinted up at the flock of keys. "... yes -- look! Broomsticks! We've got to catch the key to the door!"</text:p>
          </table:table-cell>
        </table:table-row>
        <table:table-row>
          <table:table-cell table:style-name="Table1.A1" office:value-type="string">
            <text:p text:style-name="P54">Ἀλλὰ μυρίαι εἰσίν.</text:p>
          </table:table-cell>
          <table:table-cell table:style-name="Table1.A1" office:value-type="string">
            <text:p text:style-name="P54">"But there are hundreds of them!"</text:p>
          </table:table-cell>
        </table:table-row>
        <table:table-row>
          <table:table-cell table:style-name="Table1.A1" office:value-type="string">
            <text:p text:style-name="P54">ὁ δὲ Ῥοών τὴν κλειθρίαν ἐξετάσας Ἀλλὰ ζητοῦμεν μέγα τι καὶ<text:span text:style-name="T36"> </text:span>ἀρχαικὸν καὶ ὡς εἰκὸς ἀργυροῦν, ἀργυρᾶς οὔσης τῆς λαβῆς.</text:p>
          </table:table-cell>
          <table:table-cell table:style-name="Table1.A1" office:value-type="string">
            <text:p text:style-name="P54">Ron examined the lock on the door.<text:span text:style-name="T36"> "We're looking for a big, old-fashioned one -- probably silver, like the handle."</text:span></text:p>
          </table:table-cell>
        </table:table-row>
        <table:table-row>
          <table:table-cell table:style-name="Table1.A1" office:value-type="string">
            <text:p text:style-name="P54">καὶ καθ’ ἕκαστον ε<text:span text:style-name="T36">ἰ</text:span>ς σάρον ἐμβάντες καὶ λακτίσματι<text:span text:style-name="T4"> </text:span>ἀνώσαντες, ἐμετεωρίσθησαν εἰς μέσον τὸ τῶν κλειδῶν νέφος.</text:p>
          </table:table-cell>
          <table:table-cell table:style-name="Table1.A1" office:value-type="string">
            <text:p text:style-name="P54">They each seized a broomstick and kicked off into the air, soaring into the midst of the cloud of keys.</text:p>
          </table:table-cell>
        </table:table-row>
        <table:table-row>
          <table:table-cell table:style-name="Table1.A1" office:value-type="string">
            <text:p text:style-name="P54">καὶ<text:span text:style-name="T4"> </text:span>ἐκείνους ἐφ’ ὅσον ἐνεδέχετο θηρεύοντας τε καί ἁρπάζοντας<text:span text:style-name="T4"> </text:span>ἔφθανον αἱ κλεῖδες - κεκηλημέναι γὰρ ἦσαν - <text:span text:style-name="T36">ᾄ</text:span>ττουσαι καὶ<text:span text:style-name="T36"> </text:span>κατασκήπτουσαι οὕτω ταχέως ὥστε μόνον ο<text:span text:style-name="T36">ὖ</text:span>κ ἀδύνατον ἦν<text:span text:style-name="T4"> </text:span>προσδέξασθαι.</text:p>
          </table:table-cell>
          <table:table-cell table:style-name="Table1.A1" office:value-type="string">
            <text:p text:style-name="P54">They grabbed and snatched, but the bewitched keys darted and dived so quickly it was almost impossible to catch one.</text:p>
          </table:table-cell>
        </table:table-row>
        <table:table-row>
          <table:table-cell table:style-name="Table1.A1" office:value-type="string">
            <text:p text:style-name="P54">Οὐ μὴν ἀλλ’ ὁ <text:span text:style-name="T36">Ἅ</text:span>ρειος, ὅς γε ζητητὴς ἐγένετο νεώτατος <text:span text:style-name="T36">ἔ</text:span>τος<text:span text:style-name="T36"> </text:span>τουτὶ ἑκατοστόν, δεινὸς <text:span text:style-name="T36">ἦ</text:span>ν ταῦτα κατιδεῖν ἂ το<text:span text:style-name="T36">ὺ</text:span>ς ἄλλους λέληθέ<text:span text:style-name="T4"> </text:span>που.</text:p>
          </table:table-cell>
          <table:table-cell table:style-name="Table1.A1" office:value-type="string">
            <text:p text:style-name="P54">Not for nothing, though, was Harry the youngest Seeker in a century.<text:span text:style-name="T36"> He had a knack for spotting things other people didn't.</text:span></text:p>
          </table:table-cell>
        </table:table-row>
        <table:table-row>
          <table:table-cell table:style-name="Table1.A1" office:value-type="string">
            <text:p text:style-name="P53">καὶ<text:span text:style-name="T36"> </text:span>γὰρ διὰ μικρὸν περιπτάμενος μεταξὺ τῶν πτερῶν ποικίλων<text:span text:style-name="T36"> </text:span>εἶδε κλεῖν τινὰ μεγάλην τ’ οὖσαν καὶ ἀργυρᾶν πτέρυγα παρέχουσαν<text:span text:style-name="T4"> </text:span>στρεπτὴν ὥσπερ εἴ τις ἤδη ἔλαβεν αὐτὴν καί εἰς κλειθρίδιον μόλις</text:p>
            <text:p text:style-name="P54">ἔωσε.</text:p>
          </table:table-cell>
          <table:table-cell table:style-name="Table1.A1" office:value-type="string">
            <text:p text:style-name="P54">After a minute's weaving about through the whirl of rainbow feathers, he noticed a large silver key that had a bent wing, as if it had already been caught and stuffed roughly into the keyhole.</text:p>
          </table:table-cell>
        </table:table-row>
        <table:table-row>
          <table:table-cell table:style-name="Table1.A1" office:value-type="string">
            <text:p text:style-name="P54">καὶ τοὺς ἄλλους συγκαλέσας Ἰδού, ἔφη, ἥδε ἡ κλεῖς, μεγάλη<text:span text:style-name="T4"> </text:span>οὖσα. τήνδε μὲν οὖν λέγω τὰς πτέρυγας ὑακινθίνας ἔχουσαν, τῶν<text:span text:style-name="T4"> </text:span>πτερῶν ἑτέρωθι <text:span text:style-name="T36">ἰ</text:span>πωμένων.</text:p>
          </table:table-cell>
          <table:table-cell table:style-name="Table1.A1" office:value-type="string">
            <text:p text:style-name="P54">"That one!" he called to the others. "That big one -- there -- no, there -- with bright blue wings -- the feathers are all crumpled on one side."</text:p>
          </table:table-cell>
        </table:table-row>
        <table:table-row>
          <table:table-cell table:style-name="Table1.A1" office:value-type="string">
            <text:p text:style-name="P56">καὶ ὁ Ῥοὼν ταχύνων ἐκεῖσε ὅποι δακτύλῳ ἐδείκνυτο ὁ <text:span text:style-name="T37">Ἅ</text:span>ρειος<text:span text:style-name="T4"> </text:span>ε<text:span text:style-name="T36">ἰ</text:span>ς τὴν ὀροφὴν προσκρούσας μονονουχὶ ἀπὸ τοῦ σάρου κατέπεσεν.</text:p>
          </table:table-cell>
          <table:table-cell table:style-name="Table1.A1" office:value-type="string">
            <text:p text:style-name="P54">Ron went speeding in the direction that Harry was pointing, crashed into the ceiling, and nearly fell off his broom.</text:p>
          </table:table-cell>
        </table:table-row>
        <table:table-row>
          <table:table-cell table:style-name="Table1.A1" office:value-type="string">
            <text:p text:style-name="P56">ὁ δ’ <text:span text:style-name="T37">Ἅ</text:span>ρειος ἀτενὲς ἀεὶ πρὸς τὴν κλεῖν τὴν πτερὸν βεβλαμμένην<text:span text:style-name="T4"> </text:span>ἀποβλέπων Δεῖ ἡμᾶς, ἔφη, εἷς χεῖρας <text:span text:style-name="T37">ἰ</text:span>έναι πανταχόθεν προσβάλλοντας.</text:p>
          </table:table-cell>
          <table:table-cell table:style-name="Table1.A1" office:value-type="string">
            <text:p text:style-name="P56">"We've got to close in on it!" Harry called, not taking his eyes off the key with the damaged wing.</text:p>
          </table:table-cell>
        </table:table-row>
        <table:table-row>
          <table:table-cell table:style-name="Table1.A1" office:value-type="string">
            <text:p text:style-name="P56">σὺ μὲν ο<text:span text:style-name="T37">ὖ</text:span>ν, ὦ Ῥοών, ἄνωθεν ἐπίθου· σὺ δ’, ὧ Ἑρμιόνη,<text:span text:style-name="T37"> </text:span>κάτω μένουσα φθάσον αὐτὴν καταβαίνουσαν. ἐγὼ δ’ ἐπιχειρήσω<text:span text:style-name="T4"> </text:span>λαβεῖν.<text:span text:style-name="T37"> </text:span></text:p>
          </table:table-cell>
          <table:table-cell table:style-name="Table1.A1" office:value-type="string">
            <text:p text:style-name="P56">"Ron, you come at it from above -- Hermione, stay below and stop it from going down and I'll try and catch it. </text:p>
          </table:table-cell>
        </table:table-row>
        <table:table-row>
          <table:table-cell table:style-name="Table1.A1" office:value-type="string">
            <text:p text:style-name="P67">ἐγνώκατε, ἴτε νῦν.</text:p>
          </table:table-cell>
          <table:table-cell table:style-name="Table1.A1" office:value-type="string">
            <text:p text:style-name="P56">Right, NOW!"</text:p>
          </table:table-cell>
        </table:table-row>
        <table:table-row>
          <table:table-cell table:style-name="Table1.A1" office:value-type="string">
            <text:p text:style-name="P56">ἡ δέ κλεῖς τόν τε Ῥοῶνα κατασκήψαντα, καὶ τὴν Ἑρμιόνην<text:span text:style-name="T37"> </text:span>ὥσπερ ἀπὸ σφενδόνης <text:soft-page-break/>ἐξερριπισμένην <text:span text:style-name="T37">ἄ</text:span>νω τε κινουμένην, <text:span text:style-name="T37">ἔ</text:span>λαθε<text:span text:style-name="T4"> </text:span>παρελθοῦσα ἀμφοτέρους, ὁ δ’ <text:span text:style-name="T37">Ἅ</text:span>ρειος ἐτάχυνε διώκων αὐτὴν πρὸς<text:span text:style-name="T4"> </text:span>τοῖχον πετομένην.<text:span text:style-name="T37"> προκύψας δέ μονόχειρ κατέλαβεν αὐτὴν πρὸς</text:span><text:span text:style-name="T4"> </text:span><text:span text:style-name="T37">λίθον θλίψας’ ἡ δέ κατάκροτον ἠχὴν παρεῖχεν ἀηδῆ ἀκοῦσαι.</text:span></text:p>
          </table:table-cell>
          <table:table-cell table:style-name="Table1.A1" office:value-type="string">
            <text:p text:style-name="P56">Ron dived, Hermione rocketed upward, the key dodged them both, and Harry streaked after it; it <text:soft-page-break/>sped toward the wall, Harry leaned forward and with a nasty, crunching noise, pinned it against the stone with one hand.</text:p>
          </table:table-cell>
        </table:table-row>
        <table:table-row>
          <table:table-cell table:style-name="Table1.A1" office:value-type="string">
            <text:p text:style-name="P56">καὶ<text:span text:style-name="T4"> </text:span>ὁ Ῥοὼν καὶ ἡ Ἑρμιόνη οὕτω ἐθορύβησαν ὥσθ’ ὑπηχῆσαι τὴν<text:span text:style-name="T4"> </text:span>αὐλήν.</text:p>
          </table:table-cell>
          <table:table-cell table:style-name="Table1.A1" office:value-type="string">
            <text:p text:style-name="P56">Ron and Hermione's cheers echoed around the high chamber.</text:p>
          </table:table-cell>
        </table:table-row>
        <table:table-row>
          <table:table-cell table:style-name="Table1.A1" office:value-type="string">
            <text:p text:style-name="P56">καὶ ἐν ἀκαρεῖ καταβάντων ὁ <text:span text:style-name="T37">Ἅ</text:span>ρειος εἶς τὴν θύραν ἔδραμεν, τὴν<text:span text:style-name="T4"> </text:span>κλεῖν ἔτι ἐν δεξιᾷ <text:span text:style-name="T37">ἔ</text:span>χων<text:span text:style-name="T4"> </text:span>σφαδᾴζουσαν. εἷς δέ τὴν κλειθρίαν ὦσας τὴν<text:span text:style-name="T4"> </text:span>θύραν ἐδυνήθη ἂν εὐθὺς ἀνοῖξαι.<text:span text:style-name="T37"> εἰς δέ τὴν ὀπὴν ὤσας τὴν κλεῖν καῖ</text:span><text:span text:style-name="T4"> </text:span><text:span text:style-name="T37">στρέψας, τὰ κλεῖθρα διολισθόντα ᾔσθοντο. ἐκ δέ τούτων ἡ κλεὶς</text:span><text:span text:style-name="T4"> </text:span><text:span text:style-name="T37">πάλιν αὖ μετέωρος ἀνέβη, πάνυ σαθρὰ φαινομένη ὡς δὶς ἤδη</text:span><text:span text:style-name="T4"> </text:span><text:span text:style-name="T37">ληφθεῖσα.</text:span></text:p>
          </table:table-cell>
          <table:table-cell table:style-name="Table1.A1" office:value-type="string">
            <text:p text:style-name="P56">They landed quickly, and Harry ran to the door, the key struggling in his hand.<text:span text:style-name="T37"> He rammed it into the lock and turned -- it worked. The moment the lock had clicked open, the key took flight again, looking very battered now that it had been caught twice.</text:span></text:p>
          </table:table-cell>
        </table:table-row>
        <table:table-row>
          <table:table-cell table:style-name="Table1.A1" office:value-type="string">
            <text:p text:style-name="P56">καὶ ὁ <text:span text:style-name="T37">Ἅ</text:span>ρειος τῆς λαβῆς ἐχόμενος ἤρετο τοὺς ἄλλους εἰ ἑτοῖμοι<text:span text:style-name="T37"> </text:span>εἶεν.<text:span text:style-name="T37"> κατανευσάντων δ’ αὐτῶν τὴν θύραν ἀνέῳξεν.</text:span></text:p>
          </table:table-cell>
          <table:table-cell table:style-name="Table1.A1" office:value-type="string">
            <text:p text:style-name="P56">"Ready?" Harry asked the other two, his hand on the door handle. They nodded. He pulled the door open.</text:p>
          </table:table-cell>
        </table:table-row>
        <table:table-row>
          <table:table-cell table:style-name="Table1.A1" office:value-type="string">
            <text:p text:style-name="P56">καὶ πρῶτον μέν ο<text:span text:style-name="T37">ὖ</text:span>κ εἶχον ὁρᾶν οὐδὲν πλὴν σκότου, εἰσελθοῦσι δ’<text:span text:style-name="T4"> </text:span>αὐτοῖς τοῦ θαλάμου εὐθέως πεφωτισμένου θαῦμα ἦν <text:span text:style-name="T37">ἰ</text:span>δεῖν μέγιστον.</text:p>
          </table:table-cell>
          <table:table-cell table:style-name="Table1.A1" office:value-type="string">
            <text:p text:style-name="P56">The next chamber was so dark they couldn't see anything at all.<text:span text:style-name="T37"> But as they stepped into it, light suddenly flooded the room to reveal an astonishing sight.</text:span></text:p>
          </table:table-cell>
        </table:table-row>
        <table:table-row>
          <table:table-cell table:style-name="Table1.A1" office:value-type="string">
            <text:p text:style-name="P56">ε<text:span text:style-name="T37">ἱ</text:span>στήκεσαν γὰρ ἐν χειλέσι πεττικῆς σανίδος παμμεγάλης, ὄπισθε<text:span text:style-name="T4"> </text:span>γενόμενοι τῶν μελάνων πεττῶν.<text:span text:style-name="T37"> καί οὗτοι μακρότεροι ὄντες αὐτῶν τῶν παίδων γεγλύφθαι ἐδόκουν ἐκ λίθου τινὸς μέλανος.</text:span></text:p>
          </table:table-cell>
          <table:table-cell table:style-name="Table1.A1" office:value-type="string">
            <text:p text:style-name="P56">They were standing on the edge of a huge chessboard, behind the black chessmen, which were all taller than they were and carved from what looked like black stone.</text:p>
          </table:table-cell>
        </table:table-row>
        <table:table-row>
          <table:table-cell table:style-name="Table1.A1" office:value-type="string">
            <text:p text:style-name="P55"><text:span text:style-name="T37"><text:s/>καὶ ἐναντίον</text:span><text:span text:style-name="T4"> </text:span><text:span text:style-name="T37">τούτων πέραν τοῦ θαλάμου ἔκειντο οἱ λευκοὶ πεττοί.</text:span></text:p>
          </table:table-cell>
          <table:table-cell table:style-name="Table1.A1" office:value-type="string">
            <text:p text:style-name="P56">Facing them, way across the chamber, were the white pieces.</text:p>
          </table:table-cell>
        </table:table-row>
        <table:table-row>
          <table:table-cell table:style-name="Table1.A1" office:value-type="string">
            <text:p text:style-name="P56">καὶ οἱ παῖδες<text:span text:style-name="T37"> ἔ</text:span>φριττόν τι συνειδότες τοῖς λευκοῖς πεττοῖς ὄψιν ο<text:span text:style-name="T37">ὐ</text:span>κ ἔχουσιν.</text:p>
          </table:table-cell>
          <table:table-cell table:style-name="Table1.A1" office:value-type="string">
            <text:p text:style-name="P56">Harry, Ron and Hermione shivered slightly -- the towering white chessmen had no faces.</text:p>
          </table:table-cell>
        </table:table-row>
        <table:table-row>
          <table:table-cell table:style-name="Table1.A1" office:value-type="string">
            <text:p text:style-name="P62">καὶ ὁ <text:span text:style-name="T38">Ἅ</text:span>ρειος ψιθυρίζων εἶπεν ὅτι Πῶς τούτοις τις χρήσεται<text:span text:style-name="T38">;</text:span></text:p>
          </table:table-cell>
          <table:table-cell table:style-name="Table1.A1" office:value-type="string">
            <text:p text:style-name="P62">"Now what do we do?" Harry whispered.</text:p>
          </table:table-cell>
        </table:table-row>
        <table:table-row>
          <table:table-cell table:style-name="Table1.A1" office:value-type="string">
            <text:p text:style-name="P62">ὁ δέ <text:span text:style-name="T38">Ῥ</text:span>οών Δεῖ ἡμᾶς πεττεύοντας διαβῆναι τὸν θάλαμον δήπου.</text:p>
          </table:table-cell>
          <table:table-cell table:style-name="Table1.A1" office:value-type="string">
            <text:p text:style-name="P62">"It's obvious, isn't it?" said Ron. "We've got to play our way across the room."</text:p>
          </table:table-cell>
        </table:table-row>
        <table:table-row>
          <table:table-cell table:style-name="Table1.A1" office:value-type="string">
            <text:p text:style-name="P62">ἦν γὰρ ἄλλην κατόπιν τῶν λευκῶν πεττῶν θύραν ἰδεῖν.</text:p>
          </table:table-cell>
          <table:table-cell table:style-name="Table1.A1" office:value-type="string">
            <text:p text:style-name="P62">Behind the white pieces they could see another door.</text:p>
          </table:table-cell>
        </table:table-row>
        <table:table-row>
          <table:table-cell table:style-name="Table1.A1" office:value-type="string">
            <text:p text:style-name="P62">Τίνι τρόπῳ, ἔφη ἡ Ἑρμιόνη προταρβοῦσά τι.</text:p>
          </table:table-cell>
          <table:table-cell table:style-name="Table1.A1" office:value-type="string">
            <text:p text:style-name="P62">"How?" said Hermione nervously.</text:p>
          </table:table-cell>
        </table:table-row>
        <table:table-row>
          <table:table-cell table:style-name="Table1.A1" office:value-type="string">
            <text:p text:style-name="P62">καὶ ὁ Ῥοών Δεῖ ἡμᾶς οἶμαι, ἔφη, πεττοὺς γενέσθαι.</text:p>
          </table:table-cell>
          <table:table-cell table:style-name="Table1.A1" office:value-type="string">
            <text:p text:style-name="P62">"I think," said Ron, "we're going to have to be chessmen."</text:p>
          </table:table-cell>
        </table:table-row>
        <table:table-row>
          <table:table-cell table:style-name="Table1.A1" office:value-type="string">
            <text:p text:style-name="P62">προσελθὼν οὖν ἱππότην μέλανα χεῖρα δέ προτείνας τοῦ ἵππου<text:span text:style-name="T4"> </text:span>ἥψατο.</text:p>
          </table:table-cell>
          <table:table-cell table:style-name="Table1.A1" office:value-type="string">
            <text:p text:style-name="P62">He walked up to a black knight and put his hand out to touch the knight's horse.</text:p>
          </table:table-cell>
        </table:table-row>
        <table:table-row>
          <table:table-cell table:style-name="Table1.A1" office:value-type="string">
            <text:p text:style-name="P62">καὶ παραχρῆμα ὁ λίθινος ἐνεψυχωμένος ἐσκίρτα, τοῦ<text:span text:style-name="T4"> </text:span>ἱππότου τὴν κεφαλὴν μετ’ αὐτῆς τῆς κόρυθος περιάγοντος ὡς<text:span text:style-name="T4"> </text:span>βλέψοντος πρὸς τὸν Ῥοῶνα.</text:p>
          </table:table-cell>
          <table:table-cell table:style-name="Table1.A1" office:value-type="string">
            <text:p text:style-name="P62">At once, the stone sprang to life.<text:span text:style-name="T38"> The horse pawed the ground and the knight turned his helmeted head to look down at Ron.</text:span></text:p>
          </table:table-cell>
        </table:table-row>
        <table:table-row>
          <table:table-cell table:style-name="Table1.A1" office:value-type="string">
            <text:p text:style-name="P62"><text:span text:style-name="T38">Ἦ</text:span> που δεῖ ἡμᾶς συμμαχεῖν σοι διαβῆναι θελόντας<text:span text:style-name="T38">;</text:span><text:span text:style-name="T4"> </text:span></text:p>
          </table:table-cell>
          <table:table-cell table:style-name="Table1.A1" office:value-type="string">
            <text:p text:style-name="P62">"Do we -- er -- have to join you to get across?"</text:p>
          </table:table-cell>
        </table:table-row>
        <text:soft-page-break/>
        <table:table-row>
          <table:table-cell table:style-name="Table1.A1" office:value-type="string">
            <text:p text:style-name="P62">κατανεύσαντος δέ τοῦ μέλανος ἱππότου, μετεστρέφθη πρὸς<text:span text:style-name="T4"> </text:span>τοὺς ἄλλους.</text:p>
          </table:table-cell>
          <table:table-cell table:style-name="Table1.A1" office:value-type="string">
            <text:p text:style-name="P62">The black knight nodded. Ron turned to the other two.</text:p>
          </table:table-cell>
        </table:table-row>
        <table:table-row>
          <table:table-cell table:style-name="Table1.A1" office:value-type="string">
            <text:p text:style-name="P62">Ἀλλὰ τοῦτ’, ἔφη, πάνυ πολλῆς ἄξιον ἐστὶ φροντίδος.</text:p>
          </table:table-cell>
          <table:table-cell table:style-name="Table1.A1" office:value-type="string">
            <text:p text:style-name="P62">"This needs thinking about he said.</text:p>
          </table:table-cell>
        </table:table-row>
        <table:table-row>
          <table:table-cell table:style-name="Table1.A1" office:value-type="string">
            <text:p text:style-name="P62">δεῖ<text:span text:style-name="T4"> </text:span>ἀντικατασταθῆναι οἶμαι ἀντὶ τριῶν τῶν μελάνων πεττῶν.</text:p>
          </table:table-cell>
          <table:table-cell table:style-name="Table1.A1" office:value-type="string">
            <text:p text:style-name="P62">I suppose we've got to take the place of three of the black pieces...."</text:p>
          </table:table-cell>
        </table:table-row>
        <table:table-row>
          <table:table-cell table:style-name="Table1.A1" office:value-type="string">
            <text:p text:style-name="P62">καὶ ὁ θ’ Ἄρειος καὶ ἡ Ἑρμιόνη ἐσιώπων, θεωροῦντες τὸν Ῥοῶνα<text:span text:style-name="T38"> </text:span>ἐπὶ συννοίας βαδίζοντα.</text:p>
          </table:table-cell>
          <table:table-cell table:style-name="Table1.A1" office:value-type="string">
            <text:p text:style-name="P62">Harry and Hermione stayed quiet, watching Ron think.</text:p>
          </table:table-cell>
        </table:table-row>
        <table:table-row>
          <table:table-cell table:style-name="Table1.A1" office:value-type="string">
            <text:p text:style-name="P62">τέλος δέ Μὴ ἄχθεσθε, ἔφη. ἀλλ’ οὐδέτερος<text:span text:style-name="T4"> </text:span>ὑμῶν πάνυ πεττευτικός ἐστιν -</text:p>
          </table:table-cell>
          <table:table-cell table:style-name="Table1.A1" office:value-type="string">
            <text:p text:style-name="P62">Finally he said, "Now, don't be offended or anything, but neither of you are that good at chess --"</text:p>
          </table:table-cell>
        </table:table-row>
        <table:table-row>
          <table:table-cell table:style-name="Table1.A1" office:value-type="string">
            <text:p text:style-name="P62">ὁ δ’ <text:span text:style-name="T38">Ἅ</text:span>ρειος εὐθύς Ἀλλ’ οὐδὲν ἄρ’ ἀχθόμεθα, ἔφη. σὺ δ’ ἡμῖν<text:span text:style-name="T4"> </text:span>ἅττα χρὴ ποιεῖν ἐφεστὼς φράζε.</text:p>
          </table:table-cell>
          <table:table-cell table:style-name="Table1.A1" office:value-type="string">
            <text:p text:style-name="P62">"We're not offended," said Harry quickly. "Just tell us what to do."</text:p>
          </table:table-cell>
        </table:table-row>
        <table:table-row>
          <table:table-cell table:style-name="Table1.A1" office:value-type="string">
            <text:p text:style-name="P62">Λοιπὸν· σύ μὲν, ὦ <text:span text:style-name="T38">Ἅ</text:span>ρειε, ἐκείνου τοῦ ἀξιωματικοῦ ἀντικαθίστασο,<text:span text:style-name="T4"> </text:span>σὺ δ’, ὦ Ἑρμιόνη, τοῦ πύργου.</text:p>
          </table:table-cell>
          <table:table-cell table:style-name="Table1.A1" office:value-type="string">
            <text:p text:style-name="P62">"Well, Harry, you take the place of that bishop, and Hermione, YOU 90 next to him instead of that castle."</text:p>
          </table:table-cell>
        </table:table-row>
        <table:table-row>
          <table:table-cell table:style-name="Table1.A1" office:value-type="string">
            <text:p text:style-name="P62">Καὶ σοί γε τί δραστέον<text:span text:style-name="T38">.</text:span></text:p>
          </table:table-cell>
          <table:table-cell table:style-name="Table1.A1" office:value-type="string">
            <text:p text:style-name="P62">"What about you?"</text:p>
          </table:table-cell>
        </table:table-row>
        <table:table-row>
          <table:table-cell table:style-name="Table1.A1" office:value-type="string">
            <text:p text:style-name="P62"><text:span text:style-name="T38">Ἔ</text:span>γωγ’ ἵππος γενήσομαι.</text:p>
          </table:table-cell>
          <table:table-cell table:style-name="Table1.A1" office:value-type="string">
            <text:p text:style-name="P62">"I'm going to be a knight," said Ron.</text:p>
          </table:table-cell>
        </table:table-row>
        <table:table-row>
          <table:table-cell table:style-name="Table1.A1" office:value-type="string">
            <text:p text:style-name="P62">τῶν δέ πεττῶν ἀκουσάντων ὡς δοκεῖν πρὸς ταῦτα ἵππος τε<text:span text:style-name="T4"> </text:span>ἀξιωματικός τε καί πύργος<text:span text:style-name="T38"> </text:span>ἐπιστρεψάμενοι ἐκποδὼν ἐπορεύθησαν,<text:span text:style-name="T38"> </text:span>κενὰ λιπόντες τρία τετράγωνα ἃ <text:span text:style-name="T38">Ἅ</text:span>ρειος τε καί Ῥοών καί Ἑρμιόνη<text:span text:style-name="T4"> </text:span>ἐπεῖχον.</text:p>
          </table:table-cell>
          <table:table-cell table:style-name="Table1.A1" office:value-type="string">
            <text:p text:style-name="P62">The chessmen seemed to have been listening, because at these words a knight, a bishop, and a castle turned their backs on the white pieces and walked off the board, leaving three empty squares that Harry, Ron, and Hermione took.</text:p>
          </table:table-cell>
        </table:table-row>
        <table:table-row>
          <table:table-cell table:style-name="Table1.A1" office:value-type="string">
            <text:p text:style-name="P63">Οἱ λευκοί τοι πρότερον ἀεὶ παίζουσιν, ἦ δ’ ὃς ὁ Ῥοών ἀτενίζων<text:span text:style-name="T4"> </text:span>κατὰ τὸ πεττευτήριον.</text:p>
          </table:table-cell>
          <table:table-cell table:style-name="Table1.A1" office:value-type="string">
            <text:p text:style-name="P63">"White always plays first in chess," said Ron, peering across the board.</text:p>
          </table:table-cell>
        </table:table-row>
        <table:table-row>
          <table:table-cell table:style-name="Table1.A1" office:value-type="string">
            <text:p text:style-name="P64">Ἰδού.</text:p>
          </table:table-cell>
          <table:table-cell table:style-name="Table1.A1" office:value-type="string">
            <text:p text:style-name="P64">"Yes... look..."</text:p>
          </table:table-cell>
        </table:table-row>
        <table:table-row>
          <table:table-cell table:style-name="Table1.A1" office:value-type="string">
            <text:p text:style-name="P64">στρατιώτης γὰρ λευκὸς δύο διὰ τετράγωνα προύκεχωρήκει.</text:p>
          </table:table-cell>
          <table:table-cell table:style-name="Table1.A1" office:value-type="string">
            <text:p text:style-name="P64">A white pawn had moved forward two squares.</text:p>
          </table:table-cell>
        </table:table-row>
        <table:table-row>
          <table:table-cell table:style-name="Table1.A1" office:value-type="string">
            <text:p text:style-name="P64">ὁ δέ Ῥοών ἐκράτει τῶν μελάνων πεττῶν.</text:p>
          </table:table-cell>
          <table:table-cell table:style-name="Table1.A1" office:value-type="string">
            <text:p text:style-name="P64">Ron started to direct the black pieces.</text:p>
          </table:table-cell>
        </table:table-row>
        <table:table-row>
          <table:table-cell table:style-name="Table1.A1" office:value-type="string">
            <text:p text:style-name="P64">ο<text:span text:style-name="T39">ἱ</text:span> δ’ ἐκινοῦντο σιωπῇ<text:span text:style-name="T4"> </text:span>ὅποι πέμποι.</text:p>
          </table:table-cell>
          <table:table-cell table:style-name="Table1.A1" office:value-type="string">
            <text:p text:style-name="P64">They moved silently wherever he sent them.</text:p>
          </table:table-cell>
        </table:table-row>
        <table:table-row>
          <table:table-cell table:style-name="Table1.A1" office:value-type="string">
            <text:p text:style-name="P64">ὁ δ’<text:span text:style-name="T39"> Ἅ</text:span>ρειος τρέμων τὰ γόνατα ἐσκοπεῖτο πρὸς ἑαυτὸν<text:span text:style-name="T39"> </text:span>ο<text:span text:style-name="T39">ὐ</text:span>κ εἰδὼς τί ποιῶσιν ἡττωθέντες.</text:p>
          </table:table-cell>
          <table:table-cell table:style-name="Table1.A1" office:value-type="string">
            <text:p text:style-name="P64">Harry's knees were trembling.<text:span text:style-name="T39"> What if they lost?</text:span></text:p>
          </table:table-cell>
        </table:table-row>
        <table:table-row>
          <table:table-cell table:style-name="Table1.A1" office:value-type="string">
            <text:p text:style-name="P64">Ὦ <text:span text:style-name="T39">Ἅ</text:span>ρειε, πορεύθητι δόχμιον πρὸς δεξιὰν τέτταρα τετράγωνα.</text:p>
          </table:table-cell>
          <table:table-cell table:style-name="Table1.A1" office:value-type="string">
            <text:p text:style-name="P64">"Harry -- move diagonally four squares to the right."</text:p>
          </table:table-cell>
        </table:table-row>
        <table:table-row>
          <table:table-cell table:style-name="Table1.A1" office:value-type="string">
            <text:p text:style-name="P68">κα<text:span text:style-name="T41">ὶ</text:span> πρῶτον ἐξεπλάγησαν τοῦ ἑτέρου ἵππου ἁλόντος.</text:p>
          </table:table-cell>
          <table:table-cell table:style-name="Table1.A1" office:value-type="string">
            <text:p text:style-name="P68">Their first real shock came when their other knight was taken.</text:p>
          </table:table-cell>
        </table:table-row>
        <table:table-row>
          <table:table-cell table:style-name="Table1.A1" office:value-type="string">
            <text:p text:style-name="P68">ἡ γὰρ<text:span text:style-name="T4"> </text:span>λευκὴ βασίλισσα αὐτὸν πρὸς τοῦδαφος ῥάξασα εἵλκυσεν ἀπὸ τοῦ<text:span text:style-name="T4"> </text:span>πεττευτηρίου. κα<text:span text:style-name="T41">ὶ</text:span> πρανὴς ἔκειτο αὐτοῦ ὁ ἵππος ἀκίνητος.</text:p>
          </table:table-cell>
          <table:table-cell table:style-name="Table1.A1" office:value-type="string">
            <text:p text:style-name="P68">The white queen smashed him to the floor and dragged him off the board, where he lay quite still, facedown.</text:p>
          </table:table-cell>
        </table:table-row>
        <table:table-row>
          <table:table-cell table:style-name="Table1.A1" office:value-type="string">
            <text:p text:style-name="P68">ὁ δέ Ῥοών τρέμων τι Ἀλλ’ ε”δει τοῦτο γενέσθαι, ἔφη, ὅπως ἐξείη<text:span text:style-name="T4"> </text:span>σοί ἑλεῖν ἐκεῖνον τὸν ἀξιωματικόν, ὧ Ἑρμιόνη. ἄγε δή.</text:p>
          </table:table-cell>
          <table:table-cell table:style-name="Table1.A1" office:value-type="string">
            <text:p text:style-name="P68">"Had to let that happen," said Ron, looking shaken. "Leaves you free to take that bishop, Hermione, go on."</text:p>
          </table:table-cell>
        </table:table-row>
        <table:table-row>
          <table:table-cell table:style-name="Table1.A1" office:value-type="string">
            <text:p text:style-name="P68">καὶ ὄποτε τῶν μελάνων ἐκείνων πεττῶν ἑάλω τις, οἱ λευκοὶ<text:span text:style-name="T4"> </text:span>ἑκάστοτε ὠμοτάτους ἑαυτοὺς παρεῖχον.</text:p>
          </table:table-cell>
          <table:table-cell table:style-name="Table1.A1" office:value-type="string">
            <text:p text:style-name="P68">Every time one of their men was lost, the white pieces showed no mercy.</text:p>
          </table:table-cell>
        </table:table-row>
        <table:table-row>
          <table:table-cell table:style-name="Table1.A1" office:value-type="string">
            <text:p text:style-name="P69">καὶ ο<text:span text:style-name="T42">ὐ</text:span> διὰ πολλοῦ ξύλ·<text:span text:style-name="T4"> </text:span>λογος ἦν πεττῶν ἀψύχων παρὰ τὸν τοῖχον πεπτωκότων.</text:p>
          </table:table-cell>
          <table:table-cell table:style-name="Table1.A1" office:value-type="string">
            <text:p text:style-name="P69">Soon there was a huddle of limp black players slumped along the wall.</text:p>
          </table:table-cell>
        </table:table-row>
        <table:table-row>
          <table:table-cell table:style-name="Table1.A1" office:value-type="string">
            <text:p text:style-name="P69">καὶ δὶς ὁ<text:span text:style-name="T4"> </text:span><text:span text:style-name="T42">Ἅ</text:span>ρειος καὶ ἡ Ἑρμιόνη μόνον <text:span text:style-name="T40">ο</text:span><text:span text:style-name="T42">ὐ</text:span><text:span text:style-name="T40">κ</text:span> <text:span text:style-name="T42">ἔ</text:span>λαθον τὸν Ῥοῶνα ἐπικινδύνως ἔχοντες.</text:p>
          </table:table-cell>
          <table:table-cell table:style-name="Table1.A1" office:value-type="string">
            <text:p text:style-name="P69">Twice, Ron only just noticed in time that Harry and Hermione were in danger.</text:p>
          </table:table-cell>
        </table:table-row>
        <text:soft-page-break/>
        <table:table-row>
          <table:table-cell table:style-name="Table1.A1" office:value-type="string">
            <text:p text:style-name="P69">ὁ δ’ ἐξῇττε κατὰ τὸ πεττευτήριον ὀλίγου δέων τόσους<text:span text:style-name="T4"> </text:span>ἑλεῖν πεττοὺς λευκοὺς ὅσοι ἤδη μέλανες ἑάλωσαν.</text:p>
          </table:table-cell>
          <table:table-cell table:style-name="Table1.A1" office:value-type="string">
            <text:p text:style-name="P69">He himself darted around the board, taking almost as many white pieces as they had lost black ones.</text:p>
          </table:table-cell>
        </table:table-row>
        <table:table-row>
          <table:table-cell table:style-name="Table1.A1" office:value-type="string">
            <text:p text:style-name="P69">καὶ ἄφνω ’Όσον οῦ νενικήκαμεν, ἔφη. λογιστέον δέ<text:span text:style-name="T4"> </text:span>ἡ δέ λευκὴ βασίλισσα ἀπέβλεπε πρὸς αὐτὸν τὴν ὄψιν κενὴν περιάγουσα.</text:p>
          </table:table-cell>
          <table:table-cell table:style-name="Table1.A1" office:value-type="string">
            <text:p text:style-name="P69">"We're nearly there," he muttered suddenly. "Let me think let me think..." The white queen turned her blank face toward him.</text:p>
          </table:table-cell>
        </table:table-row>
        <table:table-row>
          <table:table-cell table:style-name="Table1.A1" office:value-type="string">
            <text:p text:style-name="P69">καὶ ἠρέμα Ναί, ἔφη. μία δὴ λείπεται ὁδός. δέομαι γὰρ αὐτὸς<text:span text:style-name="T4"> </text:span>ἁλῶναι.</text:p>
          </table:table-cell>
          <table:table-cell table:style-name="Table1.A1" office:value-type="string">
            <text:p text:style-name="P69">"Yes..." said Ron softly, "It's the only way... I've got to be taken."</text:p>
          </table:table-cell>
        </table:table-row>
        <table:table-row>
          <table:table-cell table:style-name="Table1.A1" office:value-type="string">
            <text:p text:style-name="P69"><text:span text:style-name="T40">Ο</text:span><text:span text:style-name="T42">ὐ</text:span><text:span text:style-name="T40">χί</text:span> <text:span text:style-name="T42">ἔ</text:span>φασαν ὁ <text:span text:style-name="T42">Ἅ</text:span>ρειος καί ἡ Ἑρμιόνη μεγάλῃ τῇ φωνῇ βοῶντες.</text:p>
          </table:table-cell>
          <table:table-cell table:style-name="Table1.A1" office:value-type="string">
            <text:p text:style-name="P69">NO!! Harry and Hermione shouted.</text:p>
          </table:table-cell>
        </table:table-row>
        <table:table-row>
          <table:table-cell table:style-name="Table1.A1" office:value-type="string">
            <text:p text:style-name="P70">ἀλλ’ ὁ Ῥοὼν ἀνιώμενος Τοιαύτη γάρ, ἔφη, τυγχάνει οὖσα ἡ πεττεία.</text:p>
          </table:table-cell>
          <table:table-cell table:style-name="Table1.A1" office:value-type="string">
            <text:p text:style-name="P70">"That's chess!" snapped Ron.</text:p>
          </table:table-cell>
        </table:table-row>
        <table:table-row>
          <table:table-cell table:style-name="Table1.A1" office:value-type="string">
            <text:p text:style-name="P70">ἀνάγκη ἔνια προίεσθαι. ἢν μίαν προχωρῶ βάσιν, ἥδε ἡ<text:span text:style-name="T4"> </text:span>βασίλισσα αἱρήσει με· καί εἶτα σοί, ὦ “Αρειε, <text:span text:style-name="T43">ἔ</text:span>ξεσται τὸν βασιλέα ἀναστρέψαι.</text:p>
          </table:table-cell>
          <table:table-cell table:style-name="Table1.A1" office:value-type="string">
            <text:p text:style-name="P70">"You've got to make some sacrifices! I take one step forward and she'll take me -- that leaves you free to checkmate the king, Harry!"</text:p>
          </table:table-cell>
        </table:table-row>
        <table:table-row>
          <table:table-cell table:style-name="Table1.A1" office:value-type="string">
            <text:p text:style-name="P70"><text:span text:style-name="T4"><text:s/></text:span>Ἀλλά -<text:span text:style-name="T4"> </text:span></text:p>
          </table:table-cell>
          <table:table-cell table:style-name="Table1.A1" office:value-type="string">
            <text:p text:style-name="P70">"But --"</text:p>
          </table:table-cell>
        </table:table-row>
        <table:table-row>
          <table:table-cell table:style-name="Table1.A1" office:value-type="string">
            <text:p text:style-name="P70">Πότερον βούλεσθε παῦσαι τὸν Σίναπυν ἢ μή;</text:p>
          </table:table-cell>
          <table:table-cell table:style-name="Table1.A1" office:value-type="string">
            <text:p text:style-name="P70">"Do you want to stop Snape or not?"</text:p>
          </table:table-cell>
        </table:table-row>
        <table:table-row>
          <table:table-cell table:style-name="Table1.A1" office:value-type="string">
            <text:p text:style-name="P70"><text:span text:style-name="T43">Ὦ</text:span><text:span text:style-name="T40"> </text:span>Ῥοών -</text:p>
          </table:table-cell>
          <table:table-cell table:style-name="Table1.A1" office:value-type="string">
            <text:p text:style-name="P70">"Ron --"</text:p>
          </table:table-cell>
        </table:table-row>
        <table:table-row>
          <table:table-cell table:style-name="Table1.A1" office:value-type="string">
            <text:p text:style-name="P70">Ἄγε δή· ἦν μὴ σπεύσητε, οὗτος τὴν λίθον ἥδη ἕξει.<text:span text:style-name="T4"> </text:span></text:p>
          </table:table-cell>
          <table:table-cell table:style-name="Table1.A1" office:value-type="string">
            <text:p text:style-name="P70">"Look, if you don't hurry up, he'll already have the Stone!"</text:p>
          </table:table-cell>
        </table:table-row>
        <table:table-row>
          <table:table-cell table:style-name="Table1.A1" office:value-type="string">
            <text:p text:style-name="P70">ἀλλὰ γὰρ μία δὴ ἐλείπετο ὁδός.</text:p>
          </table:table-cell>
          <table:table-cell table:style-name="Table1.A1" office:value-type="string">
            <text:p text:style-name="P70">There was no alternative.</text:p>
          </table:table-cell>
        </table:table-row>
        <table:table-row>
          <table:table-cell table:style-name="Table1.A1" office:value-type="string">
            <text:p text:style-name="P70">καὶ ὁ Ῥοὼν ὕπωχρος μὲν ὤν τὸ πρόσωπον, αὖθαδὴς δ <text:span text:style-name="T43">Ἄ</text:span>γε νυν,<text:span text:style-name="T4"> </text:span>ἔφη.</text:p>
          </table:table-cell>
          <table:table-cell table:style-name="Table1.A1" office:value-type="string">
            <text:p text:style-name="P70">"Ready?" Ron called, his face pale but determined.</text:p>
          </table:table-cell>
        </table:table-row>
        <table:table-row>
          <table:table-cell table:style-name="Table1.A1" office:value-type="string">
            <text:p text:style-name="P70">ἰδοῦ πορεύομαι. ὑμῖν δέ οῦ περιμενετέον νενικήκοσιν.<text:span text:style-name="T4"> </text:span></text:p>
          </table:table-cell>
          <table:table-cell table:style-name="Table1.A1" office:value-type="string">
            <text:p text:style-name="P70">"Here I go - now, don't hang around once you've won."</text:p>
          </table:table-cell>
        </table:table-row>
        <table:table-row>
          <table:table-cell table:style-name="Table1.A1" office:value-type="string">
            <text:p text:style-name="P70">προχωρήσαντι δ’ αὐτῷ σσ λευκὴ βασίλισσα προσέβαλεν.</text:p>
          </table:table-cell>
          <table:table-cell table:style-name="Table1.A1" office:value-type="string">
            <text:p text:style-name="P70">He stepped forward, and the white queen pounced. </text:p>
          </table:table-cell>
        </table:table-row>
        <table:table-row>
          <table:table-cell table:style-name="Table1.A1" office:value-type="string">
            <text:p text:style-name="P70">ὁ δέ τὴν κεφαλὴν τῇ δεξιᾷ αὐτῆς λιθίνῃ πεπληγμένος πρὸς τοῦδαφος ἔπεσε,<text:span text:style-name="T4"> </text:span>καί ἐκποδὼν εἱλκύσθη λιποψυχήσας ὡς ἐδόκει. κα<text:span text:style-name="T43">ὶ</text:span> ἐν τούτῳ ἡ Ἑρμιόνη ὁτοτύζουσα ἐν τῷ τετραγώνῳ ἐπεῖχεν ὅμως.</text:p>
          </table:table-cell>
          <table:table-cell table:style-name="Table1.A1" office:value-type="string">
            <text:p text:style-name="P70">She struck Ron hard across the head with her stone arm, and he crashed to the floor - Hermione screamed but stayed on her square - the white queen dragged Ron to one side. He looked as if he'd been knocked out.</text:p>
          </table:table-cell>
        </table:table-row>
        <table:table-row>
          <table:table-cell table:style-name="Table1.A1" office:value-type="string">
            <text:p text:style-name="P70">ὁ δ’ <text:span text:style-name="T43">Ἅ</text:span>ρειος τρέμων ε”τι πρὸς ἀριστερὰν τρία τετράγωνα ἐκινήθη.</text:p>
          </table:table-cell>
          <table:table-cell table:style-name="Table1.A1" office:value-type="string">
            <text:p text:style-name="P70">Shaking, Harry moved three spaces to the left.</text:p>
          </table:table-cell>
        </table:table-row>
        <table:table-row>
          <table:table-cell table:style-name="Table1.A1" office:value-type="string">
            <text:p text:style-name="P70">καὶ ὁ λευκὸς βασιλεὺς περιειλάμενος τὸ διάδημα πρὸ τῶν Ἁρείου<text:span text:style-name="T4"> </text:span>ποδῶν ἔρριψεν.</text:p>
          </table:table-cell>
          <table:table-cell table:style-name="Table1.A1" office:value-type="string">
            <text:p text:style-name="P70">The white king took off his crown and threw it at Harry's feet.</text:p>
          </table:table-cell>
        </table:table-row>
        <table:table-row>
          <table:table-cell table:style-name="Table1.A1" office:value-type="string">
            <text:p text:style-name="P70">οἱ γὰρ μέλανες ἐνενικήκεσαν, καὶ οἱ πεττοὶ<text:span text:style-name="T4"> </text:span>προσκυνήσαντες ἀπέβησαν, τὴν εἰς τὸ πρόσθεν ὁδὸν ἀφύλακτον λιπόντες.</text:p>
          </table:table-cell>
          <table:table-cell table:style-name="Table1.A1" office:value-type="string">
            <text:p text:style-name="P70">They had won. The chessmen parted and bowed, leaving the door ahead clear.</text:p>
          </table:table-cell>
        </table:table-row>
        <table:table-row>
          <table:table-cell table:style-name="Table1.A1" office:value-type="string">
            <text:p text:style-name="P70">κα<text:span text:style-name="T43">ὶ</text:span> πανύστατον πρὸς τὸν Ῥοῶνα μετ’ ἀπορίας ἀποβλέψαντες, ὁ “Ἀρειος καί ἡ Ἑρμιόνη διὰ τῆς θύρας καί ἀνὰ τὴν πλησίον<text:span text:style-name="T4"> </text:span>δίοδον ἐφορμήθησαν.</text:p>
          </table:table-cell>
          <table:table-cell table:style-name="Table1.A1" office:value-type="string">
            <text:p text:style-name="P70">With one last desperate look back at Ron, Harry and Hermione charged through the door and up the next passageway.</text:p>
          </table:table-cell>
        </table:table-row>
        <table:table-row>
          <table:table-cell table:style-name="Table1.A1" office:value-type="string">
            <text:p text:style-name="P70">Τί μὴν ε<text:span text:style-name="T43">ἰ</text:span> τυγχάνει - ;</text:p>
          </table:table-cell>
          <table:table-cell table:style-name="Table1.A1" office:value-type="string">
            <text:p text:style-name="P70">"What if he's --?"</text:p>
          </table:table-cell>
        </table:table-row>
        <table:table-row>
          <table:table-cell table:style-name="Table1.A1" office:value-type="string">
            <text:p text:style-name="P70">ὁ δ’ <text:span text:style-name="T43">Ἅ</text:span>ρειος ὡς καὶ ἑαυτὸν πείσων Εὖ γὰρ ἕξει οὗτος, ἔφη.</text:p>
          </table:table-cell>
          <table:table-cell table:style-name="Table1.A1" office:value-type="string">
            <text:p text:style-name="P70">"He'll be all right," said Harry, trying to convince himself.</text:p>
          </table:table-cell>
        </table:table-row>
        <table:table-row>
          <table:table-cell table:style-name="Table1.A1" office:value-type="string">
            <text:p text:style-name="P70">ἀλλὰ<text:span text:style-name="T4"> </text:span>τί νῦν πάθωμεν ὡς εἷκάσαι;</text:p>
          </table:table-cell>
          <table:table-cell table:style-name="Table1.A1" office:value-type="string">
            <text:p text:style-name="P70">"What do you reckon's next?"</text:p>
          </table:table-cell>
        </table:table-row>
        <table:table-row>
          <table:table-cell table:style-name="Table1.A1" office:value-type="string">
            <text:p text:style-name="P71">Ἀλλὰ πεπόνθαμεν ἤδη τὸ τῆς Βλάστης - τὸ Πλουτῶνος Θήρα-<text:span text:style-name="T4"> </text:span>τρον λέγω. ὁ δὲ Φιλητικὸς <text:soft-page-break/>ἐμαγγάνευσε τὰς κλεῖδας δηλαδή, καὶτῆς Μαγονωγαλέας εἷς ζῶα μεταβαλούσης τοὺς πεττούς, λείπονται ἡ<text:span text:style-name="T4"> </text:span>τε Κιούρου γοητεία καὶ ἡ Σινάπεως.</text:p>
          </table:table-cell>
          <table:table-cell table:style-name="Table1.A1" office:value-type="string">
            <text:p text:style-name="P70">"We've had Sprout's, that was the Devil's Snare; Flitwick must've put charms on the keys; <text:soft-page-break/>McGonagall transfigured the chessmen to make them alive; that leaves Quirrell's spell, and Snape's."</text:p>
          </table:table-cell>
        </table:table-row>
        <table:table-row>
          <table:table-cell table:style-name="Table1.A1" office:value-type="string">
            <text:p text:style-name="P71">καὶ πρὸς ἄλλην θύραν ἀφίκοντο, ὁ δ”Ἀρειος ἠρέμα <text:span text:style-name="T44">Ἔ</text:span>γνωκας<text:span text:style-name="T49">;</text:span> ἔφη.</text:p>
          </table:table-cell>
          <table:table-cell table:style-name="Table1.A1" office:value-type="string">
            <text:p text:style-name="P71">They had reached another door. "All right?" Harry whispered.</text:p>
          </table:table-cell>
        </table:table-row>
        <table:table-row>
          <table:table-cell table:style-name="Table1.A1" office:value-type="string">
            <text:p text:style-name="P71">’Έγνων. ἀλλὰ προχώρησον.</text:p>
          </table:table-cell>
          <table:table-cell table:style-name="Table1.A1" office:value-type="string">
            <text:p text:style-name="P71">"Go on."</text:p>
          </table:table-cell>
        </table:table-row>
        <table:table-row>
          <table:table-cell table:style-name="Table1.A1" office:value-type="string">
            <text:p text:style-name="P72">κα<text:span text:style-name="T45">ὶ</text:span> τοῦ Ἁρείου ἀνοίξαντος αὐτήν, δυσοσμίας αἰσθόμενοι σφοδρᾶς τοὺς τρίβωνας ἀνείλκυσαν ἀμφότεροι τὰς ῥῖνας καλύψοντες.</text:p>
          </table:table-cell>
          <table:table-cell table:style-name="Table1.A1" office:value-type="string">
            <text:p text:style-name="P72">Harry pushed it open. A disgusting smell filled their nostrils, making both of them pull their robes up over their noses.</text:p>
          </table:table-cell>
        </table:table-row>
        <table:table-row>
          <table:table-cell table:style-name="Table1.A1" office:value-type="string">
            <text:p text:style-name="P72">κα<text:span text:style-name="T45">ὶ</text:span> διὰ τὴν ὀσμὴν δακρύοντες εἶδον ἔμπροσθεν ὕπτιον χαμαὶ κείμενον Τρωγλοδύτην τινὰ καὶ μείζονα τοῦ πάρος ἡττωθέντος. ἐλιποψύχησεν ἄρα καὶ οἴδημα ἐπὶ τῇ κεφαλῇ παρεῖχεν αἱματηρόν.</text:p>
          </table:table-cell>
          <table:table-cell table:style-name="Table1.A1" office:value-type="string">
            <text:p text:style-name="P72">Eyes watering, they saw, flat on the floor in front of them, a troll even larger than the one they had tackled, out cold with a bloody lump on its head.</text:p>
          </table:table-cell>
        </table:table-row>
        <table:table-row>
          <table:table-cell table:style-name="Table1.A1" office:value-type="string">
            <text:p text:style-name="P72">“Ηδομαι γὰρ πολὺ οὐ δέον ἀγωνίζεσθαι τούτῳ, εἶπεν ὁ <text:span text:style-name="T45">Ἅ</text:span>ρειος<text:span text:style-name="T4"> </text:span>μεταξὺ ἓν ὑπερβαίνων τῶν σκελῶν παμμεγάλων.</text:p>
          </table:table-cell>
          <table:table-cell table:style-name="Table1.A1" office:value-type="string">
            <text:p text:style-name="P72">"I'm glad we didn't have to fight that one," Harry whispered as they stepped carefully over one of its massive legs.</text:p>
          </table:table-cell>
        </table:table-row>
        <table:table-row>
          <table:table-cell table:style-name="Table1.A1" office:value-type="string">
            <text:p text:style-name="P72">ἀλλ’ ἐπείγου·<text:span text:style-name="T4"> </text:span>πνίγομαι γάρ.</text:p>
          </table:table-cell>
          <table:table-cell table:style-name="Table1.A1" office:value-type="string">
            <text:p text:style-name="P72">"Come on, I can't breathe."</text:p>
          </table:table-cell>
        </table:table-row>
        <table:table-row>
          <table:table-cell table:style-name="Table1.A1" office:value-type="string">
            <text:p text:style-name="P72">καὶ τὴν ἐφεξῆς ἀνέῳξε θύραν. καὶ οὐδέτερος μὲν ἤθελεν ὅ τι<text:span text:style-name="T4"> </text:span>ἐνείη ἀθρῆσαι, εἶδον δ’ ἄρα οὐδὲν τοῦ φοβεροῦ μετέχον, τράπεζαν<text:span text:style-name="T4"> </text:span>μὲν οὖν φιάλας παρέχουσαν ἑπτὰ παντοδαπὰς κατὰ στοῖχον τεταγμένας.</text:p>
          </table:table-cell>
          <table:table-cell table:style-name="Table1.A1" office:value-type="string">
            <text:p text:style-name="P72">He pulled open the next door, both of them hardly daring to look at what came next - but there was nothing very frightening in here, just a table with seven differently shaped bottles standing on it in a line.</text:p>
          </table:table-cell>
        </table:table-row>
        <table:table-row>
          <table:table-cell table:style-name="Table1.A1" office:value-type="string">
            <text:p text:style-name="P73">Τὸ τοῦ Σινάπεως, ἦ δ’ ὃς ὁ <text:span text:style-name="T46">Ἅ</text:span>ρειος. τί δραστέον;</text:p>
            <text:p text:style-name="P73">ἀλλ’ ἐπειδὴ τάχιστα εἰσῆλθον, πῦρ ἐγένετο ὄπισθεν αὐτῶν ἐν<text:span text:style-name="T4"> </text:span>αὐτῇ τῇ εἰσόδῳ.</text:p>
          </table:table-cell>
          <table:table-cell table:style-name="Table1.A1" office:value-type="string">
            <text:p text:style-name="P72">"Snape's," said Harry. "What do we have to do?"</text:p>
            <text:p text:style-name="P72">They stepped over the threshold, and immediately a fire sprang up behind them in the doorway.</text:p>
          </table:table-cell>
        </table:table-row>
        <table:table-row>
          <table:table-cell table:style-name="Table1.A1" office:value-type="string">
            <text:p text:style-name="P73">καί οὐκ ἦν τῶν ἐπιτυχόντων πυρῶν, πορφυροῦν ὅν.<text:span text:style-name="T4"> </text:span>καί ἅμα φλόγες μέλαιναι ἐγένοντο ἐν τῇ ἔμπροσθεν ἐξόδῳ. </text:p>
          </table:table-cell>
          <table:table-cell table:style-name="Table1.A1" office:value-type="string">
            <text:p text:style-name="P73">It wasn't ordinary fire either; it was purple. At the same instant, black flames shot up in the doorway leading onward.</text:p>
          </table:table-cell>
        </table:table-row>
        <table:table-row>
          <table:table-cell table:style-name="Table1.A1" office:value-type="string">
            <text:p text:style-name="P73">ἐλοχίσθησαν γάρ.</text:p>
          </table:table-cell>
          <table:table-cell table:style-name="Table1.A1" office:value-type="string">
            <text:p text:style-name="P73">They were trapped.</text:p>
          </table:table-cell>
        </table:table-row>
        <table:table-row>
          <table:table-cell table:style-name="Table1.A1" office:value-type="string">
            <text:p text:style-name="P73">Ἰδού.<text:span text:style-name="T40"> </text:span><text:span text:style-name="T46">ἡ</text:span><text:span text:style-name="T40"> </text:span>γὰρ Ἑρμιόνη βύβλον ἔλαβε πρὸς ταῖς φιάλαις κειμένην.</text:p>
          </table:table-cell>
          <table:table-cell table:style-name="Table1.A1" office:value-type="string">
            <text:p text:style-name="P73">"Look!" Hermione seized a roll of paper lying next to the bottles.</text:p>
          </table:table-cell>
        </table:table-row>
        <table:table-row>
          <table:table-cell table:style-name="Table1.A1" office:value-type="string">
            <text:p text:style-name="P74">καὶ <text:span text:style-name="T46">Ἅ</text:span>ρειος ὑπερ τὸν ἐκείνης ὦμον προκύψας τοιάδε ἀνέγνω· πρόσθεν μὲν εὑρεῖν <text:span text:style-name="T46">ἔ</text:span>στι κίνδυνον πολύν<text:span text:style-name="T4"> </text:span>ἢ τάσφαλῆ γ’ ὄπισθεν ἢν εὐδαιμονῇς. δυοῖν γὰρ ἡμῶν προσφόροις κυρεῖν πάρα,<text:span text:style-name="T4"> </text:span>βοηδρομήσομεν γὰρ ἢν θέλῃς ποτέ. τῶν δ’ ἑπτὰ τὴν μὲν ἦν τύχῃς αἱρούμενος<text:span text:style-name="T4"> </text:span>πόρρω προσελθεῖν ἔστιν· ὃς δ’ ἄλλην λάβοι,<text:span text:style-name="T4"> </text:span>αὕτη γε τὸν πιόντ’ ἐκσώσεται πάλιν. δύο τῶν παρ’ ἡμῖν οἶνον ἀκαλήφης ἄπο<text:span text:style-name="T4"> </text:span>μόνον πορίζουσ’ ἀβλαβεστάτην πόσιν,<text:span text:style-name="T4"> </text:span>τρεῖς δ’ αὖ λάθρᾳ γέμοντας εὑρήσεις φόνου.<text:span text:style-name="T4"> </text:span>καὶ χρή σ’ ἑλέσθαι, μὴ μένειν ἀεὶ θέλων. ὅπως δ’ ἄρ’ ᾗ σοι ῥᾷον ἐκλογὴν ποιεῖν,<text:span text:style-name="T4"> </text:span>σημεῖα δώσω τετράκις σαφέστατα.<text:span text:style-name="T4"> </text:span></text:p>
            <text:p text:style-name="P74">οἴνου γὰρ εἰ βλέποις ποτ’ ἐξ ἀριστερᾶς,<text:span text:style-name="T4"> </text:span>τύχοις ἂν αι’ἐν φαρμάκου κεκρυμμένου.<text:span text:style-name="T4"> </text:span>φιαλῶν δέ <text:soft-page-break/>πρώτην ἐσχάτην τε σοί λέγω<text:span text:style-name="T4"> </text:span>τό τ’ εἶδος ἄλλας τὴν φύσιν τ’ εῖναι πολύ<text:span text:style-name="T4"> </text:span>ὅμως δ’ ἀχρήστους εἷ περᾶν πόρρω ποθεῖς.<text:span text:style-name="T4"> </text:span>πᾶσαι δέ μέγεθος ὡς ὁρᾷς διέσταμεν, οὐδ’ ἐστὶ νᾶνος οὔτε θανάσιμος γίγας.<text:span text:style-name="T4"> </text:span>ἐκ δεξιᾶς δέ κάξ ἀριστερᾶς λέγω<text:span text:style-name="T4"> </text:span>οὐδέν πιόντι διαφέρειν τὰς δευτέρας<text:span text:style-name="T4"> </text:span>δίδυμαι γάρ εἶσι κεῖ δοκοῦσι πρῶτον οὔ.</text:p>
          </table:table-cell>
          <table:table-cell table:style-name="Table1.A1" office:value-type="string">
            <text:p text:style-name="P74">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text:soft-page-break/>Are twins once you taste them, though different at first sight.</text:p>
          </table:table-cell>
        </table:table-row>
        <table:table-row>
          <table:table-cell table:style-name="Table1.A1" office:value-type="string">
            <text:p text:style-name="P74">ἡ δ ’Ἑρμιόνη ὡς πάνυ κουφισθεῖσα ἀνέπνευσέ τε μέγα καὶ ὑπεγέλα, ὃ<text:span text:style-name="T4"> </text:span>τῷ γ’ Ἁρείῳ θαυμάσιον ἔδοξεν οὐδαμῶς συνηδομένῳ αὐτῇ.</text:p>
          </table:table-cell>
          <table:table-cell table:style-name="Table1.A1" office:value-type="string">
            <text:p text:style-name="P74">Hermione let out a great sigh and Harry, amazed, saw that she was smiling, the very last thing he felt like doing.</text:p>
          </table:table-cell>
        </table:table-row>
        <table:table-row>
          <table:table-cell table:style-name="Table1.A1" office:value-type="string">
            <text:p text:style-name="P74">Βαβαί, ἔφη. τοῦτὸ γὰρ οὐ μέτεστι τῆς μαγικὴς τέχνης ἀλλὰ τῆς<text:span text:style-name="T4"> </text:span>λογικῆς, αἴνιγμα ὅν.</text:p>
          </table:table-cell>
          <table:table-cell table:style-name="Table1.A1" office:value-type="string">
            <text:p text:style-name="P74">"Brilliant," said Hermione. "This isn't magic -- it's logic -- a puzzle.</text:p>
          </table:table-cell>
        </table:table-row>
        <table:table-row>
          <table:table-cell table:style-name="Table1.A1" office:value-type="string">
            <text:p text:style-name="P74">ἀλλὰ πολλοὶ τῶν μάγων τῶν μεγίστων ὡς<text:span text:style-name="T4"> </text:span>ἄλογον ἀσκοῦντες τέχνην ἐνθάδε εἷς πάντα χρόνον κατακλῃθεῖεν ἄν.</text:p>
          </table:table-cell>
          <table:table-cell table:style-name="Table1.A1" office:value-type="string">
            <text:p text:style-name="P74">A lot of the greatest wizards haven't got an ounce of logic, they'd be stuck in here forever."</text:p>
          </table:table-cell>
        </table:table-row>
        <table:table-row>
          <table:table-cell table:style-name="Table1.A1" office:value-type="string">
            <text:p text:style-name="P74">Οὐκοῦν καὶ ἡμεῖς κατακλῃθήσομεθα<text:span text:style-name="T4">; </text:span>Οὐδαμῶς, εἶπεν ἡ Ἑρμιόνη.</text:p>
          </table:table-cell>
          <table:table-cell table:style-name="Table1.A1" office:value-type="string">
            <text:p text:style-name="P74">"But so will we, won't we?" "Of course not," said Hermione.</text:p>
          </table:table-cell>
        </table:table-row>
        <table:table-row>
          <table:table-cell table:style-name="Table1.A1" office:value-type="string">
            <text:p text:style-name="P74">πάντα γὰρ γέγραπται ὧν δεόμεθα ἐν<text:span text:style-name="T4"> </text:span>τῷδε τῷ χάρτῃ.</text:p>
          </table:table-cell>
          <table:table-cell table:style-name="Table1.A1" office:value-type="string">
            <text:p text:style-name="P74">"Everything we need is here on this paper.</text:p>
          </table:table-cell>
        </table:table-row>
        <table:table-row>
          <table:table-cell table:style-name="Table1.A1" office:value-type="string">
            <text:p text:style-name="P75">φιάλαι ἑπτά τρεῖς φάρμακον <text:span text:style-name="T4">ἔ</text:span>χουσι θανάσιμον, δύο<text:span text:style-name="T4"> </text:span>δ’ οἶνον, μία μὲν ἡγήσεται ἡμᾶς διὰ τοῦ μέλανος πυρός, μία δέ<text:span text:style-name="T4"> </text:span>πάλιν διὰ τοῦ πορφυροῦ.</text:p>
          </table:table-cell>
          <table:table-cell table:style-name="Table1.A1" office:value-type="string">
            <text:p text:style-name="P75">Seven bottles: three are poison; two are wine; one will get us safely through the black fire, and one will get us back through the purple."</text:p>
          </table:table-cell>
        </table:table-row>
        <table:table-row>
          <table:table-cell table:style-name="Table1.A1" office:value-type="string">
            <text:p text:style-name="P75">Ἀλλὰ πῶς μάθωμεν ὅ τι δεῖ πιεῖν;</text:p>
          </table:table-cell>
          <table:table-cell table:style-name="Table1.A1" office:value-type="string">
            <text:p text:style-name="P75">"But how do we know which to drink?"</text:p>
          </table:table-cell>
        </table:table-row>
        <table:table-row>
          <table:table-cell table:style-name="Table1.A1" office:value-type="string">
            <text:p text:style-name="P75">καὶ ἐκείνη Καρτέρησον εἰποῦσα τὸ χάρτιον πολλάκις ἀνέγνω.</text:p>
          </table:table-cell>
          <table:table-cell table:style-name="Table1.A1" office:value-type="string">
            <text:p text:style-name="P75">"Give me a minute." Hermione read the paper several times.</text:p>
          </table:table-cell>
        </table:table-row>
        <table:table-row>
          <table:table-cell table:style-name="Table1.A1" office:value-type="string">
            <text:p text:style-name="P75">ἔπειτα δ ’ ἄνω κάτω παρὰ τὴν τῶν φιαλῶν τάξιν ἐβάδισε τονθορύζουσα εἷς ἑαυτὴν καί πολλὰ δακτυλοδεικτοῦσα.</text:p>
          </table:table-cell>
          <table:table-cell table:style-name="Table1.A1" office:value-type="string">
            <text:p text:style-name="P75">Then she walked up and down the line of bottles, muttering to herself and pointing at them. </text:p>
          </table:table-cell>
        </table:table-row>
        <table:table-row>
          <table:table-cell table:style-name="Table1.A1" office:value-type="string">
            <text:p text:style-name="P75">καὶ τέλος μακαρίζουσα<text:span text:style-name="T4"> </text:span>ἑαυτὴν τοῦ πράγματος<text:span text:style-name="T4"> </text:span><text:span text:style-name="T47">Ἔ</text:span>γνων, ἔφη. ἡ γὰρ μικροτάτη φιάλη ἡγήσεται ἡμῖν διὰ τοῦ μέλανος πυρὸς πρὸς τὴν λίθον.</text:p>
          </table:table-cell>
          <table:table-cell table:style-name="Table1.A1" office:value-type="string">
            <text:p text:style-name="P75">At last, she clapped her hands. "Got it," she said. "The smallest bottle will get us through the black fire -- toward the Stone."</text:p>
          </table:table-cell>
        </table:table-row>
        <table:table-row>
          <table:table-cell table:style-name="Table1.A1" office:value-type="string">
            <text:p text:style-name="P75">ὁ δ’ ’Ἀρειος βλέψας πρὸς τὴν φιάλην μικροτάτην δὴ οὖσαν<text:span text:style-name="T4"> </text:span>Ἀμφοΐν δ’ οὐκ ἀρκέσει, ἔφη, αὕτη πιεῖν.</text:p>
          </table:table-cell>
          <table:table-cell table:style-name="Table1.A1" office:value-type="string">
            <text:p text:style-name="P75">Harry looked at the tiny bottle. "There's only enough there for one of us," he said. </text:p>
          </table:table-cell>
        </table:table-row>
        <table:table-row>
          <table:table-cell table:style-name="Table1.A1" office:value-type="string">
            <text:p text:style-name="P75">μία γὰρ μόνη πόσις ὑπάρχει.</text:p>
          </table:table-cell>
          <table:table-cell table:style-name="Table1.A1" office:value-type="string">
            <text:p text:style-name="P75">"That's hardly one swallow."</text:p>
          </table:table-cell>
        </table:table-row>
        <table:table-row>
          <table:table-cell table:style-name="Table1.A1" office:value-type="string">
            <text:p text:style-name="P75">καί ἀπέβλεπον <text:span text:style-name="T40">ε</text:span><text:span text:style-name="T47">ἰ</text:span><text:span text:style-name="T40">ς</text:span> ἀλλήλους.</text:p>
          </table:table-cell>
          <table:table-cell table:style-name="Table1.A1" office:value-type="string">
            <text:p text:style-name="P75">They looked at each other.</text:p>
          </table:table-cell>
        </table:table-row>
        <table:table-row>
          <table:table-cell table:style-name="Table1.A1" office:value-type="string">
            <text:p text:style-name="P75">Καὶ τίς ἡγήσεταί σοι πάλιν διὰ τῶν πορφυρῶν φλογῶν;</text:p>
          </table:table-cell>
          <table:table-cell table:style-name="Table1.A1" office:value-type="string">
            <text:p text:style-name="P75">"Which one will get you back through the purple flames?"</text:p>
          </table:table-cell>
        </table:table-row>
        <table:table-row>
          <table:table-cell table:style-name="Table1.A1" office:value-type="string">
            <text:p text:style-name="P75">ἡ δ’ Ἑρμιόνη ἔδειξε φιάλην γογγύλην ἐκ δεξιᾶς κειμένην.<text:span text:style-name="T4"> </text:span></text:p>
          </table:table-cell>
          <table:table-cell table:style-name="Table1.A1" office:value-type="string">
            <text:p text:style-name="P75">Hermione pointed at a rounded bottle at the right end of the line.</text:p>
          </table:table-cell>
        </table:table-row>
        <table:table-row>
          <table:table-cell table:style-name="Table1.A1" office:value-type="string">
            <text:p text:style-name="P75">Σύ γε πῖθι ταύτης, εἶπεν ὁ ’Άρειος ὑπολαμβάνουσαν δ’ αὐτὴν ἔφθασεν εἰπὼν ὅτι <text:span text:style-name="T47">Ἄ</text:span>κουσον μὲν <text:span text:style-name="T40">ο</text:span><text:span text:style-name="T47">ὖ</text:span><text:span text:style-name="T40">ν</text:span>. ἄπιθι καὶ εὑρέ τὸν Ῥοῶνα.</text:p>
          </table:table-cell>
          <table:table-cell table:style-name="Table1.A1" office:value-type="string">
            <text:p text:style-name="P75">"You drink that," said Harry. "No, listen. get back and get Ron.</text:p>
          </table:table-cell>
        </table:table-row>
        <table:table-row>
          <table:table-cell table:style-name="Table1.A1" office:value-type="string">
            <text:p text:style-name="P75">λαβέ σάρα ἀπὸ τῆς αὐλῆς τῆς τῶν κλειδῶν τῶν πετομένων.<text:span text:style-name="T4"> </text:span>οὕτω γὰρ ἐκ τῆς ἐπιρρακτῆς θύρας φεύξεσθε τὸν Οὖλότριχα λαθόντες. ἐλθέ εὐθὺ πρὸς τὸ γλαυκοκομεῖον, καί πέμψον τὴν<text:span text:style-name="T4"> </text:span><text:span text:style-name="T47">Ἡ</text:span>δυϊκτῖνα πρὸς Διμπλόδωρον.</text:p>
          </table:table-cell>
          <table:table-cell table:style-name="Table1.A1" office:value-type="string">
            <text:p text:style-name="P75">Grab brooms from the flying- key room, they'll get you out of the trapdoor and past Fluffy -- go straight to the owlery and send Hedwig to Dumbledore, we need him.</text:p>
          </table:table-cell>
        </table:table-row>
        <table:table-row>
          <table:table-cell table:style-name="Table1.A1" office:value-type="string">
            <text:p text:style-name="P75">δέομεθα γὰρ αὐτοῦ, τάχα ἂν<text:span text:style-name="T4"> </text:span>δυναίμην δι’ ὀλίγου <text:soft-page-break/>ἀμῦναι τὸν Σίναπυν καίπερ τῷ ὅντι ἀντίπαλος οὐκ ὤν.</text:p>
          </table:table-cell>
          <table:table-cell table:style-name="Table1.A1" office:value-type="string">
            <text:p text:style-name="P75">“I might be able to hold Snape off for a while, but <text:soft-page-break/>I'm no match for him, really."</text:p>
          </table:table-cell>
        </table:table-row>
        <table:table-row>
          <table:table-cell table:style-name="Table1.A1" office:value-type="string">
            <text:p text:style-name="P75"><text:span text:style-name="T4"><text:s/></text:span>Ἀλλ’ ὦ <text:span text:style-name="T47">Ἅρ</text:span>ειε, εἰ ὁ δεῖνα συνείη αὐτῷ, τί μήν;<text:span text:style-name="T4"> </text:span>Λοιπόν· ἆρ’ οὐκ ηὗτύχησα τὸ πρίν; <text:s/>- τὴν γὰρ οὐλὴν ἐδείκνυ -τάχ’ ἂν αὖθις εὐτυχοίην.</text:p>
          </table:table-cell>
          <table:table-cell table:style-name="Table1.A1" office:value-type="string">
            <text:p text:style-name="P75">"Well -- I was lucky once, wasn't I?" said Harry, pointing at his scar. "I might get lucky again."</text:p>
          </table:table-cell>
        </table:table-row>
        <table:table-row>
          <table:table-cell table:style-name="Table1.A1" office:value-type="string">
            <text:p text:style-name="P75">ἡ δ’ Ἑρμιόνη μονονουχὶ δακρύουσα ἐξ ἀπροσδοκήτου ὡρμήθη<text:span text:style-name="T4"> </text:span>ὑπαγκαλιοῦσ’ αὐτόν.</text:p>
          </table:table-cell>
          <table:table-cell table:style-name="Table1.A1" office:value-type="string">
            <text:p text:style-name="P75">Hermione's lip trembled, and she suddenly dashed at Harry and threw her arms around him.</text:p>
          </table:table-cell>
        </table:table-row>
        <table:table-row>
          <table:table-cell table:style-name="Table1.A1" office:value-type="string">
            <text:p text:style-name="P75">Τί ποιεῖς, Ἑρμιόνη;</text:p>
          </table:table-cell>
          <table:table-cell table:style-name="Table1.A1" office:value-type="string">
            <text:p text:style-name="P75">"Hermione!"</text:p>
          </table:table-cell>
        </table:table-row>
        <table:table-row>
          <table:table-cell table:style-name="Table1.A1" office:value-type="string">
            <text:p text:style-name="P75">Σὺ μέγας εἶ φαρμακεύς, “Αρειε, πιθοῦ μοι.</text:p>
          </table:table-cell>
          <table:table-cell table:style-name="Table1.A1" office:value-type="string">
            <text:p text:style-name="P75">"Harry -- you're a great wizard, you know."</text:p>
          </table:table-cell>
        </table:table-row>
        <table:table-row>
          <table:table-cell table:style-name="Table1.A1" office:value-type="string">
            <text:p text:style-name="P75">Ἀλλ’ οὐκ εὔτεχνος εἰμί τῷ αὐτῷ τρόπῳ καί σύ, εἶπεν ὁ <text:span text:style-name="T47">Ἅ</text:span>ρειος<text:span text:style-name="T4"> </text:span>πάνυ ἀπορῶν ἐν ᾧ ἐκείνη ἀφίετο αὐτόν.</text:p>
          </table:table-cell>
          <table:table-cell table:style-name="Table1.A1" office:value-type="string">
            <text:p text:style-name="P75">"I'm not as good as you," said Harry, very embarrassed, as she let go of him.</text:p>
          </table:table-cell>
        </table:table-row>
        <table:table-row>
          <table:table-cell table:style-name="Table1.A1" office:value-type="string">
            <text:p text:style-name="P75">Ἡ καὶ εὕτεχνον καλεῖς ἐμέ<text:span text:style-name="T47">;</text:span></text:p>
          </table:table-cell>
          <table:table-cell table:style-name="Table1.A1" office:value-type="string">
            <text:p text:style-name="P75">"Me!" said Hermione.</text:p>
          </table:table-cell>
        </table:table-row>
        <table:table-row>
          <table:table-cell table:style-name="Table1.A1" office:value-type="string">
            <text:p text:style-name="P75">αἰβοῖ τῶν βιβλίων. αι’βοῖ τῆς δεινότητος.</text:p>
          </table:table-cell>
          <table:table-cell table:style-name="Table1.A1" office:value-type="string">
            <text:p text:style-name="P75">"Books! And cleverness!</text:p>
          </table:table-cell>
        </table:table-row>
        <table:table-row>
          <table:table-cell table:style-name="Table1.A1" office:value-type="string">
            <text:p text:style-name="P75"><text:span text:style-name="T47">ἔ</text:span>στι γὰρ μείζονα τούτων οἶα ἡ φιλία καὶ ἡ ἀρετὴ καί- εὐλαβοῦ<text:span text:style-name="T4"> </text:span>δή, ὦ Ἅρειε.</text:p>
          </table:table-cell>
          <table:table-cell table:style-name="Table1.A1" office:value-type="string">
            <text:p text:style-name="P75">There are more important things -- friendship and bravery and -- oh Harry -- be careful!"</text:p>
          </table:table-cell>
        </table:table-row>
        <table:table-row>
          <table:table-cell table:style-name="Table1.A1" office:value-type="string">
            <text:p text:style-name="P76">Πῖθι σὺ πρῶτον, <text:span text:style-name="T48">ἔ</text:span>φη ὁ <text:span text:style-name="T48">Ἅ</text:span>ρειος. </text:p>
          </table:table-cell>
          <table:table-cell table:style-name="Table1.A1" office:value-type="string">
            <text:p text:style-name="P76">"You drink first," said Harry. "</text:p>
          </table:table-cell>
        </table:table-row>
        <table:table-row>
          <table:table-cell table:style-name="Table1.A1" office:value-type="string">
            <text:p text:style-name="P76">οἶσθα γὰρ ἀκριβῶς δήπου τὰ<text:span text:style-name="T4"> </text:span>τῶν φιαλῶν πάθη ἅττα <text:span text:style-name="T48">ἐ</text:span>στίν<text:span text:style-name="T4">;</text:span></text:p>
          </table:table-cell>
          <table:table-cell table:style-name="Table1.A1" office:value-type="string">
            <text:p text:style-name="P76">You are sure which is which, aren't you?"</text:p>
          </table:table-cell>
        </table:table-row>
        <table:table-row>
          <table:table-cell table:style-name="Table1.A1" office:value-type="string">
            <text:p text:style-name="P76">Ἀκριβέστατά γε. καὶ ἡ Ἑρμιόνη καταπίνουσα τὴν πόσιν τὴν τῆς<text:span text:style-name="T4"> </text:span>φιάλης γογγύλης ἔφριξέ τι.</text:p>
          </table:table-cell>
          <table:table-cell table:style-name="Table1.A1" office:value-type="string">
            <text:p text:style-name="P76">"Positive," said Hermione. She took a long drink from the round bottle at the end, and shuddered.</text:p>
          </table:table-cell>
        </table:table-row>
        <table:table-row>
          <table:table-cell table:style-name="Table1.A1" office:value-type="string">
            <text:p text:style-name="P76">Ἆρ’ οὐ τοῦ θανασίμου πέπωκας, ὁ γὰρ ’Άρειος ἐφοβεῖτο.</text:p>
          </table:table-cell>
          <table:table-cell table:style-name="Table1.A1" office:value-type="string">
            <text:p text:style-name="P76">"It's not poison?" said Harry anxiously.</text:p>
          </table:table-cell>
        </table:table-row>
        <table:table-row>
          <table:table-cell table:style-name="Table1.A1" office:value-type="string">
            <text:p text:style-name="P76">Οὐδαμῶς. ἀλλὰ ψυχρότατόν ἐστιν.</text:p>
          </table:table-cell>
          <table:table-cell table:style-name="Table1.A1" office:value-type="string">
            <text:p text:style-name="P76">"No -- but it's like ice."</text:p>
          </table:table-cell>
        </table:table-row>
        <table:table-row>
          <table:table-cell table:style-name="Table1.A1" office:value-type="string">
            <text:p text:style-name="P76">Εἶα. ἴθι πρὶν ἀπορρεῖν τὸ φάρμακον.</text:p>
          </table:table-cell>
          <table:table-cell table:style-name="Table1.A1" office:value-type="string">
            <text:p text:style-name="P76">"Quick, go, before it wears off."</text:p>
          </table:table-cell>
        </table:table-row>
        <table:table-row>
          <table:table-cell table:style-name="Table1.A1" office:value-type="string">
            <text:p text:style-name="P76">Τύχῃ ἀγαθῇ - εὐλαβοῦ -</text:p>
          </table:table-cell>
          <table:table-cell table:style-name="Table1.A1" office:value-type="string">
            <text:p text:style-name="P76">"Good luck -- take care."</text:p>
          </table:table-cell>
        </table:table-row>
        <table:table-row>
          <table:table-cell table:style-name="Table1.A1" office:value-type="string">
            <text:p text:style-name="P76">Ἴθι, ἦ δ’ ὂς ὁ ’Άρειος ἀναβοῶν.</text:p>
          </table:table-cell>
          <table:table-cell table:style-name="Table1.A1" office:value-type="string">
            <text:p text:style-name="P76">"GO!"</text:p>
          </table:table-cell>
        </table:table-row>
        <table:table-row>
          <table:table-cell table:style-name="Table1.A1" office:value-type="string">
            <text:p text:style-name="P76">ἐκείνη μὲν οὖν μεταστρεψαμένη διὰ τοῦ πορφυροῦ πυρὸς<text:span text:style-name="T4"> </text:span>ἐβάδισεν εὐθύ.</text:p>
          </table:table-cell>
          <table:table-cell table:style-name="Table1.A1" office:value-type="string">
            <text:p text:style-name="P76">Hermione turned and walked straight through the purple fire.</text:p>
          </table:table-cell>
        </table:table-row>
        <table:table-row>
          <table:table-cell table:style-name="Table1.A1" office:value-type="string">
            <text:p text:style-name="P76"><text:span text:style-name="T48">Ἅ</text:span>ρειος δ’ ἀναπνεύσας τι τὴν φιάλην ε”λαβε τὴν μικροτάτην.</text:p>
          </table:table-cell>
          <table:table-cell table:style-name="Table1.A1" office:value-type="string">
            <text:p text:style-name="P76">Harry took a deep breath and picked up the smallest bottle.</text:p>
          </table:table-cell>
        </table:table-row>
        <table:table-row>
          <table:table-cell table:style-name="Table1.A1" office:value-type="string">
            <text:p text:style-name="P65">τρεπόμενος δέ πρὸς τὰς μελαίνας φλόγας <text:span text:style-name="T48">Ἔ</text:span>ρχομαι, <text:span text:style-name="T48">ἔ</text:span>φη καὶ τὴν πόσιν κατέπινε.</text:p>
          </table:table-cell>
          <table:table-cell table:style-name="Table1.A1" office:value-type="string">
            <text:p text:style-name="P76">He turned to face the black flames. "Here I come," he said, and he drained the little bottle in one gulp.</text:p>
          </table:table-cell>
        </table:table-row>
        <table:table-row>
          <table:table-cell table:style-name="Table1.A1" office:value-type="string">
            <text:p text:style-name="P76">καὶ μὴν κρυστάλλου ὡς δοκεῖν εἰς τὸ σῶμα <text:span text:style-name="T40">ε</text:span><text:span text:style-name="T48">ἰ</text:span><text:span text:style-name="T40">σβάλλοντος</text:span>, τὴν<text:span text:style-name="T2"> </text:span>φιάλην μεθεὶς προύχώρησε.</text:p>
          </table:table-cell>
          <table:table-cell table:style-name="Table1.A1" office:value-type="string">
            <text:p text:style-name="P76">It was indeed as though ice was flooding his body.</text:p>
          </table:table-cell>
        </table:table-row>
        <table:table-row>
          <table:table-cell table:style-name="Table1.A1" office:value-type="string">
            <text:p text:style-name="P76">καὶ ξυστείλας ἑαυτὸν τὰς μελαίνας<text:span text:style-name="T2"> </text:span>φλόγας εἶδεν ἐκλαμπούσας, θερμότητος δ’ οὗδεμίας ᾔσθετο<text:span text:style-name="T2"> </text:span>αὐτῶν. καὶ πρῶτον μὲν οὐδὲν ἦν <text:span text:style-name="T48">ἰ</text:span>δεῖν ε<text:span text:style-name="T48">ἰ</text:span> μὴ τὸ μέλαν πῦρ, ἐν ἀκαρεῖ<text:span text:style-name="T1"> </text:span>δ’ ἀφίκετο ἑτέρωσε εἷς τὸν ὕστατον τῶν θαλάμων.<text:span text:style-name="T1"> </text:span></text:p>
          </table:table-cell>
          <table:table-cell table:style-name="Table1.A1" office:value-type="string">
            <text:p text:style-name="P76">He put the bottle down and walked forward; he braced himself, saw the black flames licking his body, but couldn't feel them -- for a moment he could see nothing but dark fire -- then he was on the other side, in the last chamber.</text:p>
          </table:table-cell>
        </table:table-row>
        <table:table-row>
          <table:table-cell table:style-name="Table1.A1" office:value-type="string">
            <text:p text:style-name="P76">καί μὴν ἄλλος τις ἤδη παρῆν. Σίναπύς γε μὲν δὴ οὐκ ἦν, οὐδ’ αὖ<text:span text:style-name="T2"> </text:span>Φολιδομορτός.</text:p>
          </table:table-cell>
          <table:table-cell table:style-name="Table1.A1" office:value-type="string">
            <text:p text:style-name="Table_20_Contents">There was already someone there -- but it wasn't Snape. It wasn't even Voldemort.</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16:56:55.016000000</meta:creation-date>
    <dc:title>Ancient Greek</dc:title>
    <meta:editing-duration>PT22H9M35S</meta:editing-duration>
    <meta:editing-cycles>21</meta:editing-cycles>
    <meta:generator>LibreOffice/7.6.0.3$Windows_X86_64 LibreOffice_project/69edd8b8ebc41d00b4de3915dc82f8f0fc3b6265</meta:generator>
    <dc:date>2023-10-03T15:03:30.503000000</dc:date>
    <meta:document-statistic meta:table-count="1" meta:image-count="0" meta:object-count="0" meta:page-count="23" meta:paragraph-count="888" meta:word-count="12904" meta:character-count="74564" meta:non-whitespace-character-count="62492"/>
    <meta:template xlink:type="simple" xlink:actuate="onRequest" xlink:title="Ancient Greek" xlink:href="../../../../../AppData/Roaming/LibreOffice/4/user/template/Ancient%20Greek.ott" meta:date="2023-09-29T16:56:54.377000000"/>
  </office:meta>
</office:document-meta>
</file>